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alatino" svg:font-family="Palatino, Georgia, Baskerville, serif"/>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style:text-properties fo:font-variant="normal" fo:text-transform="none" fo:color="#3b3b3b" loext:opacity="100%" style:font-name="Palatino" fo:letter-spacing="normal" fo:font-style="normal" fo:font-weight="normal"/>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666666" loext:opacity="100%" style:font-name="Palatino" fo:letter-spacing="normal" fo:font-style="normal" fo:font-weight="normal"/>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orphans="2" fo:widows="2" fo:text-indent="0cm" style:auto-text-indent="false"/>
    </style:style>
    <style:style style:name="P5" style:family="paragraph" style:parent-style-name="Text_20_body">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cm" style:contextual-spacing="false" fo:orphans="2" fo:widows="2" fo:text-indent="0cm" style:auto-text-indent="false"/>
    </style:style>
    <style:style style:name="T1" style:family="text">
      <style:text-properties fo:font-variant="normal" fo:text-transform="none" fo:color="#666666" loext:opacity="100%" style:font-name="Palatino" fo:letter-spacing="normal" fo:font-style="normal" fo:font-weight="normal"/>
    </style:style>
    <style:style style:name="T2" style:family="text">
      <style:text-properties fo:font-variant="normal" fo:text-transform="none" fo:color="#5f5f5f" loext:opacity="100%" style:font-name="Palatino" fo:letter-spacing="normal" fo:font-style="normal" fo:font-weight="normal"/>
    </style:style>
    <style:style style:name="T3" style:family="text">
      <style:text-properties fo:color="#5f5f5f" loext:opacity="100%"/>
    </style:style>
    <style:style style:name="T4" style:family="text">
      <style:text-properties fo:font-variant="normal" fo:text-transform="none" fo:color="#5f5f5f" loext:opacity="100%" style:font-name="Palatino" fo:letter-spacing="normal" fo:font-style="normal" fo:font-weight="normal" style:font-name-asian="Palatino" style:font-style-asian="normal" style:font-weight-asian="normal" style:font-name-complex="Palatino" style:font-style-complex="normal" style:font-weight-complex="normal"/>
    </style:style>
    <style:style style:name="T5" style:family="text">
      <style:text-properties fo:font-variant="normal" fo:text-transform="none" fo:color="#666666" loext:opacity="100%" style:font-name="Palatino" fo:letter-spacing="normal" fo:font-style="normal" fo:font-weight="normal" style:font-name-asian="Palatino" style:font-style-asian="normal" style:font-weight-asian="normal" style:font-name-complex="Palatino" style:font-style-complex="normal" style:font-weight-complex="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ule of St. Albert</text:h>
      <text:p text:style-name="P2">[Chapter 1]<text:line-break/>Albert, called by God’s favour to be patriarch of the church of Jerusalem, bids health in the Lord and the blessing of the Holy Spirit to his beloved sons in Christ, B. and the other hermits under obedience to him, who live near the spring on Mount Carmel.<text:line-break/>[Chapter 2]<text:line-break/>Many and varied are the ways in which our saintly forefathers laid down how everyone, whatever his station or the kind of religious observance he has chosen, should live a life of alegiance to Jesus Christ — how, pure in heart and stout in conscience, he must be unswerving in the service of his Master.<text:line-break/>[Chapter 3]<text:line-break/>It is to me, however, that you have come for a rule of life in keeping with your avowed purpose, a rule you may hold fast to henceforward; and therefore:<text:line-break/>[Chapter 4]<text:line-break/>The first thing I require is for you to have a prior, one of yourselves, who is to be chosen for the office by common consent, or that of the greater and maturer part of you; each of the others must promise him obedience — of which, once promised, he must try to make his deeds the true reflection — and also chastity and the renunciation of ownership.<text:line-break/>[Chapter 5]<text:line-break/>If the prior and brothers see fit, you may have foundations in solitary places, or where you are given a site that is suitable and convenient for the observance proper to your Order.<text:line-break/>[Chapter 6]<text:line-break/>Next, each one of you is to have a separate cell, situated as the lie of the land you propose to occupy may dictate, and allotted by disposition of the prior with the agreement of the other brothers, or the more mature among them.<text:line-break/>[Chapter 7]<text:line-break/>However, you are to eat whatever may have been given you in a common refectory, listening together meanwhile to a reading from Holy Scripture where that can be done without difficulty.<text:line-break/>[Chapter 8]<text:line-break/>None of the brothers is to occupy a cell other than that allotted to him or to exchange cells with another, without leave or whoever is prior at the time.<text:line-break/>[Chapter 9]<text:line-break/>The prior’s cell should stand near the entrance to your property, so that he may be the first to meet those who approach, and whatever has to be done in consequence may all be carried out as he may decide and order.<text:line-break/>[Chapter 10]<text:line-break/>Each one of you is to stay in his own cell or nearby, pondering the Lord’s law day and night and keeping watch at his prayers unless attending to some other duty.<text:line-break/>[Chapter 11]<text:line-break/><text:soft-page-break/>Those who know how to say the canonical hours with those in orders should do so, in the way those holy forefathers of ours laid down, and according to the Church’s approved custom. Those who do not know the hours must say twenty-five Our Fathers for the night office, except on Sundays and solemnities when that number is to be doubled so that the Our Father is said fifty times; the same prayer must be said seven times in the morining in place of Lauds, and seven times too for each of the other hours, except for Vespers when it must be said fifteen times.<text:line-break/>[Chapter 12]<text:line-break/>None of the brothers must lay claim to anything as his own, but you are to possess everything in common; and each is to receive from the prior — that is from the brother he appoints for the purpose — whatever befits his age and needs.<text:line-break/>[Chapter 13]<text:line-break/>You may have as many asses and mules as you need, however, and may keep a certain amount of livestock or poultry.<text:line-break/>[Chapter 14]<text:line-break/>An oratory should be built as conveniently as possible among the cells, where, if it can be done without difficulty, you are to gather each morning to hear Mass.<text:line-break/>[Chapter 15]<text:line-break/>On Sundays too, or other days if necessary, you should discuss matters of discipline and your spiritual welfare; and on this occasion the indiscretions and failings of the brothers, if any be found at fault, should be lovingly corrected.<text:line-break/>[Chapter 16]<text:line-break/>You are to fast every day, except Sundays, from the feast of the Exaltation of the Holy Cross until Easter Day, unless bodily sickness or feebleness, or some other good reason, demand a dispensation from the fast; for necessity overrides every law.<text:line-break/>[Chapter 17]<text:line-break/>You are to abstain from meat, except as a remedy for sickness or feebleness. But as, when you are on a journey, you more often than not have to beg your way; outside your own houses you may eat foodstuffs that have been cooked with meat, so as to avoid giving trouble to your hosts. At sea, however, meat may be eaten.<text:line-break/>[Chapter 18]<text:line-break/>Since man’s life on earth is a time of trial, and all who would live devotedly in Christ must undergo persecution, and the devil your foe is on the prowl like a roaring lion looking for prey to devour, you must use every care to clothe yourselves in God’s armour so that you may be ready to withstand the enemy’s ambush.<text:line-break/>[Chapter 19]<text:line-break/>Your loins are to be girt with chastity, your breast fortified by holy meditations, for, as Scripture has it, holy meditation will save you. Put on holiness as your breastplate, and it will enable you to love the Lord your God with all your heart and soul and strength, and your neighbour as yourself. Faith must be your shield on all occasions, and with it you will be able to quench all the flaming missiles of the wicked one: there can be no pleasing God without <text:soft-page-break/>faith; [and the victory lies in this — your faith]. On your head set the helmet of salvation, and so be sure of deliverance by our only Saviour, who sets his own free from their sins. The sword of the spirit, the word of God, must abound in your mouths and hearts. Let all you do have the Lord’s word for accompaniment.<text:line-break/>[Chapter 20]<text:line-break/>You must give yourselves to work of some kind, so that the devil may always find you busy; no idleness on your part must give him a chance to pierce the defences of your souls. In this respect you have both the teaching and the example of Saint Paul the Apostle, into whose mouth Christ put his own words. God made him preacher and teacher of faith and truth to the nations: with him as your leader you cannot go astray. We lived among you, he said, labouring and wary, toiling night and day so as not to be a burden to any of you; not because we had no power to do otherwise but so as to give you, in your own selves, an example you might imitate. For the charge we gave you when we were with you was this: that woever is not willing to work should not be allowed to eat either. For we have heard that there are certain restless idlers among you. We charge people of this kind, and implore them in the name of our Lord Jesus Christ, that they earn their own bread by silent toil. This is the way of holiness and goodness: see that you follow it.<text:line-break/>[Chapter 21]<text:line-break/>The Apostle would have us keep silence, for in silence he tells us to work. As the Prophet also makes known to us: Silence is the way to foster holiness. Elsewhere he says: Your strength will lie in silence and hope. For this reason I lay down that you are to keep silence from after Compline until after Prime the next day. At other times, although you need not keep silence so strictly, be careful not to indulge in a great deal of talk, for, as Scripture has it — and experience teaches us no less — sin will not be wanting where there is much talk, and he wo is careless in speech will come to harm; and elsewhere: The use of many words brings harm to the speaker’s soul. And our Lord says in the Gospel: Every rash word uttered will have to be accounted for on judgement day. Make a balance then, each of you, to weigh his words in; keep a tight rein on your mouths, lest you should stumble and fall in speech, and your fall be irreparable and prove mortal. Like the Prophet, watch your step lest your tongue give offence, and employ every care in keeping silent, which is the way to foster holiness.<text:line-break/>[Chapter 22]<text:line-break/>You, brother B., and whoever may succeed you as prior, must always keep in mind and put into practice what our Lord said in the Gospel: Whoever has a mind to become a leader among you must make himself servant to the rest, and whichever of you would be first must become your bondsman.<text:line-break/>[Chapter 23]<text:line-break/>You, other brothers too, hold your prior in humble reverence, your minds not on him but on Christ who has placed him over you, and who, to those who rule the Churches, addressed the words: Whoever pays you heed pays heed to me, and whoever treats you with dishonour dishonours me; if you remain so minded you will not be found guilty of contempt, but will merit life eternal as fit reward for your obedience.<text:line-break/><text:soft-page-break/>[Chapter 24]<text:line-break/>Here then are the few points I have written down to provide you with a standard of counduct to live up to; but our Lord, at his second coming will reward anyone who does more than he is obliged to do. See that the bounds of common sense are not exceeded, however, for common sense is the guide of the virtues.</text:p>
      <text:p text:style-name="P3"><text:span text:style-name="Strong_20_Emphasis"><text:span text:style-name="T1">Part I – The spirituality and the charism – (Liston to the –</text:span></text:span><text:a xlink:type="simple" xlink:href="http://ocarm.org/books/content/rule-carmel-audio" text:style-name="Internet_20_link" text:visited-style-name="Visited_20_Internet_20_Link"><text:span text:style-name="Strong_20_Emphasis"><text:span text:style-name="T2"> </text:span></text:span><text:span text:style-name="T2">Rule of Carmel – Audio</text:span></text:a><text:span text:style-name="T1">) – (This is another link to – </text:span><text:a xlink:type="simple" xlink:href="http://www.ocarm.pcn.net/eng/articles/rtoc-eng.htm" text:style-name="Internet_20_link" text:visited-style-name="Visited_20_Internet_20_Link"><text:span text:style-name="T2">Rule of the Third Order</text:span></text:a><text:span text:style-name="T1">)</text:span></text:p>
      <text:p text:style-name="P4"><text:span text:style-name="Strong_20_Emphasis"><text:span text:style-name="T1">The Vocation to Holiness</text:span></text:span></text:p>
      <text:p text:style-name="P5"><text:span text:style-name="Strong_20_Emphasis"><text:span text:style-name="T1">1. </text:span></text:span><text:span text:style-name="T1">God wanted to make known, the inner reality of the Trinity and this revelation was made by involving humanity in a dialogue woven of love and mercy.</text:span><text:a xlink:type="simple" xlink:href="http://www.ocarm.org/media/ebooks/rtoc_eng.htm#_edn4" office:name="_ednref4" text:style-name="Internet_20_link" text:visited-style-name="Visited_20_Internet_20_Link"><text:span text:style-name="T2">[4]</text:span></text:a><text:span text:style-name="T1"> God has made known to us his will for communion, calling men and women to share in his life. This plan is being fulfilled through the Holy Spirit in Christ who is the final and supreme Word of the Father</text:span><text:a xlink:type="simple" xlink:href="http://www.ocarm.org/media/ebooks/rtoc_eng.htm#_edn5" office:name="_ednref5" text:style-name="Internet_20_link" text:visited-style-name="Visited_20_Internet_20_Link"><text:span text:style-name="T2">[5]</text:span></text:a><text:span text:style-name="T1"> and beyond whom God has nothing more to reveal. In Jesus Christ, born of Mary, the invisible God speaks to all people as a friend and dwells amongst them to bring them into communion with God and with one another with a view to the unity of the human race in the kingdom.</text:span><text:a xlink:type="simple" xlink:href="http://www.ocarm.org/media/ebooks/rtoc_eng.htm#_edn6" office:name="_ednref6" text:style-name="Internet_20_link" text:visited-style-name="Visited_20_Internet_20_Link"><text:span text:style-name="T2">[6]</text:span></text:a><text:span text:style-name="T1"> Through the sacrament of Baptism, human beings are brought into divine life becoming, in the Holy Spirit, adopted children of the Father and brothers and sisters of Christ.</text:span><text:a xlink:type="simple" xlink:href="http://www.ocarm.org/media/ebooks/rtoc_eng.htm#_edn7" office:name="_ednref7" text:style-name="Internet_20_link" text:visited-style-name="Visited_20_Internet_20_Link"><text:span text:style-name="T2">[7]</text:span></text:a><text:span text:style-name="T1"> They are enabled to be a part of that great assembly of brothers and sisters that is the Church, the people of God, ‘sacrament – sign and instrument, that is, of communion with God and of the unity of the whole human race.’’</text:span><text:a xlink:type="simple" xlink:href="http://www.ocarm.org/media/ebooks/rtoc_eng.htm#_edn8" office:name="_ednref8" text:style-name="Internet_20_link" text:visited-style-name="Visited_20_Internet_20_Link"><text:span text:style-name="T2">[8]</text:span></text:a></text:p>
      <text:p text:style-name="P5"><text:span text:style-name="Strong_20_Emphasis"><text:span text:style-name="T1">2. </text:span></text:span><text:span text:style-name="T1">Therefore, all the faithful, of whatever state, are called to the fullness of Christian life and to the perfection of love: from this holiness a more human lifestyle is fostered, even in earthly society.</text:span><text:a xlink:type="simple" xlink:href="http://www.ocarm.org/media/ebooks/rtoc_eng.htm#_edn9" office:name="_ednref9" text:style-name="Internet_20_link" text:visited-style-name="Visited_20_Internet_20_Link"><text:span text:style-name="T2">[9]</text:span></text:a><text:span text:style-name="T1"> The counsels that Jesus proposed to his disciples in the Gospel, favour in a special way a path of holiness and transformation of the world in accordance with the spirit of the Beatitudes. These counsels are lived in various stable forms of life raised up by the Holy Spirit and regulated by the Church.</text:span></text:p>
      <text:p text:style-name="P5"><text:span text:style-name="Strong_20_Emphasis"><text:span text:style-name="T1">3. </text:span></text:span><text:span text:style-name="T1">In the mystical body of Christ, which is the Church, the same Spirit has frequently raised up a variety of gifts and charisms, such as those of the various religious families. They offer their members the advantages of a greater stability in following a teaching backed by the lived experience of holy people. In this way the members of these families reach evangelical perfection through communion in the service of Christ and in a freedom strengthened by obedience.</text:span><text:a xlink:type="simple" xlink:href="http://www.ocarm.org/media/ebooks/rtoc_eng.htm#_edn10" office:name="_ednref10" text:style-name="Internet_20_link" text:visited-style-name="Visited_20_Internet_20_Link"><text:span text:style-name="T2">[10]</text:span></text:a></text:p>
      <text:p text:style-name="P5"><text:span text:style-name="Strong_20_Emphasis"><text:span text:style-name="T1">4. </text:span></text:span><text:span text:style-name="T1">Some lay people have a particular call to participate in the charisms of religious families which are a common patrimony of the people of God and which become for them too a source of energy and a school for life. The Church approves and encourages lay people in this and invites them to strive to make their own the particular characteristics of the spirituality of these families.</text:span><text:a xlink:type="simple" xlink:href="http://www.ocarm.org/media/ebooks/rtoc_eng.htm#_edn11" office:name="_ednref11" text:style-name="Internet_20_link" text:visited-style-name="Visited_20_Internet_20_Link"><text:span text:style-name="T2">[11]</text:span></text:a><text:span text:style-name="T1"><text:line-break/></text:span><text:bookmark text:name="6"/><text:soft-page-break/><text:span text:style-name="Strong_20_Emphasis"><text:span text:style-name="T1"><text:line-break/>The Carmelite Secular Third Order</text:span></text:span></text:p>
      <text:p text:style-name="P5"><text:span text:style-name="Strong_20_Emphasis"><text:span text:style-name="T1">5. </text:span></text:span><text:span text:style-name="T1">The Order of the Brothers of the Blessed Virgin Mary of Mount Carmel has its origins at the end of the 12th century and beginning of the 13th century in a group of men who were attracted by the evangelical call of the Holy Places. In a life of penance and prayer, they consecrated themselves to the one who had shed his blood</text:span><text:a xlink:type="simple" xlink:href="http://www.ocarm.org/media/ebooks/rtoc_eng.htm#_edn12" office:name="_ednref12" text:style-name="Internet_20_link" text:visited-style-name="Visited_20_Internet_20_Link"><text:span text:style-name="T2">[12]</text:span></text:a><text:span text:style-name="T1">. They settled on Mount Carmel, near the spring of Elijah. They requested and received a ‘Form of Life’ from Albert, Patriarch of Jerusalem, (1206-14) which made them into a single community of hermits gathered around a chapel dedicated to Mary. After confirmation of this document by Honorius III (1226) and Gregory IX (1229), Innocent IV in 1247 completed the process of foundation. By some changes to their ‘Form of Life’, he placed them among the ranks of the new orders of Apostolic Fraternity (Mendicants) and called on them to unite contemplative life with a concern for the salvation of their neighbour.</text:span></text:p>
      <text:p text:style-name="P5"><text:span text:style-name="Strong_20_Emphasis"><text:span text:style-name="T1">6. </text:span></text:span><text:span text:style-name="T1">Once settled in Europe, the friars welcomed lay people into their houses and also considered them Carmelites in a certain sense. These lay people were ‘oblates’ or ‘</text:span><text:span text:style-name="Emphasis"><text:span text:style-name="T1">donati</text:span></text:span><text:span text:style-name="T1">’ in that they gave their goods to the houses that henceforth supported them. The majority, being women, needed their own houses and they were called ‘</text:span><text:span text:style-name="Emphasis"><text:span text:style-name="T1">mantellate</text:span></text:span><text:span text:style-name="T1">’ because they wore a habit similar to that of the friars.</text:span></text:p>
      <text:p text:style-name="P5"><text:span text:style-name="Strong_20_Emphasis"><text:span text:style-name="T1">7. </text:span></text:span><text:span text:style-name="T1">Over the course of time, these lay people were organized into groups of like-minded men and women with similar obligations to those of the friars. The first juridical, ecclesiastical approval came with the bull ‘</text:span><text:span text:style-name="Emphasis"><text:span text:style-name="T1">Cum nulla</text:span></text:span><text:span text:style-name="T1">’ issued by Pope Nicholas V on 7 October 1452. This Bull laid the foundations – with various phases of development – for the Second and Third Orders. The Bull authorised superiors of the Order to organize various groups of women and to specify their lifestyles. The permission granted in ‘</text:span><text:span text:style-name="Emphasis"><text:span text:style-name="T1">Cum nulla</text:span></text:span><text:span text:style-name="T1">’ was made explicit in another bull ‘</text:span><text:span text:style-name="Emphasis"><text:span text:style-name="T1">Dum attenta</text:span></text:span><text:span text:style-name="T1">’ of Sixtus IX on 28 November 1476. These two pontifical documents are at the root of the current structure of the Carmelite Family.</text:span></text:p>
      <text:p text:style-name="P5"><text:span text:style-name="Strong_20_Emphasis"><text:span text:style-name="T1">8. </text:span></text:span><text:span text:style-name="T1">The bull ‘</text:span><text:span text:style-name="Emphasis"><text:span text:style-name="T1">Cum nulla</text:span></text:span><text:span text:style-name="T1">’ recognized the existence of distinct groups with solemn or simple vows. Gradually some of these women, who could also live outside the convent, identified themselves as a Third Group in the Carmelite Family and thus began to be called ‘Tertiaries’. In 1476 Pope Sixtus IV allowed the Carmelite Order to organize its various lay groups along the same lines as the third orders of other mendicants.</text:span></text:p>
      <text:p text:style-name="P5"><text:span text:style-name="Strong_20_Emphasis"><text:span text:style-name="T1">9. </text:span></text:span><text:span text:style-name="T1">About the same time, confraternities sprang up and asked to enjoy the privileges of the Scapular. The Prior General, Theodore Straccio (1632-1642), attempted to clarify the situation by establishing a Third Order of the ‘continent’</text:span><text:a xlink:type="simple" xlink:href="http://www.ocarm.org/media/ebooks/rtoc_eng.htm#_edn13" office:name="_ednref13" text:style-name="Internet_20_link" text:visited-style-name="Visited_20_Internet_20_Link"><text:span text:style-name="T2">[13]</text:span></text:a><text:span text:style-name="T1"> in which brothers and sisters made vows of obedience and chastity according to their state. All the other lay people joined one of the various Scapular confraternities.</text:span></text:p>
      <text:p text:style-name="P5"><text:span text:style-name="Strong_20_Emphasis"><text:span text:style-name="T1">10. </text:span></text:span><text:span text:style-name="T1">Already in the 19th and 20th centuries, there was an attempt to encourage the ‘secular’ aspect of the Tertiaries’ life. This culminated in the approval of their Rule after the Second </text:span><text:soft-page-break/><text:span text:style-name="T1">Vatican Council. Today, therefore, Tertiaries are called to a task which is proper to them, that is, to illuminate and rightly value all temporal realities in such a way that these things are brought to fulfilment according to Christ’s values. In this way they offer praise to the Creator, the Redeemer and Sanctifier</text:span><text:a xlink:type="simple" xlink:href="http://www.ocarm.org/media/ebooks/rtoc_eng.htm#_edn14" office:name="_ednref14" text:style-name="Internet_20_link" text:visited-style-name="Visited_20_Internet_20_Link"><text:span text:style-name="T2">[14]</text:span></text:a><text:span text:style-name="T1"> in a world so secularised that it seems to live and act as if God no longer existed. Lay Carmelites are expected to co-operate in the new evangelisation that permeates the entire Church. For this reason, they try to overcome in themselves the division between the Gospel and life. They are called to make every effort in their many daily activities in the family, at work and in society to re-establish a unity of life which finds in the Gospel inspiration and strength for its full realisation.</text:span><text:a xlink:type="simple" xlink:href="http://www.ocarm.org/media/ebooks/rtoc_eng.htm#_edn15" office:name="_ednref15" text:style-name="Internet_20_link" text:visited-style-name="Visited_20_Internet_20_Link"><text:span text:style-name="T2">[15]</text:span></text:a><text:span text:style-name="T1"><text:line-break/></text:span><text:bookmark text:name="7"/><text:span text:style-name="T1"><text:line-break/></text:span><text:span text:style-name="Strong_20_Emphasis"><text:span text:style-name="T1">Bonds with Carmel</text:span></text:span></text:p>
      <text:p text:style-name="P5"><text:span text:style-name="Strong_20_Emphasis"><text:span text:style-name="T1">11. </text:span></text:span><text:span text:style-name="T1">The members of the Third Order recognize in the Prior General a spiritual father, head and bond of unity. They receive from the Order direction and encouragement to promote, to stimulate and to favour the achievement of the aims of the Third Order.</text:span><text:a xlink:type="simple" xlink:href="http://www.ocarm.org/media/ebooks/rtoc_eng.htm#_edn16" office:name="_ednref16" text:style-name="Internet_20_link" text:visited-style-name="Visited_20_Internet_20_Link"><text:span text:style-name="T2">[16]</text:span></text:a><text:span text:style-name="T1"> At the same time, the lay Carmelites are left a wide measure of autonomy in taking initiatives and running individual groups according to their own statutes.</text:span><text:a xlink:type="simple" xlink:href="http://www.ocarm.org/media/ebooks/rtoc_eng.htm#_edn17" office:name="_ednref17" text:style-name="Internet_20_link" text:visited-style-name="Visited_20_Internet_20_Link"><text:span text:style-name="T2">[17]</text:span></text:a><text:span text:style-name="T1"> The lay people themselves are to elect their own leaders, assisted spiritually by a priest, who may or may not be a Carmelite, or by a Carmelite brother or a sister.</text:span></text:p>
      <text:p text:style-name="P5"><text:span text:style-name="Strong_20_Emphasis"><text:span text:style-name="T1">12. </text:span></text:span><text:span text:style-name="T1">The fundamental bond between the Tertiary and Carmel is profession. This commitment is made explicit in some form of promise, or otherwise in keeping with our ancient custom, by the profession of vows of obedience and chastity according to the obligations of one’s state. In this way, the Tertiary is consecrated more deeply to God and is able to offer more intensive worship. By means of profession, the Tertiaries seek to strengthen their baptismal promises to love God more than anything else and to renounce Satan and all temptation. The uniqueness of this profession is to be found in the means that are chosen to reach full conformity with Christ. Indeed, Carmelites learn to appear before Christ empty-handed, by placing all their love in Christ Jesus, who becomes personally their holiness, their justice, their love and their crown.</text:span><text:a xlink:type="simple" xlink:href="http://www.ocarm.org/media/ebooks/rtoc_eng.htm#_edn18" office:name="_ednref18" text:style-name="Internet_20_link" text:visited-style-name="Visited_20_Internet_20_Link"><text:span text:style-name="T2">[18]</text:span></text:a><text:span text:style-name="T1"> Jesus’ message – to love God with all one’s being and one’s neighbour as one’s self – demands from the Tertiary a constant affirmation of the primacy of God,</text:span><text:a xlink:type="simple" xlink:href="http://www.ocarm.org/media/ebooks/rtoc_eng.htm#_edn19" office:name="_ednref19" text:style-name="Internet_20_link" text:visited-style-name="Visited_20_Internet_20_Link"><text:span text:style-name="T2">[19]</text:span></text:a><text:span text:style-name="T1"> the categorical refusal to serve two masters</text:span><text:a xlink:type="simple" xlink:href="http://www.ocarm.org/media/ebooks/rtoc_eng.htm#_edn20" office:name="_ednref20" text:style-name="Internet_20_link" text:visited-style-name="Visited_20_Internet_20_Link"><text:span text:style-name="T2">[20]</text:span></text:a><text:span text:style-name="T1"> and the pre-eminence of love for others which fights against all forms of egoism</text:span><text:a xlink:type="simple" xlink:href="http://www.ocarm.org/media/ebooks/rtoc_eng.htm#_edn21" office:name="_ednref21" text:style-name="Internet_20_link" text:visited-style-name="Visited_20_Internet_20_Link"><text:span text:style-name="T2">[21]</text:span></text:a><text:span text:style-name="T1">and self-centredness.</text:span></text:p>
      <text:p text:style-name="P5"><text:span text:style-name="Strong_20_Emphasis"><text:span text:style-name="T1">13. </text:span></text:span><text:span text:style-name="T1">The spirit of the evangelical counsels, common to all Christians, becomes for the Tertiaries a plan for life which touches the areas of power, of sensuality and of material goods. The vows are an ever greater demand not to serve false idols, but to attain that freedom of loving God and neighbour which is above all forms of egoism. Holiness lies in the fulfilment of this double command to love.</text:span></text:p>
      <text:p text:style-name="P5"><text:span text:style-name="Strong_20_Emphasis"><text:span text:style-name="T1">14. </text:span></text:span><text:span text:style-name="T1">By their profession, Tertiaries take on the responsibility of living the Gospel radically according to their state in life. They are free to make their profession with vows, or without vows by simply undertaking to live out this Rule. Tertiaries who make vows are called to </text:span><text:soft-page-break/><text:span text:style-name="T1">obedience to the Order’s superiors and to the Chaplain in all things that are asked of them by virtue of the Rule for their spiritual well-being. By the vow of chastity, they undertake to live this virtue according to their state in life.</text:span></text:p>
      <text:p text:style-name="P5"><text:span text:style-name="Strong_20_Emphasis"><text:span text:style-name="T1">15. </text:span></text:span><text:span text:style-name="T1">Tertiaries recognize in Carmelites who are consecrated in the religious life, valid spiritual guides. They are accompanied by them on the road to becoming contemplative and active in a world which is ever more complex and demanding while at the same time searching desperately for spiritual values. So lay people must be accompanied in their living of the Carmelite charism in spirit and in truth, open to the Holy Spirit’s works and moving towards a full participation and communion in the Carmelite charism and spirituality. This will lead to a new charismatic interpretation of their lay nature and to a fully co-responsible share in the task of evangelisation and in the ministry specific to Carmel. In this way Carmelite Tertiaries become fully members of the Carmelite family.</text:span><text:a xlink:type="simple" xlink:href="http://www.ocarm.org/media/ebooks/rtoc_eng.htm#_edn22" office:name="_ednref22" text:style-name="Internet_20_link" text:visited-style-name="Visited_20_Internet_20_Link"><text:span text:style-name="T2">[22]</text:span></text:a></text:p>
      <text:p text:style-name="P5"><text:span text:style-name="Strong_20_Emphasis"><text:span text:style-name="T1">16. </text:span></text:span><text:span text:style-name="T1">Carmelite friars and sisters who are consecrated in the religious life recognize the spiritual advantages and enrichment which enhance the whole family of Carmel from the lay faithful who, under the inspiration of the Holy Spirit, answer a particular call from God and freely and decisively promise to live the Gospel according to the spirit of Carmel. As past experience shows, their participation can in fact bring fruitful insights to some aspects of the charism, renewing its interpretation and giving rise to new apostolic movements, through ‘the invaluable contribution of their “being in the world” and their specific service.’</text:span><text:a xlink:type="simple" xlink:href="http://www.ocarm.org/media/ebooks/rtoc_eng.htm#_edn23" office:name="_ednref23" text:style-name="Internet_20_link" text:visited-style-name="Visited_20_Internet_20_Link"><text:span text:style-name="T2">[23]</text:span></text:a><text:span text:style-name="T1"><text:line-break/></text:span><text:bookmark text:name="8"/><text:span text:style-name="T1"><text:line-break/></text:span><text:span text:style-name="Strong_20_Emphasis"><text:span text:style-name="T1">The Specific Call of the Lay Carmelite</text:span></text:span></text:p>
      <text:p text:style-name="P5"><text:span text:style-name="Strong_20_Emphasis"><text:span text:style-name="T1">17. </text:span></text:span><text:span text:style-name="T1">Spiritual life, or life in the Spirit, has its origin in the Father’s initiative who through the Son and in the Spirit gives to each man and woman their life and their holiness. God calls each one to live in a mysterious relationship of communion with the Persons of the Most Holy Trinity. The Father searches out individuals, draws them to himself and towards his Son;</text:span><text:a xlink:type="simple" xlink:href="http://www.ocarm.org/media/ebooks/rtoc_eng.htm#_edn24" office:name="_ednref24" text:style-name="Internet_20_link" text:visited-style-name="Visited_20_Internet_20_Link"><text:span text:style-name="T2">[24]</text:span></text:a><text:span text:style-name="T1"> the Spirit urges them to be attentive, to listen to the voice of God, to welcome the Word and to open themselves to the divine transforming action. The Lay Carmelites’ search for God, their submission to the Lordship of Christ is a response, elicited by the Spirit, to the dialogue between friends which God sets up in the Word made flesh.</text:span><text:a xlink:type="simple" xlink:href="http://www.ocarm.org/media/ebooks/rtoc_eng.htm#_edn25" office:name="_ednref25" text:style-name="Internet_20_link" text:visited-style-name="Visited_20_Internet_20_Link"><text:span text:style-name="T2">[25]</text:span></text:a><text:span text:style-name="T1"> The Tertiaries’ ascent begins with their act of faith which impels them to accept Jesus and the Easter event as the meaning of their existence. It also makes them want to look to him for guidance and have him, and not themselves, as the centre of their lives. Rooted in this way in the love of the merciful God, Lay Carmelites prepare themselves for the ascent of Mount Carmel whose summit is Jesus Christ.</text:span><text:a xlink:type="simple" xlink:href="http://www.ocarm.org/media/ebooks/rtoc_eng.htm#_edn26" office:name="_ednref26" text:style-name="Internet_20_link" text:visited-style-name="Visited_20_Internet_20_Link"><text:span text:style-name="T2">[26]</text:span></text:a></text:p>
      <text:p text:style-name="P5"><text:span text:style-name="Strong_20_Emphasis"><text:span text:style-name="T1">18. </text:span></text:span><text:span text:style-name="T1">The ascent of the mountain by lay people implies in the first place following Jesus Christ with all one’s being, serving him faithfully ‘pure in heart and stout in conscience’.</text:span><text:a xlink:type="simple" xlink:href="http://www.ocarm.org/media/ebooks/rtoc_eng.htm#_edn27" office:name="_ednref27" text:style-name="Internet_20_link" text:visited-style-name="Visited_20_Internet_20_Link"><text:span text:style-name="T2">[27]</text:span></text:a><text:span text:style-name="T1"> The spirit of Jesus should permeate their being to such a degree that they can repeat with St. Paul, ‘it is no longer I who live, but it is Christ who lives in me.’</text:span><text:a xlink:type="simple" xlink:href="http://www.ocarm.org/media/ebooks/rtoc_eng.htm#_edn28" office:name="_ednref28" text:style-name="Internet_20_link" text:visited-style-name="Visited_20_Internet_20_Link"><text:span text:style-name="T2">[28]</text:span></text:a><text:span text:style-name="T1"> In this way all their actions take place with ‘the Lord’s word for accompaniment.’’</text:span><text:a xlink:type="simple" xlink:href="http://www.ocarm.org/media/ebooks/rtoc_eng.htm#_edn29" office:name="_ednref29" text:style-name="Internet_20_link" text:visited-style-name="Visited_20_Internet_20_Link"><text:span text:style-name="T2">[29]</text:span></text:a></text:p>
      <text:p text:style-name="P5"><text:soft-page-break/><text:span text:style-name="Strong_20_Emphasis"><text:span text:style-name="T1">19. </text:span></text:span><text:span text:style-name="T1">Gradually Jesus must become the most important person in the lay Carmelites’ existence. This means having a personal, warm, affectionate and constant relationship with Jesus. This bond is nourished by the Eucharist, the liturgy in general, by Holy Scripture and by various forms of prayer. All these encourage the Tertiaries to recognize Jesus in their neighbour and in daily events; it propels them to give witness along the highways and bye-ways of the world to the decisive nature of his presence.</text:span></text:p>
      <text:p text:style-name="P5"><text:span text:style-name="Strong_20_Emphasis"><text:span text:style-name="T1">20. </text:span></text:span><text:span text:style-name="T1">The Father’s call to follow Christ through the life-giving Spirit is realised in fully belonging to the Church. Through the sacrament of Baptism, which makes each person a member of the mystical Body of Christ, Tertaries receive their call to holiness. Their greatest dignity consists in enjoying the divine life and love of God which is poured into their hearts by the Spirit.</text:span><text:a xlink:type="simple" xlink:href="http://www.ocarm.org/media/ebooks/rtoc_eng.htm#_edn30" office:name="_ednref30" text:style-name="Internet_20_link" text:visited-style-name="Visited_20_Internet_20_Link"><text:span text:style-name="T2">[30]</text:span></text:a><text:span text:style-name="T1"> So together with others, according to the call and gifts of each one, they can contribute to that great work of building up the one Body of Christ.</text:span><text:a xlink:type="simple" xlink:href="http://www.ocarm.org/media/ebooks/rtoc_eng.htm#_edn31" office:name="_ednref31" text:style-name="Internet_20_link" text:visited-style-name="Visited_20_Internet_20_Link"><text:span text:style-name="T2">[31]</text:span></text:a></text:p>
      <text:p text:style-name="P5"><text:span text:style-name="Strong_20_Emphasis"><text:span text:style-name="T1">21. </text:span></text:span><text:span text:style-name="T1">Human nature, weak and limited in its poverty, lets itself be guided by divine action and embraces a deepening life of conversion. By involving the person at every level of their life, conversion brings a radical re-alignment towards a gradual change. Guided by the Spirit, Tertiaries seek to overcome obstacles and to avoid all that might draw them away from the path to the summit. Indeed, admitting their possible limitations or reluctance, they undertake without hesitating or wavering a gradual path towards those chosen ideals of change and transformation.</text:span><text:a xlink:type="simple" xlink:href="http://www.ocarm.org/media/ebooks/rtoc_eng.htm#_edn32" office:name="_ednref32" text:style-name="Internet_20_link" text:visited-style-name="Visited_20_Internet_20_Link"><text:span text:style-name="T2">[32]</text:span></text:a></text:p>
      <text:p text:style-name="P5"><text:span text:style-name="Strong_20_Emphasis"><text:span text:style-name="T1">22. </text:span></text:span><text:span text:style-name="T1">Ascending the mountain implies a desert experience in which the living flame of God’s love transforms and detaches the lay Carmelite from everything; even their image of God is purified and transformed. By putting on Christ, they begin to shine like his living image, being a new creation in him.</text:span></text:p>
      <text:p text:style-name="P5"><text:span text:style-name="Strong_20_Emphasis"><text:span text:style-name="T1">23. </text:span></text:span><text:span text:style-name="T1">This gradual transformation enables Tertiaries to be more discerning of the signs of the times and the presence of God in history. It also strengthens in them a sense of community as well as in a serious commitment to the transformation of the world.<text:line-break/></text:span><text:bookmark text:name="9"/><text:span text:style-name="T1"><text:line-break/></text:span><text:span text:style-name="Strong_20_Emphasis"><text:span text:style-name="T1">Sharing in Jesus’ Mission</text:span></text:span></text:p>
      <text:p text:style-name="P5"><text:span text:style-name="Strong_20_Emphasis"><text:span text:style-name="T1">24. </text:span></text:span><text:span text:style-name="T1">Through baptism, lay Carmelites are sharers in the mission of Christ which they continue in the Church, becoming as it were ‘another humanity’</text:span><text:a xlink:type="simple" xlink:href="http://www.ocarm.org/media/ebooks/rtoc_eng.htm#_edn33" office:name="_ednref33" text:style-name="Internet_20_link" text:visited-style-name="Visited_20_Internet_20_Link"><text:span text:style-name="T2">[33]</text:span></text:a><text:span text:style-name="T1"> for him which is transformed into ‘praise of his glory.’</text:span><text:a xlink:type="simple" xlink:href="http://www.ocarm.org/media/ebooks/rtoc_eng.htm#_edn34" office:name="_ednref34" text:style-name="Internet_20_link" text:visited-style-name="Visited_20_Internet_20_Link"><text:span text:style-name="T2">[34]</text:span></text:a><text:span text:style-name="T1"> Lay people are recognised as having ‘their own absolutely necessary participation in this mission.’’</text:span><text:a xlink:type="simple" xlink:href="http://www.ocarm.org/media/ebooks/rtoc_eng.htm#_edn35" office:name="_ednref35" text:style-name="Internet_20_link" text:visited-style-name="Visited_20_Internet_20_Link"><text:span text:style-name="T2">[35]</text:span></text:a></text:p>
      <text:p text:style-name="P5"><text:span text:style-name="Strong_20_Emphasis"><text:span text:style-name="T1">25. </text:span></text:span><text:span text:style-name="T1">By reason of their baptismal priesthood and the charisms that they have received, lay Carmelites are called to build up the ecclesial</text:span><text:a xlink:type="simple" xlink:href="http://www.ocarm.org/media/ebooks/rtoc_eng.htm#_edn36" office:name="_ednref36" text:style-name="Internet_20_link" text:visited-style-name="Visited_20_Internet_20_Link"><text:span text:style-name="T2">[36]</text:span></text:a><text:span text:style-name="T1"> community by a ‘ fully conscious, and active participation’ in its liturgical life.</text:span><text:a xlink:type="simple" xlink:href="http://www.ocarm.org/media/ebooks/rtoc_eng.htm#_edn37" office:name="_ednref37" text:style-name="Internet_20_link" text:visited-style-name="Visited_20_Internet_20_Link"><text:span text:style-name="T2">[37]</text:span></text:a><text:span text:style-name="T1"> They are to commit themselves to extending such celebration into daily life itself. This means that the fruits of their encounter with God are seen in all the activities, prayers, apostolic initiatives, married and family life, daily work and </text:span><text:soft-page-break/><text:span text:style-name="T1">spiritual and physical rest, especially in the trials of life – if borne with patience</text:span><text:a xlink:type="simple" xlink:href="http://www.ocarm.org/media/ebooks/rtoc_eng.htm#_edn38" office:name="_ednref38" text:style-name="Internet_20_link" text:visited-style-name="Visited_20_Internet_20_Link"><text:span text:style-name="T2">[38]</text:span></text:a><text:span text:style-name="T1"> and – as Carmel’s saints teach us – if accepted with thanks.</text:span></text:p>
      <text:p text:style-name="P5"><text:span text:style-name="Strong_20_Emphasis"><text:span text:style-name="T1">26. </text:span></text:span><text:span text:style-name="T1">Through sharing in the prophetic office of Christ and the Church, Tertiaries undertake, in all walks of life,</text:span><text:a xlink:type="simple" xlink:href="http://www.ocarm.org/media/ebooks/rtoc_eng.htm#_edn39" office:name="_ednref39" text:style-name="Internet_20_link" text:visited-style-name="Visited_20_Internet_20_Link"><text:span text:style-name="T2">[39]</text:span></text:a><text:span text:style-name="T1"> to assimilate the Gospel through faith and to proclaim it by their works. This commitment includes not hesitating to denounce evil courageously.</text:span><text:a xlink:type="simple" xlink:href="http://www.ocarm.org/media/ebooks/rtoc_eng.htm#_edn40" office:name="_ednref40" text:style-name="Internet_20_link" text:visited-style-name="Visited_20_Internet_20_Link"><text:span text:style-name="T2">[40]</text:span></text:a><text:span text:style-name="T1"> Tertiaries are also called to take part in the Church’s sense of faith, which cannot err as regards its belief,</text:span><text:a xlink:type="simple" xlink:href="http://www.ocarm.org/media/ebooks/rtoc_eng.htm#_edn41" office:name="_ednref41" text:style-name="Internet_20_link" text:visited-style-name="Visited_20_Internet_20_Link"><text:span text:style-name="T2">[41]</text:span></text:a><text:span text:style-name="T1"> and in the grace of the Word.</text:span><text:a xlink:type="simple" xlink:href="http://www.ocarm.org/media/ebooks/rtoc_eng.htm#_edn42" office:name="_ednref42" text:style-name="Internet_20_link" text:visited-style-name="Visited_20_Internet_20_Link"><text:span text:style-name="T2">[42]</text:span></text:a></text:p>
      <text:p text:style-name="P5"><text:span text:style-name="Strong_20_Emphasis"><text:span text:style-name="T1">27. </text:span></text:span><text:span text:style-name="T1">Through belonging to Christ, Lord and King of the Universe, Tertiaries share in his royal office through which they are called to the service of God’s kingdom and to its spread throughout history. Christ’s kingship implies, above all, a spiritual combat to defeat the tyranny of sin in ourselves.</text:span><text:a xlink:type="simple" xlink:href="http://www.ocarm.org/media/ebooks/rtoc_eng.htm#_edn43" office:name="_ednref43" text:style-name="Internet_20_link" text:visited-style-name="Visited_20_Internet_20_Link"><text:span text:style-name="T2">[43]</text:span></text:a><text:span text:style-name="T1"> Through the gift of ourselves, we undertake to serve, in justice and charity, Jesus himself, who is present in all his brothers and sisters, especially in the little ones and those on the fringes of society.</text:span><text:a xlink:type="simple" xlink:href="http://www.ocarm.org/media/ebooks/rtoc_eng.htm#_edn44" office:name="_ednref44" text:style-name="Internet_20_link" text:visited-style-name="Visited_20_Internet_20_Link"><text:span text:style-name="T2">[44]</text:span></text:a><text:span text:style-name="T1"> This means restoring creation to its original goodness. In ordering creation for the true good of humanity, an activity which is supported by the life of grace, Tertiaries share in the exercise of that power by which the Risen Christ draws all things to himself.</text:span><text:a xlink:type="simple" xlink:href="http://www.ocarm.org/media/ebooks/rtoc_eng.htm#_edn45" office:name="_ednref45" text:style-name="Internet_20_link" text:visited-style-name="Visited_20_Internet_20_Link"><text:span text:style-name="T2">[45]</text:span></text:a><text:span text:style-name="T1"><text:line-break/></text:span><text:bookmark text:name="10"/><text:span text:style-name="T1"><text:line-break/></text:span><text:span text:style-name="Strong_20_Emphasis"><text:span text:style-name="T1">Secularity</text:span></text:span></text:p>
      <text:p text:style-name="P5"><text:span text:style-name="Strong_20_Emphasis"><text:span text:style-name="T1">28. </text:span></text:span><text:span text:style-name="T1">‘All Carmelites are in the world in some way, but the vocation of lay people is precisely to transform the secular world.’</text:span><text:a xlink:type="simple" xlink:href="http://www.ocarm.org/media/ebooks/rtoc_eng.htm#_edn46" office:name="_ednref46" text:style-name="Internet_20_link" text:visited-style-name="Visited_20_Internet_20_Link"><text:span text:style-name="T2">[46]</text:span></text:a><text:span text:style-name="T1"> So Tertiaries, in as much as they are committed lay people, have this secular characteristic by which they are called to treat the things of the world correctly and to order them according to God’s will. Their life, lived in the world in the midst of the people, is dedicated to the cares and tasks of the world, in the ordinary ups and downs of family and of society. Tertiaries are invited by God to contribute to the holiness of the world: they are to have the spirit of the gospel in their work and to be guided by Carmelite spirituality. It is their calling to illuminate and order the world’s activities so that these may be carried out according to Christ’s intention and be a source of praise to the glory of the creator.</text:span><text:a xlink:type="simple" xlink:href="http://www.ocarm.org/media/ebooks/rtoc_eng.htm#_edn47" office:name="_ednref47" text:style-name="Internet_20_link" text:visited-style-name="Visited_20_Internet_20_Link"><text:span text:style-name="T2">[47]</text:span></text:a></text:p>
      <text:p text:style-name="P5"><text:span text:style-name="Strong_20_Emphasis"><text:span text:style-name="T1">29. </text:span></text:span><text:span text:style-name="T1">There should be no conflict between temporal well-being and the realisation of God’s kingdom, given that the natural and the spiritual orders both come from God. But there is a danger of misusing temporal goods. Hence the pursuit of the ideal of directing scientific and technological discoveries to the improvement of human life in both material and spiritual terms.</text:span><text:a xlink:type="simple" xlink:href="http://www.ocarm.org/media/ebooks/rtoc_eng.htm#_edn48" office:name="_ednref48" text:style-name="Internet_20_link" text:visited-style-name="Visited_20_Internet_20_Link"><text:span text:style-name="T2">[48]</text:span></text:a><text:span text:style-name="T1"><text:line-break/></text:span><text:bookmark text:name="11"/><text:span text:style-name="T1"><text:line-break/></text:span><text:span text:style-name="Strong_20_Emphasis"><text:span text:style-name="T1">Sharing in the Charism of the Order</text:span></text:span></text:p>
      <text:p text:style-name="P5"><text:span text:style-name="Strong_20_Emphasis"><text:span text:style-name="T1">30. </text:span></text:span><text:span text:style-name="T1">The Carmelite Order is present in the Church in the friars, the enclosed nuns, the active sisters and the lay people who all share, to varying degrees, the charism and spirituality of the Order. Lay people can share in the same call and same mission of Carmel.</text:span><text:a xlink:type="simple" xlink:href="http://www.ocarm.org/media/ebooks/rtoc_eng.htm#_edn49" office:name="_ednref49" text:style-name="Internet_20_link" text:visited-style-name="Visited_20_Internet_20_Link"><text:span text:style-name="T2">[49]</text:span></text:a><text:span text:style-name="T1"> The Order recognises their vocation, welcomes them and organises them in a way appropriate to them. It </text:span><text:soft-page-break/><text:span text:style-name="T1">communicates to them the richness of the Carmelite spirituality and tradition, and enables them to share in all the spiritual benefits and good works carried out by all members of the Carmelite family. For lay people, the fullest form of belonging is by profession in the Third Order of Carmel. In this way, they share in a way proper to lay people the charism of the Order. Carmel favours the membership of couples, of families and of young people who wish to know and to live Carmelite spirituality including also new ways of doing so.</text:span><text:a xlink:type="simple" xlink:href="http://www.ocarm.org/media/ebooks/rtoc_eng.htm#_edn50" office:name="_ednref50" text:style-name="Internet_20_link" text:visited-style-name="Visited_20_Internet_20_Link"><text:span text:style-name="T2">[50]</text:span></text:a><text:span text:style-name="T1"> It offers the Third Order as an established and recognized form of membership which is open to receiving new life blood through these initiatives. The Carmelite charism, proven over the centuries in various cultures and traditions, offers a sure way to reach holiness and a high standard of ordinary Christian living.</text:span><text:a xlink:type="simple" xlink:href="http://www.ocarm.org/media/ebooks/rtoc_eng.htm#_edn51" office:name="_ednref51" text:style-name="Internet_20_link" text:visited-style-name="Visited_20_Internet_20_Link"><text:span text:style-name="T2">[51]</text:span></text:a></text:p>
      <text:p text:style-name="P5"><text:span text:style-name="Strong_20_Emphasis"><text:span text:style-name="T1">31. </text:span></text:span><text:span text:style-name="T1">Following the path opened by the Second Vatican Council, Carmel has clarified its own charism in a concise way in various recent documents using the following terms:‘ to live a life of allegiance to Jesus Christ, in a contemplative attitude which fashions and supports our life of prayer, fraternity and service. .’</text:span><text:a xlink:type="simple" xlink:href="http://www.ocarm.org/media/ebooks/rtoc_eng.htm#_edn52" office:name="_ednref52" text:style-name="Internet_20_link" text:visited-style-name="Visited_20_Internet_20_Link"><text:span text:style-name="T2">[52]</text:span></text:a><text:span text:style-name="T1"> We recognize in the Virgin Mary and the Prophet Elijah inspiring and exemplary models of this faith experience. They are sure guides along a difficult trail which brings us to ‘the peak of the mountain, Christ the Lord.’</text:span><text:a xlink:type="simple" xlink:href="http://www.ocarm.org/media/ebooks/rtoc_eng.htm#_edn53" office:name="_ednref53" text:style-name="Internet_20_link" text:visited-style-name="Visited_20_Internet_20_Link"><text:span text:style-name="T2">[53]</text:span></text:a><text:span text:style-name="T1"><text:line-break/></text:span><text:bookmark text:name="12"/><text:span text:style-name="T1"><text:line-break/></text:span><text:span text:style-name="Strong_20_Emphasis"><text:span text:style-name="T1">The Contemplative Dimension of Life</text:span></text:span></text:p>
      <text:p text:style-name="P5"><text:span text:style-name="Strong_20_Emphasis"><text:span text:style-name="T1">32. </text:span></text:span><text:span text:style-name="T1">Lay Carmelites too are called to live in the presence of the living and true God who in Christ has come to live among us. They look for every possibility and occasion to reach divine intimacy. Letting themselves be guided by the action of the Holy Spirit, lay Carmelites are open to a transformation of mind and heart, of their vision and of their actions. Their whole person and whole existence awaken to a recognition of the caring and merciful action of God in the life of each one. Lay Carmelites discover that they are brothers and sisters, called to share a common path towards the fullness of holiness and to bring to all the news that we are children of the one God, brothers and sisters in Jesus. They become enthusiastic about the great works God performs and for which is required their commitment and contribution.</text:span></text:p>
      <text:p text:style-name="P5"><text:span text:style-name="Strong_20_Emphasis"><text:span text:style-name="T1">33. </text:span></text:span><text:span text:style-name="T1">‘In Carmel, humanity, taken up as it is with so many concerns, needs to be reminded that absolute priority must be given to the search “for the kingdom of God and his righteousness” (Mt 6:33).’</text:span><text:a xlink:type="simple" xlink:href="http://www.ocarm.org/media/ebooks/rtoc_eng.htm#_edn54" office:name="_ednref54" text:style-name="Internet_20_link" text:visited-style-name="Visited_20_Internet_20_Link"><text:span text:style-name="T2">[54]</text:span></text:a><text:span text:style-name="T1"> So in the family, in the workplace, in the professions, in social or Church responsibilities, in the deeds of everyday life and in relationships with others, lay Carmelites look for hidden signs of God. They recognize these and cultivate the seed of salvation according to the spirit of the Beatitudes. They achieve this through a humble and constant exercise of those virtues of honesty, justice, sincerity, courtesy, and strength of spirit without which there cannot be a truly human and Christian life.</text:span><text:a xlink:type="simple" xlink:href="http://www.ocarm.org/media/ebooks/rtoc_eng.htm#_edn55" office:name="_ednref55" text:style-name="Internet_20_link" text:visited-style-name="Visited_20_Internet_20_Link"><text:span text:style-name="T2">[55]</text:span></text:a><text:span text:style-name="T1"><text:line-break/></text:span><text:bookmark text:name="13"/><text:span text:style-name="T1"><text:line-break/></text:span><text:span text:style-name="Strong_20_Emphasis"><text:span text:style-name="T1">Mary and Elijah: Presence, Inspiration and Guide</text:span></text:span></text:p>
      <text:p text:style-name="P5"><text:span text:style-name="Strong_20_Emphasis"><text:span text:style-name="T1">34. </text:span></text:span><text:span text:style-name="T1">Like Mary, first among the humble and the poor of the Lord, lay Carmelites discover that they are called to sing of the wonders that the Lord has performed in their lives.</text:span><text:a xlink:type="simple" xlink:href="http://www.ocarm.org/media/ebooks/rtoc_eng.htm#_edn56" office:name="_ednref56" text:style-name="Internet_20_link" text:visited-style-name="Visited_20_Internet_20_Link"><text:span text:style-name="T2">[56]</text:span></text:a><text:span text:style-name="T1"> With her, </text:span><text:soft-page-break/><text:span text:style-name="T1">the image and first flowering of the Church, they learn to measure the often tortuous ups and downs of daily life against the Word of God.</text:span><text:a xlink:type="simple" xlink:href="http://www.ocarm.org/media/ebooks/rtoc_eng.htm#_edn57" office:name="_ednref57" text:style-name="Internet_20_link" text:visited-style-name="Visited_20_Internet_20_Link"><text:span text:style-name="T2">[57]</text:span></text:a><text:span text:style-name="T1"> They learn from her to welcome the Word, to be open to it and to embrace it fully. Mary, in whom the Word was made flesh, inspires lay Carmelites to be faithful to their mission, to actions which are animated by charity and by a spirit of service and to practical co-operation in the work of salvation.</text:span><text:a xlink:type="simple" xlink:href="http://www.ocarm.org/media/ebooks/rtoc_eng.htm#_edn58" office:name="_ednref58" text:style-name="Internet_20_link" text:visited-style-name="Visited_20_Internet_20_Link"><text:span text:style-name="T2">[58]</text:span></text:a><text:span text:style-name="T1"> Together with Mary, they travel along the paths of history, alert to authentic human needs,</text:span><text:a xlink:type="simple" xlink:href="http://www.ocarm.org/media/ebooks/rtoc_eng.htm#_edn59" office:name="_ednref59" text:style-name="Internet_20_link" text:visited-style-name="Visited_20_Internet_20_Link"><text:span text:style-name="T2">[59]</text:span></text:a><text:span text:style-name="T1"> ready always to share with the Lord the sacrifice of the Cross and to experience with him the peace of new life.</text:span><text:a xlink:type="simple" xlink:href="http://www.ocarm.org/media/ebooks/rtoc_eng.htm#_edn60" office:name="_ednref60" text:style-name="Internet_20_link" text:visited-style-name="Visited_20_Internet_20_Link"><text:span text:style-name="T2">[60]</text:span></text:a><text:span text:style-name="T1"> Mary is a singular and eminent member of the Church. In her own way she has shared increasingly in the unique mediation between God and humanity, made real in Jesus Christ, and which today the Church carries and mediates in history.</text:span><text:a xlink:type="simple" xlink:href="http://www.ocarm.org/media/ebooks/rtoc_eng.htm#_edn61" office:name="_ednref61" text:style-name="Internet_20_link" text:visited-style-name="Visited_20_Internet_20_Link"><text:span text:style-name="T2">[61]</text:span></text:a><text:span text:style-name="T1"> Lay Carmelites let themselves be accompanied by Mary in gradually taking on responsibility for co-operation in salvation and for the communication of grace given in the Church. In Carmel, this was traditionally seen in terms of the motherly love of Mary for Carmel. Carmelites are aware of being loved by such a great and tender mother and cannot but love her in return.</text:span><text:a xlink:type="simple" xlink:href="http://www.ocarm.org/media/ebooks/rtoc_eng.htm#_edn62" office:name="_ednref62" text:style-name="Internet_20_link" text:visited-style-name="Visited_20_Internet_20_Link"><text:span text:style-name="T2">[62]</text:span></text:a><text:span text:style-name="T1"> Hence comes the idea of losing oneself in God, in the maternal warmth of the Blessed Virgin.</text:span><text:a xlink:type="simple" xlink:href="http://www.ocarm.org/media/ebooks/rtoc_eng.htm#_edn63" office:name="_ednref63" text:style-name="Internet_20_link" text:visited-style-name="Visited_20_Internet_20_Link"><text:span text:style-name="T2">[63]</text:span></text:a></text:p>
      <text:p text:style-name="P5"><text:span text:style-name="Strong_20_Emphasis"><text:span text:style-name="T1">35. </text:span></text:span><text:span text:style-name="T1">Lay Carmelites also share the zeal of the prophet Elijah for the Lord and his law. They are ready to defend the rights of those who are downtrodden. They learn from the prophet to leave everything to go into the desert in order to be purified, made ready for their meeting with the Lord and to welcome his word. They feel impelled, like the prophet, to support true religion against false idols. Together with Elijah, lay Carmelites learn to feel the presence of the Lord which comes to humanity with strength and gentleness. He is the same yesterday, today and forever. Strengthened by this transforming and life-giving experience, lay Carmelites are able to face the realities of the world, confident that God holds the destiny of each one and the whole of history itself.</text:span><text:a xlink:type="simple" xlink:href="http://www.ocarm.org/media/ebooks/rtoc_eng.htm#_edn64" office:name="_ednref64" text:style-name="Internet_20_link" text:visited-style-name="Visited_20_Internet_20_Link"><text:span text:style-name="T2">[64]</text:span></text:a><text:span text:style-name="T1"><text:line-break/></text:span><text:bookmark text:name="14"/><text:span text:style-name="T1"><text:line-break/></text:span><text:span text:style-name="Strong_20_Emphasis"><text:span text:style-name="T1">A Life of Prayer</text:span></text:span></text:p>
      <text:p text:style-name="P5"><text:span text:style-name="Strong_20_Emphasis"><text:span text:style-name="T1">36. </text:span></text:span><text:span text:style-name="T1">Lay Carmelites live a life of intense prayer, focused on a personal dialogue with the Lord, the true friend of humanity. As St. Teresa of Jesus says, ‘Prayer … is nothing more than an intimate and frequent dialogue of friendship with the one whom we know loves us.’</text:span><text:a xlink:type="simple" xlink:href="http://www.ocarm.org/media/ebooks/rtoc_eng.htm#_edn65" office:name="_ednref65" text:style-name="Internet_20_link" text:visited-style-name="Visited_20_Internet_20_Link"><text:span text:style-name="T2">[65]</text:span></text:a><text:span text:style-name="T1"> Personal and community, liturgical and informal prayer – these all make up the fabric of a personal relationship with the Triune God who inspires the whole being of the lay Carmelite. In prayer, the ‘essence is not in much thinking, but in much loving.’</text:span><text:a xlink:type="simple" xlink:href="http://www.ocarm.org/media/ebooks/rtoc_eng.htm#_edn66" office:name="_ednref66" text:style-name="Internet_20_link" text:visited-style-name="Visited_20_Internet_20_Link"><text:span text:style-name="T2">[66]</text:span></text:a><text:span text:style-name="T1"> More then than an exercise, it is an attitude which implies the recognition of God’s hand, the openness to accept gratuitous love as gift – a real gift, and not just something acknowledged out of habit. It implies a deeper awareness that God’s action pervades the whole of one’s life, as witnessed to by St. Thérèse of the Child Jesus. ‘Prayer is life, it is not an oasis in the desert of life’, claimed Blessed Titus Brandsma.</text:span><text:a xlink:type="simple" xlink:href="http://www.ocarm.org/media/ebooks/rtoc_eng.htm#_edn67" office:name="_ednref67" text:style-name="Internet_20_link" text:visited-style-name="Visited_20_Internet_20_Link"><text:span text:style-name="T2">[67]</text:span></text:a><text:span text:style-name="T1"> John Paul II confirms that in Carmel ‘prayer becomes life and life flourishes in prayer.’</text:span><text:a xlink:type="simple" xlink:href="http://www.ocarm.org/media/ebooks/rtoc_eng.htm#_edn68" office:name="_ednref68" text:style-name="Internet_20_link" text:visited-style-name="Visited_20_Internet_20_Link"><text:span text:style-name="T2">[68]</text:span></text:a></text:p>
      <text:p text:style-name="P5"><text:soft-page-break/><text:span text:style-name="Strong_20_Emphasis"><text:span text:style-name="T1">37. </text:span></text:span><text:span text:style-name="T1">Sacramental life, centred on the Eucharist, is the source of the spiritual life. Lay Carmelites are called to a deep sharing in the sacraments. Every day, if possible, they should approach the sacrifice of the altar and the banquet of life in which the Church finds all her richness, ‘that is, Christ himself, our Pasch and the living bread.’</text:span><text:a xlink:type="simple" xlink:href="http://www.ocarm.org/media/ebooks/rtoc_eng.htm#_edn69" office:name="_ednref69" text:style-name="Internet_20_link" text:visited-style-name="Visited_20_Internet_20_Link"><text:span text:style-name="T2">[69]</text:span></text:a><text:span text:style-name="T1"> They should regularly receive forgiveness for their sins and the grace to continue the journey. If they are married, they should live their own call to matrimonial holiness energetically and resourcefully.</text:span></text:p>
      <text:p text:style-name="P5"><text:span text:style-name="Strong_20_Emphasis"><text:span text:style-name="T1">38. </text:span></text:span><text:span text:style-name="T1">The Liturgy of the Hours represents a reminder during the day of the grace that wells up from the Eucharist and nourishes an authentic encounter with God. According to their circumstances, lay Carmelites should celebrate, at least, Morning, Evening and Night Prayer. Place and circumstances will indicate other possible forms of liturgical prayer. Inspired by Mary, lay Carmelites also desire to make present the saving work of Jesus in space and in time through the celebration of the divine mysteries. Mary invites us to celebrate the liturgy with her own outlook and attitude: putting God’s word into practice, meditating on it with love, praising God with enthusiasm and giving thanks with joy. It means serving God and neighbour with a generosity which includes giving one’s life for them, praying to the Lord with confidence and perseverance, and waiting watchfully for the coming of the Lord.</text:span><text:a xlink:type="simple" xlink:href="http://www.ocarm.org/media/ebooks/rtoc_eng.htm#_edn70" office:name="_ednref70" text:style-name="Internet_20_link" text:visited-style-name="Visited_20_Internet_20_Link"><text:span text:style-name="T2">[70]</text:span></text:a></text:p>
      <text:p text:style-name="P5"><text:span text:style-name="Strong_20_Emphasis"><text:span text:style-name="T1">39. </text:span></text:span><text:span text:style-name="T1">The scope of spiritual life is not limited to the liturgy. Although all Christians are called to common prayer, they are also asked to go into their rooms and pray to their Father in secret.</text:span><text:a xlink:type="simple" xlink:href="http://www.ocarm.org/media/ebooks/rtoc_eng.htm#_edn71" office:name="_ednref71" text:style-name="Internet_20_link" text:visited-style-name="Visited_20_Internet_20_Link"><text:span text:style-name="T2">[71]</text:span></text:a><text:span text:style-name="T1">Indeed, according to Christ’s teaching,</text:span><text:a xlink:type="simple" xlink:href="http://www.ocarm.org/media/ebooks/rtoc_eng.htm#_edn72" office:name="_ednref72" text:style-name="Internet_20_link" text:visited-style-name="Visited_20_Internet_20_Link"><text:span text:style-name="T2">[72]</text:span></text:a><text:span text:style-name="T1"> reiterated by the Apostle Paul,</text:span><text:a xlink:type="simple" xlink:href="http://www.ocarm.org/media/ebooks/rtoc_eng.htm#_edn73" office:name="_ednref73" text:style-name="Internet_20_link" text:visited-style-name="Visited_20_Internet_20_Link"><text:span text:style-name="T2">[73]</text:span></text:a><text:span text:style-name="T1"> Christians are to pray unceasingly. Lay Carmelites, according to the constant tradition of Carmel, very diligently cultivate prayer in all its forms. Great importance is to be given to a prayerful listening to God’s word: </text:span><text:span text:style-name="Emphasis"><text:span text:style-name="T1">lectio divina</text:span></text:span><text:span text:style-name="T1"> involves and transforms the believer’s entire existence. Other forms which have found a place in the Carmelite tradition are mental prayer, the practice of the presence of God, aspirative prayer, silent prayer, as well as other devotional practices.</text:span></text:p>
      <text:p text:style-name="P5"><text:span text:style-name="Strong_20_Emphasis"><text:span text:style-name="T1">40. </text:span></text:span><text:span text:style-name="T1">Lay Carmelites hold in great honour the holy Scapular, symbol of Mary’s motherly love who has taken the initiative in holding her Carmelite sisters and brothers in her heart. She inspires them to imitate her eminent virtues: universal charity, love of prayer, humility, purity and modesty.</text:span><text:a xlink:type="simple" xlink:href="http://www.ocarm.org/media/ebooks/rtoc_eng.htm#_edn74" office:name="_ednref74" text:style-name="Internet_20_link" text:visited-style-name="Visited_20_Internet_20_Link"><text:span text:style-name="T2">[74]</text:span></text:a><text:span text:style-name="T1"> Those who wear the Scapular, are called to be interiorly clothed with Christ and to show in their lives his saving presence for the Church and for humanity.</text:span><text:a xlink:type="simple" xlink:href="http://www.ocarm.org/media/ebooks/rtoc_eng.htm#_edn75" office:name="_ednref75" text:style-name="Internet_20_link" text:visited-style-name="Visited_20_Internet_20_Link"><text:span text:style-name="T2">[75]</text:span></text:a><text:span text:style-name="T1"> The scapular reminds us of Mary’s protection which is given throughout the course of life, particularly in the moment of passage to the full enjoyment of glory. It also reminds us that Marian devotion, more than a collection of pious practices, is a real habit, that is, a permanent orientation of Christian conduct.’</text:span><text:a xlink:type="simple" xlink:href="http://www.ocarm.org/media/ebooks/rtoc_eng.htm#_edn76" office:name="_ednref76" text:style-name="Internet_20_link" text:visited-style-name="Visited_20_Internet_20_Link"><text:span text:style-name="T2">[76]</text:span></text:a></text:p>
      <text:p text:style-name="P5"><text:span text:style-name="Strong_20_Emphasis"><text:span text:style-name="T1">41. </text:span></text:span><text:span text:style-name="T1">Gathered by Mary, like the disciples, in the upper room, lay Carmelites come together to praise the Lord in the mysteries of his life and that of his mother: the devout practice of the Rosary can become an inexhaustible source of genuine spirituality which nourishes daily life.</text:span><text:a xlink:type="simple" xlink:href="http://www.ocarm.org/media/ebooks/rtoc_eng.htm#_edn77" office:name="_ednref77" text:style-name="Internet_20_link" text:visited-style-name="Visited_20_Internet_20_Link"><text:span text:style-name="T2">[77]</text:span></text:a><text:span text:style-name="T1"><text:line-break/></text:span><text:bookmark text:name="15"/><text:soft-page-break/><text:span text:style-name="T1"><text:line-break/></text:span><text:span text:style-name="Strong_20_Emphasis"><text:span text:style-name="T1">The Family life of Carmel</text:span></text:span></text:p>
      <text:p text:style-name="P5"><text:span text:style-name="Strong_20_Emphasis"><text:span text:style-name="T1">42. </text:span></text:span><text:span text:style-name="T1">Lay Carmelites are sustained by grace and guided by the Spirit who encourages them to live the Christian life concretely by following the tried and tested ways of Carmel. They recognize that they are the sisters and brothers of whoever is called to share in the Carmelite charism. ‘Lay Carmelites can create community in various ways: in their own families, where the domestic church is to be found; in their local parish, where they worship God with their fellow parishioners and take a full part in the community activities; in their lay Carmelite community in which they find support for the spiritual journey; in their workplace and where they live.’</text:span><text:a xlink:type="simple" xlink:href="http://www.ocarm.org/media/ebooks/rtoc_eng.htm#_edn78" office:name="_ednref78" text:style-name="Internet_20_link" text:visited-style-name="Visited_20_Internet_20_Link"><text:span text:style-name="T2">[78]</text:span></text:a></text:p>
      <text:p text:style-name="P5"><text:span text:style-name="Strong_20_Emphasis"><text:span text:style-name="T1">43. </text:span></text:span><text:span text:style-name="T1">The communal life of lay Carmelites must shine with simplicity and authenticity. Every group must be a family in which everyone feels at home, welcomed, known, appreciated, encouraged on the path they are following and possibly even corrected with charity and kindness. Lay Carmelites commit themselves to co-operating with other members of the Carmelite family and with the whole Church so that it may realise its calling to be missionary in every circumstance and situation.</text:span><text:a xlink:type="simple" xlink:href="http://www.ocarm.org/media/ebooks/rtoc_eng.htm#_edn79" office:name="_ednref79" text:style-name="Internet_20_link" text:visited-style-name="Visited_20_Internet_20_Link"><text:span text:style-name="T2">[79]</text:span></text:a></text:p>
      <text:p text:style-name="P5"><text:span text:style-name="Strong_20_Emphasis"><text:span text:style-name="T1">44. </text:span></text:span><text:span text:style-name="T1">The family life of Carmel is also reflected in dealings with the outside world. Every lay Carmelite is like a spark of love thrown into the forest of life: they must be able to enflame anyone who approaches them. Family life, the workplace, professional and Church areas where lay Carmelites are found will all receive from them some warmth from their contemplative hearts which can see the image of God in others. The lay Carmelite community becomes a centre for life which is authentically human because it is authentically Christian. From the experience of recognizing each other as brothers and sisters comes the need to involve others in that fascinating human and divine undertaking which is the construction of God’s Kingdom.</text:span></text:p>
      <text:p text:style-name="P5"><text:span text:style-name="Strong_20_Emphasis"><text:span text:style-name="T1">45. </text:span></text:span><text:span text:style-name="T1">In a world which is ever more united by multiple and complex bonds, lay Carmelites can be witnesses to an authentic universality because they know how to give value to the richness and potential of each person. They are conscious of being part of an international family, they support opportunities for meetings that may give rise to sharing between members of the Order.<text:line-break/></text:span><text:bookmark text:name="16"/><text:span text:style-name="T1"><text:line-break/></text:span><text:span text:style-name="Strong_20_Emphasis"><text:span text:style-name="T1">Service</text:span></text:span></text:p>
      <text:p text:style-name="P5"><text:span text:style-name="Strong_20_Emphasis"><text:span text:style-name="T1">46. </text:span></text:span><text:span text:style-name="T1">The purpose of the Church is to spread the kingdom of Christ on earth so that all may share in that salvation brought about by the Cross.</text:span><text:a xlink:type="simple" xlink:href="http://www.ocarm.org/media/ebooks/rtoc_eng.htm#_edn80" office:name="_ednref80" text:style-name="Internet_20_link" text:visited-style-name="Visited_20_Internet_20_Link"><text:span text:style-name="T2">[80]</text:span></text:a><text:span text:style-name="T1"> ‘Like all Carmelites, the lay Carmelite is called to some form of service which is an integral part of the charism given to the Order by God.’</text:span><text:a xlink:type="simple" xlink:href="http://www.ocarm.org/media/ebooks/rtoc_eng.htm#_edn81" office:name="_ednref81" text:style-name="Internet_20_link" text:visited-style-name="Visited_20_Internet_20_Link"><text:span text:style-name="T2">[81]</text:span></text:a><text:span text:style-name="T1"> St. Thérèse of the Child Jesus discovered this dimension of her Carmelite identity when, reading the sacred scriptures, she found that she was ‘love in the heart of the Church’.</text:span><text:a xlink:type="simple" xlink:href="http://www.ocarm.org/media/ebooks/rtoc_eng.htm#_edn82" office:name="_ednref82" text:style-name="Internet_20_link" text:visited-style-name="Visited_20_Internet_20_Link"><text:span text:style-name="T2">[82]</text:span></text:a><text:span text:style-name="T1"> For many Tertiaries this may well be their main contribution to the building of the Kingdom. Since it is the proper calling of lay people to live in the world and in the midst of </text:span><text:soft-page-break/><text:span text:style-name="T1">secular affairs, they are called upon by God to carry out this mission of the Church so that there is a Christian yeast in the temporal activities which they are deeply engaged in.</text:span><text:a xlink:type="simple" xlink:href="http://www.ocarm.org/media/ebooks/rtoc_eng.htm#_edn83" office:name="_ednref83" text:style-name="Internet_20_link" text:visited-style-name="Visited_20_Internet_20_Link"><text:span text:style-name="T2">[83]</text:span></text:a><text:span text:style-name="T1"> The faithful cannot renounce their participation in ‘public life’, in the many and various social, economic, legislative, administrative and cultural ventures which are meant to promote the common good institutionally.</text:span><text:a xlink:type="simple" xlink:href="http://www.ocarm.org/media/ebooks/rtoc_eng.htm#_edn84" office:name="_ednref84" text:style-name="Internet_20_link" text:visited-style-name="Visited_20_Internet_20_Link"><text:span text:style-name="T2">[84]</text:span></text:a></text:p>
      <text:p text:style-name="P5"><text:span text:style-name="Strong_20_Emphasis"><text:span text:style-name="T1">47. </text:span></text:span><text:span text:style-name="T1">Saint Mary Magdalene de’ Pazzi reminds us that one cannot quench one’s thirst for contemplating Christ without making progress in satisfying his thirst for souls who are to be redeemed through a union of prayer and apostolate.</text:span><text:a xlink:type="simple" xlink:href="http://www.ocarm.org/media/ebooks/rtoc_eng.htm#_edn85" office:name="_ednref85" text:style-name="Internet_20_link" text:visited-style-name="Visited_20_Internet_20_Link"><text:span text:style-name="T2">[85]</text:span></text:a><text:span text:style-name="T1">. Lay Carmelites, ready to witness to their faith by their works, receive the strength to draw people to God who may become the praise of God’s glory.</text:span><text:a xlink:type="simple" xlink:href="http://www.ocarm.org/media/ebooks/rtoc_eng.htm#_edn86" office:name="_ednref86" text:style-name="Internet_20_link" text:visited-style-name="Visited_20_Internet_20_Link"><text:span text:style-name="T2">[86]</text:span></text:a><text:span text:style-name="T1"> In times of loss and change, they can give many people reliable direction. So too the prophet Elijah was caught up in a world in the process of great change and which led many people to abandon the true God. They thought that they were self-sufficient. Elijah was sustained by his certainty that God was stronger than any crisis or any danger. So lay Carmelites live in a world which is ever more uncertain in the face of fundamental questions, and in an era which has presented new problems for faith, morals and society.</text:span><text:a xlink:type="simple" xlink:href="http://www.ocarm.org/media/ebooks/rtoc_eng.htm#_edn87" office:name="_ednref87" text:style-name="Internet_20_link" text:visited-style-name="Visited_20_Internet_20_Link"><text:span text:style-name="T2">[87]</text:span></text:a><text:span text:style-name="T1"> They strive to create opportunities for proclaiming Christ, offering again that ever new message that he is the Lord of life, and of history, that he is a sure point of reference for all.</text:span></text:p>
      <text:p text:style-name="P5"><text:span text:style-name="Strong_20_Emphasis"><text:span text:style-name="T1">48. </text:span></text:span><text:span text:style-name="T1">The desert experience which was so determining in the life of the Prophet, becomes an obligatory phase for lay Carmelites who are called to be purified in the desert of life in order to meet the Lord authentically.</text:span><text:a xlink:type="simple" xlink:href="http://www.ocarm.org/media/ebooks/rtoc_eng.htm#_edn88" office:name="_ednref88" text:style-name="Internet_20_link" text:visited-style-name="Visited_20_Internet_20_Link"><text:span text:style-name="T2">[88]</text:span></text:a><text:span text:style-name="T1"> Lay Carmelites must travel along this road, in the desert of interior mortification. This is so that they may listen to the Lord who speaks to their heart in new and surprising ways of the world, and also in signs which are sometimes hard to interpret, or in the silent and barely perceptible voice of the Spirit. They come back enthused after this encounter and realise that they are to be tireless in giving life to the setting in which they are called to work. Inspired by this encounter, they can proclaim it as the only answer to the ever present temptation to deny God or to be proudly self-sufficient. Sustained by the Spirit, Tertiaries do not let themselves be disappointed by apparent failure, by meagre results, by indifference or by the success of those who live contrary to the gospel.</text:span></text:p>
      <text:p text:style-name="P5"><text:span text:style-name="Strong_20_Emphasis"><text:span text:style-name="T1">49. </text:span></text:span><text:span text:style-name="T1">Lay Carmelites understand and show in their lives that temporal activities and material work are themselves a sharing in the ever creative and transforming work of the Father.</text:span><text:a xlink:type="simple" xlink:href="http://www.ocarm.org/media/ebooks/rtoc_eng.htm#_edn89" office:name="_ednref89" text:style-name="Internet_20_link" text:visited-style-name="Visited_20_Internet_20_Link"><text:span text:style-name="T2">[89]</text:span></text:a><text:span text:style-name="T1"> This is a real service offered to humanity and its authentic promotion.</text:span><text:a xlink:type="simple" xlink:href="http://www.ocarm.org/media/ebooks/rtoc_eng.htm#_edn90" office:name="_ednref90" text:style-name="Internet_20_link" text:visited-style-name="Visited_20_Internet_20_Link"><text:span text:style-name="T2">[90]</text:span></text:a><text:span text:style-name="T1"> Witnesses in a world which neither fully appreciates, nor totally rejects that intimate and living relationship with God</text:span><text:a xlink:type="simple" xlink:href="http://www.ocarm.org/media/ebooks/rtoc_eng.htm#_edn91" office:name="_ednref91" text:style-name="Internet_20_link" text:visited-style-name="Visited_20_Internet_20_Link"><text:span text:style-name="T2">[91]</text:span></text:a><text:span text:style-name="T1"> in daily life, lay Carmelites know and share with empathy the expectations and deepest aspirations of the world because they are called to be ‘salt of the earth’ and ‘light of the world’.</text:span><text:a xlink:type="simple" xlink:href="http://www.ocarm.org/media/ebooks/rtoc_eng.htm#_edn92" office:name="_ednref92" text:style-name="Internet_20_link" text:visited-style-name="Visited_20_Internet_20_Link"><text:span text:style-name="T2">[92]</text:span></text:a><text:span text:style-name="T1"> They proclaim the knowledge of salvation to the people.</text:span><text:a xlink:type="simple" xlink:href="http://www.ocarm.org/media/ebooks/rtoc_eng.htm#_edn93" office:name="_ednref93" text:style-name="Internet_20_link" text:visited-style-name="Visited_20_Internet_20_Link"><text:span text:style-name="T2">[93]</text:span></text:a></text:p>
      <text:p text:style-name="P5"><text:bookmark text:name="17"/><text:span text:style-name="T1"><text:line-break/></text:span><text:span text:style-name="Strong_20_Emphasis"><text:span text:style-name="T1">Part II – General Statutes<text:line-break/></text:span></text:span><text:bookmark text:name="18"/><text:soft-page-break/><text:span text:style-name="T1"><text:line-break/></text:span><text:span text:style-name="Strong_20_Emphasis"><text:span text:style-name="T1">I. Structures<text:line-break/></text:span></text:span><text:bookmark text:name="19"/><text:span text:style-name="T1"><text:line-break/></text:span><text:span text:style-name="Strong_20_Emphasis"><text:span text:style-name="T1">General Characteristics</text:span></text:span></text:p>
      <text:p text:style-name="P5"><text:span text:style-name="Strong_20_Emphasis"><text:span text:style-name="T1">50. </text:span></text:span><text:span text:style-name="T1">The Third Order of Carmel (TOC), or the Secular Carmelite Order (SCO) is an international public association</text:span><text:a xlink:type="simple" xlink:href="http://www.ocarm.org/media/ebooks/rtoc_eng.htm#_edn94" office:name="_ednref94" text:style-name="Internet_20_link" text:visited-style-name="Visited_20_Internet_20_Link"><text:span text:style-name="T2">[94]</text:span></text:a><text:span text:style-name="T1"> of laity erected by Apostolic privilege</text:span><text:a xlink:type="simple" xlink:href="http://www.ocarm.org/media/ebooks/rtoc_eng.htm#_edn95" office:name="_ednref95" text:style-name="Internet_20_link" text:visited-style-name="Visited_20_Internet_20_Link"><text:span text:style-name="T2">[95]</text:span></text:a><text:span text:style-name="T1"> with the purpose of working towards Christian perfection and of dedicating themselves to the apostolate.</text:span><text:a xlink:type="simple" xlink:href="http://www.ocarm.org/media/ebooks/rtoc_eng.htm#_edn96" office:name="_ednref96" text:style-name="Internet_20_link" text:visited-style-name="Visited_20_Internet_20_Link"><text:span text:style-name="T2">[96]</text:span></text:a><text:span text:style-name="T1"> It does this at the very least by offering prayer and sacrifice for the needs of the Church and by taking its place in the world according to the Carmelite charism. It sets out to do this by living the Gospel in the spirit of the Order of the Brothers of the Blessed Virgin Mary of Mount Carmel under the supreme direction of the Order itself.</text:span><text:a xlink:type="simple" xlink:href="http://www.ocarm.org/media/ebooks/rtoc_eng.htm#_edn97" office:name="_ednref97" text:style-name="Internet_20_link" text:visited-style-name="Visited_20_Internet_20_Link"><text:span text:style-name="T2">[97]</text:span></text:a></text:p>
      <text:p text:style-name="P5"><text:span text:style-name="Strong_20_Emphasis"><text:span text:style-name="T1">51. </text:span></text:span><text:span text:style-name="T1">The Carmelite Order considers itself enriched by the faithful who, inspired by the Holy Spirit and answering a specific call from God, freely and definitively promise to conduct their lives according to the norms of the Gospel in the spirit of Carmel. The Third Order of Carmel, like other lay Carmelite groups, has its own influence on the structure and on the spirit of the whole family of Carmel. The Order undertakes to help lay Carmelites to reach the objective they have set themselves: to heal and to develop human society with the leaven of the Gospel.</text:span><text:a xlink:type="simple" xlink:href="http://www.ocarm.org/media/ebooks/rtoc_eng.htm#_edn98" office:name="_ednref98" text:style-name="Internet_20_link" text:visited-style-name="Visited_20_Internet_20_Link"><text:span text:style-name="T2">[98]</text:span></text:a></text:p>
      <text:p text:style-name="P5"><text:span text:style-name="Strong_20_Emphasis"><text:span text:style-name="T1">52. </text:span></text:span><text:span text:style-name="T1">The Third Order of Carmel, or Carmelite Secular Order, together with other communities who are inspired by the Carmelite Rule, by its traditions and by values expressed in Carmelite spirituality, are a constituent part of the Carmelite Family in the Church.</text:span><text:a xlink:type="simple" xlink:href="http://www.ocarm.org/media/ebooks/rtoc_eng.htm#_edn99" office:name="_ednref99" text:style-name="Internet_20_link" text:visited-style-name="Visited_20_Internet_20_Link"><text:span text:style-name="T2">[99]</text:span></text:a></text:p>
      <text:p text:style-name="P5"><text:span text:style-name="Strong_20_Emphasis"><text:span text:style-name="T1">53. </text:span></text:span><text:span text:style-name="T1">As spiritual father, head and bond of unity of the whole Carmelite Family, it is the task of the Prior General of the Order of Carmel to ensure in an effective way the spiritual good of the Third Order, to promote its growth and vitality</text:span><text:a xlink:type="simple" xlink:href="http://www.ocarm.org/media/ebooks/rtoc_eng.htm#_edn100" office:name="_ednref100" text:style-name="Internet_20_link" text:visited-style-name="Visited_20_Internet_20_Link"><text:span text:style-name="T2">[100]</text:span></text:a><text:span text:style-name="T1"> by means of a General Delegate for Lay Carmelites.</text:span><text:a xlink:type="simple" xlink:href="http://www.ocarm.org/media/ebooks/rtoc_eng.htm#_edn101" office:name="_ednref101" text:style-name="Internet_20_link" text:visited-style-name="Visited_20_Internet_20_Link"><text:span text:style-name="T2">[101]</text:span></text:a><text:span text:style-name="T1"><text:line-break/></text:span><text:bookmark text:name="20"/><text:span text:style-name="T1"><text:line-break/></text:span><text:span text:style-name="Strong_20_Emphasis"><text:span text:style-name="T1">Family Life in Carmel</text:span></text:span></text:p>
      <text:p text:style-name="P5"><text:span text:style-name="Strong_20_Emphasis"><text:span text:style-name="T1">54. </text:span></text:span><text:span text:style-name="T1">The Third Order of Carmel is divided into communities, called by various names viz. groups, associations, chapters etc. These are run by lay people according to the norms of this present Rule and the statutes of each community, under the supreme direction of the superiors of the Order or their delegates.</text:span><text:a xlink:type="simple" xlink:href="http://www.ocarm.org/media/ebooks/rtoc_eng.htm#_edn102" office:name="_ednref102" text:style-name="Internet_20_link" text:visited-style-name="Visited_20_Internet_20_Link"><text:span text:style-name="T2">[102]</text:span></text:a></text:p>
      <text:p text:style-name="P5"><text:span text:style-name="Strong_20_Emphasis"><text:span text:style-name="T1">55. </text:span></text:span><text:span text:style-name="T1">According to an old tradition, some members of the Third Order are called to live in communities which are governed by particular statutes.</text:span></text:p>
      <text:p text:style-name="P5"><text:span text:style-name="Strong_20_Emphasis"><text:span text:style-name="T1">56. </text:span></text:span><text:span text:style-name="T1">Communities are erected canonically by the Prior General of the Order, with the consent of his Council, with the previous written consent of the Prior Provincial and that of the Diocesan Bishop. However, the consent given by the Diocesan Bishop for the erection of a house of the Order is valid also for the erection of a Third Order community attached to the same house or church.</text:span><text:a xlink:type="simple" xlink:href="http://www.ocarm.org/media/ebooks/rtoc_eng.htm#_edn103" office:name="_ednref103" text:style-name="Internet_20_link" text:visited-style-name="Visited_20_Internet_20_Link"><text:span text:style-name="T2">[103]</text:span></text:a><text:span text:style-name="T1"><text:line-break/></text:span><text:bookmark text:name="21"/><text:soft-page-break/><text:span text:style-name="T1"><text:line-break/></text:span><text:span text:style-name="Strong_20_Emphasis"><text:span text:style-name="T1">Spiritual Care</text:span></text:span></text:p>
      <text:p text:style-name="P5"><text:span text:style-name="Strong_20_Emphasis"><text:span text:style-name="T1">57. </text:span></text:span><text:span text:style-name="T1">In order to encourage an ever growing involvement of lay Carmelites in the Order and in the Church, the General Council,</text:span><text:a xlink:type="simple" xlink:href="http://www.ocarm.org/media/ebooks/rtoc_eng.htm#_edn104" office:name="_ednref104" text:style-name="Internet_20_link" text:visited-style-name="Visited_20_Internet_20_Link"><text:span text:style-name="T2">[104]</text:span></text:a><text:span text:style-name="T1"> and particularly the Priors Provincial, in person or through a delegate, are to take spiritual care of the Third Order, according to each province’s statutes.</text:span><text:a xlink:type="simple" xlink:href="http://www.ocarm.org/media/ebooks/rtoc_eng.htm#_edn105" office:name="_ednref105" text:style-name="Internet_20_link" text:visited-style-name="Visited_20_Internet_20_Link"><text:span text:style-name="T2">[105]</text:span></text:a><text:span text:style-name="T1">They are to help particularly the individual communities of the Third Order within the framework of their jurisdiction so that these may be permeated with the genuine spirit of Carmel.</text:span><text:a xlink:type="simple" xlink:href="http://www.ocarm.org/media/ebooks/rtoc_eng.htm#_edn106" office:name="_ednref106" text:style-name="Internet_20_link" text:visited-style-name="Visited_20_Internet_20_Link"><text:span text:style-name="T2">[106]</text:span></text:a><text:span text:style-name="T1"> They are to ensure that in their activities the members of the Third Order remain faithful to the Order’s principles and directives. They are also to take care that individual communities help in the activities of existing apostolates in the dioceses where they operate, working under the direction of the Ordinary of the place, and with other associations of the faithful in the diocese which have the same aims.</text:span><text:a xlink:type="simple" xlink:href="http://www.ocarm.org/media/ebooks/rtoc_eng.htm#_edn107" office:name="_ednref107" text:style-name="Internet_20_link" text:visited-style-name="Visited_20_Internet_20_Link"><text:span text:style-name="T2">[107]</text:span></text:a></text:p>
      <text:p text:style-name="P5"><text:span text:style-name="Strong_20_Emphasis"><text:span text:style-name="T1">58. </text:span></text:span><text:span text:style-name="T1">The local Chaplains are normally priests of the Order. When this is not possible, the service of Chaplain may be entrusted to a brother or a sister from a community of the Order, or to other priests, preferably members of the Third Order who are able to carry out this task in a Carmelite spirit. The Chaplains are appointed for a limited period of five years, renewable,</text:span><text:a xlink:type="simple" xlink:href="http://www.ocarm.org/media/ebooks/rtoc_eng.htm#_edn108" office:name="_ednref108" text:style-name="Internet_20_link" text:visited-style-name="Visited_20_Internet_20_Link"><text:span text:style-name="T2">[108]</text:span></text:a><text:span text:style-name="T1"> by the Prior General or Prior Provincial after having consulted the principal officers of each community.</text:span><text:a xlink:type="simple" xlink:href="http://www.ocarm.org/media/ebooks/rtoc_eng.htm#_edn109" office:name="_ednref109" text:style-name="Internet_20_link" text:visited-style-name="Visited_20_Internet_20_Link"><text:span text:style-name="T2">[109]</text:span></text:a><text:span text:style-name="T1"> If a non Carmelite priest is involved, then the approval of his Ordinary is necessary.<text:line-break/></text:span><text:bookmark text:name="22"/><text:span text:style-name="T1"><text:line-break/></text:span><text:span text:style-name="Strong_20_Emphasis"><text:span text:style-name="T1">Government</text:span></text:span></text:p>
      <text:p text:style-name="P5"><text:span text:style-name="Strong_20_Emphasis"><text:span text:style-name="T1">59. </text:span></text:span><text:span text:style-name="T1">The supreme governing body is the General Assembly of the association or community made up of all its members. The relevant statutes will lay down the competence and procedures of the Assembly.</text:span></text:p>
      <text:p text:style-name="P5"><text:span text:style-name="Strong_20_Emphasis"><text:span text:style-name="T1">60. </text:span></text:span><text:span text:style-name="T1">Every community or group is directed by a Council. This Council is made up of the Chaplain, a moderator (or leader) and two or more councillors (but not more than four) according to the number of members of the community and according to the provisions of the local statutes. The Formator is also part of the Council.</text:span></text:p>
      <text:p text:style-name="P5"><text:span text:style-name="Strong_20_Emphasis"><text:span text:style-name="T1">61. </text:span></text:span><text:span text:style-name="T1">It is the Council’s and, especially the Moderator’s task, with the help of the Chaplain, to do everything possible to promote the community’s interests. This is so that the members of the community can respond in the best possible way to their calling to be lay people engaged in the construction of Christ’s kingdom, in themselves and in the world, according to the spirit and charism of Carmel to which they have been called by the Spirit, who distributes gifts as he wills.</text:span><text:a xlink:type="simple" xlink:href="http://www.ocarm.org/media/ebooks/rtoc_eng.htm#_edn110" office:name="_ednref110" text:style-name="Internet_20_link" text:visited-style-name="Visited_20_Internet_20_Link"><text:span text:style-name="T2">[110]</text:span></text:a><text:span text:style-name="T1"> This task is to be carried out in a spirit of evangelical service, avoiding all forms of autocratic power.<text:line-break/></text:span><text:bookmark text:name="23"/><text:span text:style-name="T1"><text:line-break/></text:span><text:span text:style-name="Strong_20_Emphasis"><text:span text:style-name="T1">The Establishment of the Officials</text:span></text:span></text:p>
      <text:p text:style-name="P5"><text:soft-page-break/><text:span text:style-name="Strong_20_Emphasis"><text:span text:style-name="T1">62. </text:span></text:span><text:span text:style-name="T1">The members of the Council, except the Chaplain, are elected by the General Assembly of the community for a three year period. The Moderator must be confirmed by the Prior General or the Prior Provincial.</text:span><text:a xlink:type="simple" xlink:href="http://www.ocarm.org/media/ebooks/rtoc_eng.htm#_edn111" office:name="_ednref111" text:style-name="Internet_20_link" text:visited-style-name="Visited_20_Internet_20_Link"><text:span text:style-name="T2">[111]</text:span></text:a></text:p>
      <text:p text:style-name="P5"><text:span text:style-name="Strong_20_Emphasis"><text:span text:style-name="T1">63. </text:span></text:span><text:span text:style-name="T1">The elections of members of the Council are presided over by the Chaplain and they are to be conducted in accordance with the statutes, respecting the norms of the common law of the Church.</text:span><text:a xlink:type="simple" xlink:href="http://www.ocarm.org/media/ebooks/rtoc_eng.htm#_edn112" office:name="_ednref112" text:style-name="Internet_20_link" text:visited-style-name="Visited_20_Internet_20_Link"><text:span text:style-name="T2">[112]</text:span></text:a></text:p>
      <text:p text:style-name="P5"><text:span text:style-name="Strong_20_Emphasis"><text:span text:style-name="T1">64. </text:span></text:span><text:span text:style-name="T1">The Council, for its part, appoints the Secretary, the Treasurer and other office holders according to the needs and the size of the community. The local statutes will determine the functions of the various major office holders, as well as their tasks and responsibilities. If the statutes so provide, the Secretary and the Treasurer are members of the Council.</text:span></text:p>
      <text:p text:style-name="P5"><text:span text:style-name="Strong_20_Emphasis"><text:span text:style-name="T1">65. </text:span></text:span><text:span text:style-name="T1">In special circumstances, if grave reasons so require, the ecclesiastical authority, that is, the Prior General or Prior Provincial, can nominate a Commissary who in his name is to direct the community for a time.</text:span><text:a xlink:type="simple" xlink:href="http://www.ocarm.org/media/ebooks/rtoc_eng.htm#_edn113" office:name="_ednref113" text:style-name="Internet_20_link" text:visited-style-name="Visited_20_Internet_20_Link"><text:span text:style-name="T2">[113]</text:span></text:a></text:p>
      <text:p text:style-name="P5"><text:span text:style-name="Strong_20_Emphasis"><text:span text:style-name="T1">66. </text:span></text:span><text:span text:style-name="T1">Moderators may be removed for a just cause by whomever confirmed them in office, after, however, having heard the Moderator in question and the officials of the community, according to the statutes. The Chaplain may also be removed for a grave reason, according to canons 192 to 195 by the one who appointed him, observing the same conditions.</text:span><text:a xlink:type="simple" xlink:href="http://www.ocarm.org/media/ebooks/rtoc_eng.htm#_edn114" office:name="_ednref114" text:style-name="Internet_20_link" text:visited-style-name="Visited_20_Internet_20_Link"><text:span text:style-name="T2">[114]</text:span></text:a><text:span text:style-name="T1"><text:line-break/></text:span><text:bookmark text:name="24"/><text:span text:style-name="T1"><text:line-break/></text:span><text:span text:style-name="Strong_20_Emphasis"><text:span text:style-name="T1">Administration of Goods</text:span></text:span></text:p>
      <text:p text:style-name="P5"><text:span text:style-name="Strong_20_Emphasis"><text:span text:style-name="T1">67. </text:span></text:span><text:span text:style-name="T1">Both the Carmelite Third Order as such, and the individual communities of Tertiaries which are canonically constituted, acquire through the decree of erection a juridical personality according to canon law. They also receive, as required, their mission for the purposes that they have set themselves in the name of the Church.</text:span><text:a xlink:type="simple" xlink:href="http://www.ocarm.org/media/ebooks/rtoc_eng.htm#_edn115" office:name="_ednref115" text:style-name="Internet_20_link" text:visited-style-name="Visited_20_Internet_20_Link"><text:span text:style-name="T2">[115]</text:span></text:a></text:p>
      <text:p text:style-name="P5"><text:span text:style-name="Strong_20_Emphasis"><text:span text:style-name="T1">68. </text:span></text:span><text:span text:style-name="T1">The Third Order of Carmel as such and its individual communities in as much as they are public juridical persons are subjects that are capable of acquiring, retaining, administering and alienating temporal goods according to the norms of canon law.</text:span><text:a xlink:type="simple" xlink:href="http://www.ocarm.org/media/ebooks/rtoc_eng.htm#_edn116" office:name="_ednref116" text:style-name="Internet_20_link" text:visited-style-name="Visited_20_Internet_20_Link"><text:span text:style-name="T2">[116]</text:span></text:a><text:span text:style-name="T1"> All their goods are ecclesiastical goods, and their use is governed by the common law of the Church, as well as statutes</text:span><text:a xlink:type="simple" xlink:href="http://www.ocarm.org/media/ebooks/rtoc_eng.htm#_edn117" office:name="_ednref117" text:style-name="Internet_20_link" text:visited-style-name="Visited_20_Internet_20_Link"><text:span text:style-name="T2">[117]</text:span></text:a><text:span text:style-name="T1"> which in harmony with the law, determine the way goods are administered.</text:span></text:p>
      <text:p text:style-name="P5"><text:span text:style-name="Strong_20_Emphasis"><text:span text:style-name="T1">69. </text:span></text:span><text:span text:style-name="T1">The statutes of individual communities set out who is to administer its goods. This person can carry out all acts of ordinary administration. For the execution of acts of extraordinary administration there must be:<text:line-break/>a) the authorisation of the Prior General with the consent of his Council as well as<text:line-break/>b) the permission of the Holy See for those acts whose value is more than the sum fixed by the Holy See or if goods are of artistic or historical value, or have been donated </text:span><text:span text:style-name="Emphasis"><text:span text:style-name="T1">ex voto</text:span></text:span><text:span text:style-name="T1">.</text:span><text:a xlink:type="simple" xlink:href="http://www.ocarm.org/media/ebooks/rtoc_eng.htm#_edn118" office:name="_ednref118" text:style-name="Internet_20_link" text:visited-style-name="Visited_20_Internet_20_Link"><text:span text:style-name="T2">[118]</text:span></text:a></text:p>
      <text:p text:style-name="P5"><text:span text:style-name="Strong_20_Emphasis"><text:span text:style-name="T1">70. </text:span></text:span><text:span text:style-name="T1">The patrimony of the Third Order and its individual communities is made up of all the fixed and liquid assets however acquired. In particular, it includes the contributions to individual members and from benefactors, as well as income from activities, gifts, legacies </text:span><text:soft-page-break/><text:span text:style-name="T1">and bequests by any right.<text:line-break/></text:span><text:bookmark text:name="25"/><text:span text:style-name="T1"><text:line-break/></text:span><text:span text:style-name="Strong_20_Emphasis"><text:span text:style-name="T1">Extinction and Suppression</text:span></text:span></text:p>
      <text:p text:style-name="P5"><text:span text:style-name="Strong_20_Emphasis"><text:span text:style-name="T1">71. </text:span></text:span><text:span text:style-name="T1">Individual communities may be suppressed for a grave reason by the Prior General with the consent of his council, having first consulted the Prior Provincial and the principal officers of the community in question. Local statutes are to set out the procedure for extinction, otherwise the norms of common law prevail.</text:span><text:a xlink:type="simple" xlink:href="http://www.ocarm.org/media/ebooks/rtoc_eng.htm#_edn119" office:name="_ednref119" text:style-name="Internet_20_link" text:visited-style-name="Visited_20_Internet_20_Link"><text:span text:style-name="T2">[119]</text:span></text:a><text:span text:style-name="T1"> It is always necessary to consult the competent authorities of the Order before embarking on such a procedure.</text:span></text:p>
      <text:p text:style-name="P5"><text:span text:style-name="Strong_20_Emphasis"><text:span text:style-name="T1">72. </text:span></text:span><text:span text:style-name="T1">In the case of suppression or disappearance of a Third Order community, the goods and rights of patrimony, and in the same measure, the obligations of the suppressed or former community, pass to the next highest juridical person, or if there is not such, to the Prior Provincial of the Order in whose jurisdiction the community was located. If the community was outside any province of the Order, the patrimonial goods and rights pass to the Order itself.</text:span><text:a xlink:type="simple" xlink:href="http://www.ocarm.org/media/ebooks/rtoc_eng.htm#_edn120" office:name="_ednref120" text:style-name="Internet_20_link" text:visited-style-name="Visited_20_Internet_20_Link"><text:span text:style-name="T2">[120]</text:span></text:a><text:span text:style-name="T1"><text:line-break/></text:span><text:bookmark text:name="26"/><text:span text:style-name="T1"><text:line-break/></text:span><text:span text:style-name="Strong_20_Emphasis"><text:span text:style-name="T1">The Law Proper to the Third Order and<text:line-break/>Its Interpretation</text:span></text:span></text:p>
      <text:p text:style-name="P5"><text:span text:style-name="Strong_20_Emphasis"><text:span text:style-name="T1">73. </text:span></text:span><text:span text:style-name="T1">The communities of Tertiaries are governed by this Rule, as approved by the Holy See. Nevertheless, it is advisable that at national, provincial and local level, there be specific statutes which contain provisions proper to the place to which they refer. These statutes must be approved by the competent authority of the Order,</text:span><text:a xlink:type="simple" xlink:href="http://www.ocarm.org/media/ebooks/rtoc_eng.htm#_edn121" office:name="_ednref121" text:style-name="Internet_20_link" text:visited-style-name="Visited_20_Internet_20_Link"><text:span text:style-name="T2">[121]</text:span></text:a><text:span text:style-name="T1"> that is, the Prior General or the Prior Provincial with the consent of their respective councils, as set out in the statutes.</text:span></text:p>
      <text:p text:style-name="P5"><text:span text:style-name="Strong_20_Emphasis"><text:span text:style-name="T1">74.</text:span></text:span><text:span text:style-name="T1"> Mutual co-operation and unity between the various communities will be fostered by setting up councils at various levels: national, regional and international. These councils must be governed by their own statutes and approved by the competent authority in the Order.</text:span></text:p>
      <text:p text:style-name="P5"><text:span text:style-name="Strong_20_Emphasis"><text:span text:style-name="T1">75. </text:span></text:span><text:span text:style-name="T1">The competent authority for authentic interpretation of this Rule is the Holy See. The Prior General of the Order, with the consent of his Council, can give a practical interpretation on occasion when necessary.<text:line-break/></text:span><text:bookmark text:name="27"/><text:span text:style-name="T1"><text:line-break/></text:span><text:span text:style-name="Strong_20_Emphasis"><text:span text:style-name="T1">II. Membership and Formation<text:line-break/></text:span></text:span><text:bookmark text:name="28"/><text:span text:style-name="T1"><text:line-break/></text:span><text:span text:style-name="Strong_20_Emphasis"><text:span text:style-name="T1">Admission</text:span></text:span></text:p>
      <text:p text:style-name="P5"><text:span text:style-name="Strong_20_Emphasis"><text:span text:style-name="T1">76. </text:span></text:span><text:span text:style-name="T1">Those who meet the following conditions may be members of the Third Order: those who profess the Catholic faith, live in communion with the Church, have good moral conduct,</text:span><text:a xlink:type="simple" xlink:href="http://www.ocarm.org/media/ebooks/rtoc_eng.htm#_edn122" office:name="_ednref122" text:style-name="Internet_20_link" text:visited-style-name="Visited_20_Internet_20_Link"><text:span text:style-name="T2">[122]</text:span></text:a><text:span text:style-name="T1">accept this Rule and who desire to live and act in the spirit of Carmel. Diocesan clerics may be members of the Third Order for all effects and purposes and can take a full part in all its activities, although without lay characteristics insofar as this would be incompatible with their clerical state.</text:span></text:p>
      <text:p text:style-name="P5"><text:soft-page-break/><text:span text:style-name="Strong_20_Emphasis"><text:span text:style-name="T1">77. </text:span></text:span><text:span text:style-name="T1">Those who seek admission to the Third Order are assigned to a community by its Chaplain, or by the Prior Provincial on whom it depends, or by the Prior General or his delegate, with the consent of the relative councils and having regard for article 82 of this Rule.</text:span></text:p>
      <text:p text:style-name="P5"><text:span text:style-name="Strong_20_Emphasis"><text:span text:style-name="T1">78. </text:span></text:span><text:span text:style-name="T1">Those who live far from any community and can not take part in its life for specific reasons, they can be admitted to the Third Order without being enrolled in a particular community. They are to live according to the Third Order Rule under the direction of superiors, or their own confessor, with due respect for the norms regarding admission and profession. Nonetheless, frequent contact is recommended with the Chaplain of the nearest community. Special statutes are to provide for the initial and ongoing formation of these candidates.</text:span></text:p>
      <text:p text:style-name="P5"><text:span text:style-name="Strong_20_Emphasis"><text:span text:style-name="T1">79. </text:span></text:span><text:span text:style-name="T1">Candidates for the Carmelite Third Order must be practising Catholics, be at least 18 years old, unless the local statutes provide otherwise, and they must present a letter of recommendation from their parish priest or another priest who knows them. There is no reason why they should not belong to another third order or to other associations,</text:span><text:a xlink:type="simple" xlink:href="http://www.ocarm.org/media/ebooks/rtoc_eng.htm#_edn123" office:name="_ednref123" text:style-name="Internet_20_link" text:visited-style-name="Visited_20_Internet_20_Link"><text:span text:style-name="T2">[123]</text:span></text:a><text:span text:style-name="T1"> unless the local statutes provide otherwise.<text:line-break/></text:span><text:bookmark text:name="29"/><text:span text:style-name="T1"><text:line-break/></text:span><text:span text:style-name="Strong_20_Emphasis"><text:span text:style-name="T1">Formation</text:span></text:span></text:p>
      <text:p text:style-name="P5"><text:span text:style-name="Strong_20_Emphasis"><text:span text:style-name="T1">80. </text:span></text:span><text:span text:style-name="T1">After an adequate period of discernment, as set out in the statutes, candidates are admitted to a period of spiritual formation in accordance with these statutes.</text:span></text:p>
      <text:p text:style-name="P5"><text:span text:style-name="Strong_20_Emphasis"><text:span text:style-name="T1">81. </text:span></text:span><text:span text:style-name="T1">This period of initial formation is to last at least a year, during which time the candidates are to study and to live the Rule of the Third Order. They are to get to know Carmelite spirituality and history, as well as the major figures of the Order. All this is to be done under the guidance of the one in charge of formation. With the whole council, the formator bears the responsibility for assuring sufficient instruction, if necessary having recourse to other qualified people and the most appropriate means.</text:span></text:p>
      <text:p text:style-name="P5"><text:span text:style-name="Strong_20_Emphasis"><text:span text:style-name="T1">82. </text:span></text:span><text:span text:style-name="T1">At the end of the period of preparation, the Council may admit those who feel especially moved by the Spirit to bind themselves more closely to God through vows or promises. In the spirit of their baptism the bonds will call them to a fuller practice of the Gospel, following the provisions of the Rule. For admission to vows or promises the procedure in n. 77 is to be followed.<text:line-break/></text:span><text:bookmark text:name="30"/><text:span text:style-name="T1"><text:line-break/></text:span><text:span text:style-name="Strong_20_Emphasis"><text:span text:style-name="T1">Profession</text:span></text:span></text:p>
      <text:p text:style-name="P5"><text:span text:style-name="Strong_20_Emphasis"><text:span text:style-name="T1">83</text:span></text:span><text:span text:style-name="T1">. Profession is to be made following the proper ritual of the Third Order.<text:line-break/>a) First profession is made for a period of three years during which time the brothers or sisters will live fully the life of the community, continuing the formation process, and deepening various aspects of Carmelite life.<text:line-break/>b) At the end of three years, having discerned and obtained the approval of the local council, the candidate can make final or perpetual profession.<text:line-break/></text:span><text:soft-page-break/><text:span text:style-name="T1">c) It is recommended that every year, on the occasion of the Solemn Commemoration of the Blessed Virgin Mary of Mount Carmel, that members of the Third Order renew their profession either communally or individually.</text:span></text:p>
      <text:p text:style-name="P5"><text:span text:style-name="Strong_20_Emphasis"><text:span text:style-name="T1">84. </text:span></text:span><text:span text:style-name="T1">The visible sign of joining the Third Order can be through the giving of the traditional habit or the scapular. Local statutes will determine the procedure.</text:span></text:p>
      <text:p text:style-name="P5"><text:span text:style-name="Strong_20_Emphasis"><text:span text:style-name="T1">85. </text:span></text:span><text:span text:style-name="T1">Every community must have a register of members where names, dates of profession and other information deemed useful are to be noted.</text:span></text:p>
      <text:p text:style-name="P5"><text:span text:style-name="Strong_20_Emphasis"><text:span text:style-name="T1">86. </text:span></text:span><text:span text:style-name="T1">Members of Third Order communities who are destined for Holy Orders may, where the statutes so provide, be incardinated through ordination to the diaconate in the Carmelite Order after their definitive incorporation in the Third Order.</text:span><text:a xlink:type="simple" xlink:href="http://www.ocarm.org/media/ebooks/rtoc_eng.htm#_edn124" office:name="_ednref124" text:style-name="Internet_20_link" text:visited-style-name="Visited_20_Internet_20_Link"><text:span text:style-name="T2">[124]</text:span></text:a><text:span text:style-name="T1"> From that moment, they depend on the Prior General as their Ordinary, apart from the obligations that come from their membership of the Third Order community. In this case, relations between the clerical Tertiary and the Carmelite order must be fixed by the local statutes of the group and agreed by the Prior General in a special accord.</text:span></text:p>
      <text:p text:style-name="P5"><text:span text:style-name="Strong_20_Emphasis"><text:span text:style-name="T1">87. </text:span></text:span><text:span text:style-name="T1">Each community is to set up a programme of ongoing formation.<text:line-break/></text:span><text:bookmark text:name="31"/><text:span text:style-name="T1"><text:line-break/></text:span><text:span text:style-name="Strong_20_Emphasis"><text:span text:style-name="T1">Apostolate</text:span></text:span></text:p>
      <text:p text:style-name="P5"><text:span text:style-name="Strong_20_Emphasis"><text:span text:style-name="T1">88. </text:span></text:span><text:span text:style-name="T1">Members of the Carmelite Third Order are called to the apostolate in various forms: from prayer to a commitment to shared responsibility in various ecclesial activities, including the offering of one’s suffering in union with Christ.</text:span></text:p>
      <text:p text:style-name="P5"><text:span text:style-name="Strong_20_Emphasis"><text:span text:style-name="T1">89. </text:span></text:span><text:span text:style-name="T1">The local statutes set out the forms of apostolic activities. In practice these can be whatever modern life requires. Through action together lay Carmelites increase the perfection of their lives. Some might be engaged in the promotion of the Christian message, others in carrying out apostolic works of evangelisation, of mercy and of charity, always with the aim of animating the temporal order with the Christian spirit.</text:span><text:a xlink:type="simple" xlink:href="http://www.ocarm.org/media/ebooks/rtoc_eng.htm#_edn125" office:name="_ednref125" text:style-name="Internet_20_link" text:visited-style-name="Visited_20_Internet_20_Link"><text:span text:style-name="T2">[125]</text:span></text:a><text:span text:style-name="T1"> Any sort of work or professional activity exercised by the individual or by the community can be a way of answering the call to the apostolate.<text:line-break/></text:span><text:bookmark text:name="32"/><text:span text:style-name="T1"><text:line-break/></text:span><text:span text:style-name="Strong_20_Emphasis"><text:span text:style-name="T1">Rights and Obligations</text:span></text:span></text:p>
      <text:p text:style-name="P5"><text:span text:style-name="Strong_20_Emphasis"><text:span text:style-name="T1">90. </text:span></text:span><text:span text:style-name="T1">All members of the Carmelite Third Order have the same rights and the same obligations as set out in the provincial or local statutes.</text:span></text:p>
      <text:p text:style-name="P5"><text:span text:style-name="Strong_20_Emphasis"><text:span text:style-name="T1">91. </text:span></text:span><text:span text:style-name="T1">Third Order Carmelites should meet periodically, according to the frequency and way laid down by the statutes so that they may form community in the midst of which Christ dwells. They are to encourage one another in assimilating the charism of the Order to which they belong so that they become living members of the Church. They should share in the goals, the initiatives and the activities of the whole Carmelite family, so that, in turn, it can fully carry out its mission entrusted to it by the Lord in the Body of Christ.</text:span></text:p>
      <text:p text:style-name="P5"><text:soft-page-break/><text:span text:style-name="Strong_20_Emphasis"><text:span text:style-name="T1">92. </text:span></text:span><text:span text:style-name="T1">Communities must set out in their local statutes how they are to help spiritually brothers and sisters who are advanced in years or who are sick.</text:span></text:p>
      <text:p text:style-name="P5"><text:span text:style-name="Strong_20_Emphasis"><text:span text:style-name="T1">93. </text:span></text:span><text:span text:style-name="T1">They should be readily inspired in this by the spirituality and teachings of the great saints that God has raised up in Carmel.</text:span></text:p>
      <text:p text:style-name="P5"><text:span text:style-name="Strong_20_Emphasis"><text:span text:style-name="T1">94. </text:span></text:span><text:span text:style-name="T1">Every member is free to leave the Third Order by asking the council in writing and the council is authorised to accede to this request. Members may also be dismissed for a just cause, that is, for reasons set out in common law or for the repeated and unjustified failure to meet obligations. The decision belongs to the council according to the statutes, after having heard and warned the party concerned. They always have the right to appeal to the competent ecclesiastical authority, that is, the Prior General or Prior Provincial.</text:span><text:a xlink:type="simple" xlink:href="http://www.ocarm.org/media/ebooks/rtoc_eng.htm#_edn126" office:name="_ednref126" text:style-name="Internet_20_link" text:visited-style-name="Visited_20_Internet_20_Link"><text:span text:style-name="T2">[126]</text:span></text:a><text:span text:style-name="T1"><text:line-break/></text:span><text:bookmark text:name="33"/><text:span text:style-name="T1"><text:line-break/></text:span><text:span text:style-name="Strong_20_Emphasis"><text:span text:style-name="T1">Epilogue</text:span></text:span></text:p>
      <text:p text:style-name="P3"><text:span text:style-name="T1">The members of the Third Order of Carmel commit themselves to incarnate the Carmelite vocation set out in this Rule. Let them undertake this one brief voyage</text:span><text:a xlink:type="simple" xlink:href="http://www.ocarm.org/media/ebooks/rtoc_eng.htm#_edn127" office:name="_ednref127" text:style-name="Internet_20_link" text:visited-style-name="Visited_20_Internet_20_Link"><text:span text:style-name="T2">[127]</text:span></text:a><text:span text:style-name="T1"> of earthly life as a colony of citizens whose homeland is heaven.</text:span><text:a xlink:type="simple" xlink:href="http://www.ocarm.org/media/ebooks/rtoc_eng.htm#_edn128" office:name="_ednref128" text:style-name="Internet_20_link" text:visited-style-name="Visited_20_Internet_20_Link"><text:span text:style-name="T2">[128]</text:span></text:a><text:span text:style-name="T1"> Let them strive, with the help of the saints, to understand all the dimensions of the love of Christ which surpasses all knowledge,</text:span><text:a xlink:type="simple" xlink:href="http://www.ocarm.org/media/ebooks/rtoc_eng.htm#_edn129" office:name="_ednref129" text:style-name="Internet_20_link" text:visited-style-name="Visited_20_Internet_20_Link"><text:span text:style-name="T2">[129]</text:span></text:a><text:span text:style-name="T1"> hurrying with a fervent and true desire to reach that place that the Lord as he was leaving this earth, promised to prepare for us.</text:span><text:a xlink:type="simple" xlink:href="http://www.ocarm.org/media/ebooks/rtoc_eng.htm#_edn130" office:name="_ednref130" text:style-name="Internet_20_link" text:visited-style-name="Visited_20_Internet_20_Link"><text:span text:style-name="T2">[130]</text:span></text:a><text:span text:style-name="T1"> Rooted and grounded in charity, always alert and holding lanterns alight they are aware that ‘in the evening of life they will be examined on love.’</text:span><text:a xlink:type="simple" xlink:href="http://www.ocarm.org/media/ebooks/rtoc_eng.htm#_edn131" office:name="_ednref131" text:style-name="Internet_20_link" text:visited-style-name="Visited_20_Internet_20_Link"><text:span text:style-name="T2">[131]</text:span></text:a><text:span text:style-name="T1"> Let them multiply their talents so that at the hour of their death they will deserve to hear the Lord’s invitation to enter into his joy.</text:span><text:a xlink:type="simple" xlink:href="http://www.ocarm.org/media/ebooks/rtoc_eng.htm#_edn132" office:name="_ednref132" text:style-name="Internet_20_link" text:visited-style-name="Visited_20_Internet_20_Link"><text:span text:style-name="T2">[132]</text:span></text:a></text:p>
      <text:p text:style-name="P4"><text:span text:style-name="Strong_20_Emphasis"><text:span text:style-name="T1">Footnotes</text:span></text:span></text:p>
      <text:section text:style-name="Sect1" text:name="edn1">
        <text:p text:style-name="P6"><text:a xlink:type="simple" xlink:href="http://www.ocarm.org/media/ebooks/rtoc_eng.htm#_ednref1" office:name="_edn1" text:style-name="Internet_20_link" text:visited-style-name="Visited_20_Internet_20_Link"><text:span text:style-name="T3">[1]</text:span></text:a> <text:span text:style-name="Emphasis">Carmelite Rule</text:span>, n. 2. See Heb 1:1.</text:p>
      </text:section>
      <text:section text:style-name="Sect1" text:name="edn2">
        <text:p text:style-name="P6"><text:a xlink:type="simple" xlink:href="http://www.ocarm.org/media/ebooks/rtoc_eng.htm#_ednref2" office:name="_edn2" text:style-name="Internet_20_link" text:visited-style-name="Visited_20_Internet_20_Link"><text:span text:style-name="T4">[2]</text:span></text:a><text:span text:style-name="T5"> See John Paul II, Letter to the Carmelite Order (2001), </text:span><text:span text:style-name="Emphasis"><text:span text:style-name="T5">I Learnt with Joy…</text:span></text:span><text:span text:style-name="T5">, n. 1 in </text:span><text:span text:style-name="Emphasis"><text:span text:style-name="T5">Analecta Ordinis Carmelitarum</text:span></text:span></text:p>
      </text:section>
      <text:section text:style-name="Sect1" text:name="edn3">
        <text:p text:style-name="P6"><text:a xlink:type="simple" xlink:href="http://www.ocarm.org/media/ebooks/rtoc_eng.htm#_ednref3" office:name="_edn3" text:style-name="Internet_20_link" text:visited-style-name="Visited_20_Internet_20_Link"><text:span text:style-name="T4">[3]</text:span></text:a><text:span text:style-name="T5"> See Joseph Chalmers, </text:span><text:span text:style-name="Emphasis"><text:span text:style-name="T5">Into the Land of Carmel</text:span></text:span><text:span text:style-name="T5">: Letter to the Carmelite Family on the occasion of the 550th anniversary of the Bull </text:span><text:span text:style-name="Emphasis"><text:span text:style-name="T5">Cum nulla</text:span></text:span><text:span text:style-name="T5">, </text:span><text:span text:style-name="Emphasis"><text:span text:style-name="T5">AOC </text:span></text:span><text:span text:style-name="T5">53 (2002) 65-68, nn. 41-42</text:span></text:p>
      </text:section>
      <text:section text:style-name="Sect1" text:name="edn4">
        <text:p text:style-name="P6"><text:a xlink:type="simple" xlink:href="http://www.ocarm.org/media/ebooks/rtoc_eng.htm#_ednref4" office:name="_edn4" text:style-name="Internet_20_link" text:visited-style-name="Visited_20_Internet_20_Link"><text:span text:style-name="T4">[4]</text:span></text:a><text:span text:style-name="T5"> See </text:span><text:span text:style-name="Emphasis"><text:span text:style-name="T5">Dei verbum</text:span></text:span><text:span text:style-name="T5">, n. 2</text:span></text:p>
      </text:section>
      <text:section text:style-name="Sect1" text:name="edn5">
        <text:p text:style-name="P6"><text:a xlink:type="simple" xlink:href="http://www.ocarm.org/media/ebooks/rtoc_eng.htm#_ednref5" office:name="_edn5" text:style-name="Internet_20_link" text:visited-style-name="Visited_20_Internet_20_Link"><text:span text:style-name="T4">[5]</text:span></text:a><text:span text:style-name="T5"> See St. John of the Cross, </text:span><text:span text:style-name="Emphasis"><text:span text:style-name="T5">Ascent of Mount Carmel</text:span></text:span><text:span text:style-name="T5">, II, 22, 5-6</text:span></text:p>
      </text:section>
      <text:section text:style-name="Sect1" text:name="edn6">
        <text:p text:style-name="P6"><text:a xlink:type="simple" xlink:href="http://www.ocarm.org/media/ebooks/rtoc_eng.htm#_ednref6" office:name="_edn6" text:style-name="Internet_20_link" text:visited-style-name="Visited_20_Internet_20_Link"><text:span text:style-name="T4">[6]</text:span></text:a><text:span text:style-name="T5"> See </text:span><text:span text:style-name="Emphasis"><text:span text:style-name="T5">Dei verbum</text:span></text:span><text:span text:style-name="T5">, n. 2</text:span></text:p>
      </text:section>
      <text:section text:style-name="Sect1" text:name="edn7">
        <text:p text:style-name="P6"><text:a xlink:type="simple" xlink:href="http://www.ocarm.org/media/ebooks/rtoc_eng.htm#_ednref7" office:name="_edn7" text:style-name="Internet_20_link" text:visited-style-name="Visited_20_Internet_20_Link"><text:span text:style-name="T4">[7]</text:span></text:a><text:span text:style-name="T5"> See </text:span><text:span text:style-name="Emphasis"><text:span text:style-name="T5">Lumen gentium</text:span></text:span><text:span text:style-name="T5">, nn. 2 &amp; 4</text:span></text:p>
      </text:section>
      <text:section text:style-name="Sect1" text:name="edn8">
        <text:p text:style-name="P6"><text:a xlink:type="simple" xlink:href="http://www.ocarm.org/media/ebooks/rtoc_eng.htm#_ednref8" office:name="_edn8" text:style-name="Internet_20_link" text:visited-style-name="Visited_20_Internet_20_Link"><text:span text:style-name="T4">[8]</text:span></text:a><text:span text:style-name="T5"> </text:span><text:span text:style-name="Emphasis"><text:span text:style-name="T5">Lumen gentium</text:span></text:span><text:span text:style-name="T5">, n. 1 &amp; see n. 13</text:span></text:p>
      </text:section>
      <text:section text:style-name="Sect1" text:name="edn9">
        <text:p text:style-name="P6"><text:a xlink:type="simple" xlink:href="http://www.ocarm.org/media/ebooks/rtoc_eng.htm#_ednref9" office:name="_edn9" text:style-name="Internet_20_link" text:visited-style-name="Visited_20_Internet_20_Link"><text:span text:style-name="T4">[9]</text:span></text:a><text:span text:style-name="T5"> See </text:span><text:span text:style-name="Emphasis"><text:span text:style-name="T5">Lumen gentium</text:span></text:span><text:span text:style-name="T5">, n. 41</text:span></text:p>
      </text:section>
      <text:section text:style-name="Sect1" text:name="edn10">
        <text:p text:style-name="P6"><text:a xlink:type="simple" xlink:href="http://www.ocarm.org/media/ebooks/rtoc_eng.htm#_ednref10" office:name="_edn10" text:style-name="Internet_20_link" text:visited-style-name="Visited_20_Internet_20_Link"><text:span text:style-name="T4">[10]</text:span></text:a><text:span text:style-name="T5"> See </text:span><text:span text:style-name="Emphasis"><text:span text:style-name="T5">Lumen gentium</text:span></text:span><text:span text:style-name="T5"> n. 43</text:span></text:p>
      </text:section>
      <text:section text:style-name="Sect1" text:name="edn11">
        <text:p text:style-name="P6"><text:a xlink:type="simple" xlink:href="http://www.ocarm.org/media/ebooks/rtoc_eng.htm#_ednref11" office:name="_edn11" text:style-name="Internet_20_link" text:visited-style-name="Visited_20_Internet_20_Link"><text:span text:style-name="T4">[11]</text:span></text:a><text:span text:style-name="T5"> See </text:span><text:span text:style-name="Emphasis"><text:span text:style-name="T5">Apostolicam actuositatem</text:span></text:span><text:span text:style-name="T5">, n. 4</text:span></text:p>
      </text:section>
      <text:section text:style-name="Sect1" text:name="edn12">
        <text:p text:style-name="P6"><text:a xlink:type="simple" xlink:href="http://www.ocarm.org/media/ebooks/rtoc_eng.htm#_ednref12" office:name="_edn12" text:style-name="Internet_20_link" text:visited-style-name="Visited_20_Internet_20_Link"><text:span text:style-name="T4">[12]</text:span></text:a><text:span text:style-name="T5"> See Urban IV in the bull </text:span><text:span text:style-name="Emphasis"><text:span text:style-name="T5">Ex vestrae religionis</text:span></text:span><text:span text:style-name="T5">, 5th August 1262. See </text:span><text:span text:style-name="Emphasis"><text:span text:style-name="T5">Bullarium Carmelitanum</text:span></text:span><text:span text:style-name="T5">, I, p.523.</text:span></text:p>
      </text:section>
      <text:section text:style-name="Sect1" text:name="edn13">
        <text:p text:style-name="P6"><text:a xlink:type="simple" xlink:href="http://www.ocarm.org/media/ebooks/rtoc_eng.htm#_ednref13" office:name="_edn13" text:style-name="Internet_20_link" text:visited-style-name="Visited_20_Internet_20_Link"><text:span text:style-name="T4">[13]</text:span></text:a><text:span text:style-name="T5"> These were not only single men and women, but married people who freely observed periodic continence, for example during Lent, etc.</text:span></text:p>
      </text:section>
      <text:section text:style-name="Sect1" text:name="edn14">
        <text:p text:style-name="P6"><text:a xlink:type="simple" xlink:href="http://www.ocarm.org/media/ebooks/rtoc_eng.htm#_ednref14" office:name="_edn14" text:style-name="Internet_20_link" text:visited-style-name="Visited_20_Internet_20_Link"><text:soft-page-break/><text:span text:style-name="T4">[14]</text:span></text:a><text:span text:style-name="T5"> See </text:span><text:span text:style-name="Emphasis"><text:span text:style-name="T5">Lumen gentium</text:span></text:span><text:span text:style-name="T5">, n. 31</text:span></text:p>
      </text:section>
      <text:section text:style-name="Sect1" text:name="edn15">
        <text:p text:style-name="P6"><text:a xlink:type="simple" xlink:href="http://www.ocarm.org/media/ebooks/rtoc_eng.htm#_ednref15" office:name="_edn15" text:style-name="Internet_20_link" text:visited-style-name="Visited_20_Internet_20_Link"><text:span text:style-name="T4">[15]</text:span></text:a><text:span text:style-name="T5"> See Christifideles laici, n. 34</text:span></text:p>
      </text:section>
      <text:section text:style-name="Sect1" text:name="edn16">
        <text:p text:style-name="P6"><text:a xlink:type="simple" xlink:href="http://www.ocarm.org/media/ebooks/rtoc_eng.htm#_ednref16" office:name="_edn16" text:style-name="Internet_20_link" text:visited-style-name="Visited_20_Internet_20_Link"><text:span text:style-name="T4">[16]</text:span></text:a><text:span text:style-name="T5"> This is the so-called </text:span><text:span text:style-name="Emphasis"><text:span text:style-name="T5">altius moderamen or ‘overall direction‘ </text:span></text:span><text:span text:style-name="T5">that the Code of Canon Law refers to in canon 303. See </text:span><text:span text:style-name="Emphasis"><text:span text:style-name="T5">Communicationes</text:span></text:span><text:span text:style-name="T5"> 18 (1986) p. 232. This is a technical term which means that the Third Order depends in some way on the ‘first‘ Order.</text:span></text:p>
      </text:section>
      <text:section text:style-name="Sect1" text:name="edn17">
        <text:p text:style-name="P6"><text:a xlink:type="simple" xlink:href="http://www.ocarm.org/media/ebooks/rtoc_eng.htm#_ednref17" office:name="_edn17" text:style-name="Internet_20_link" text:visited-style-name="Visited_20_Internet_20_Link"><text:span text:style-name="T4">[17]</text:span></text:a><text:span text:style-name="T5"> See CIC, can. 317, § 3.</text:span></text:p>
      </text:section>
      <text:section text:style-name="Sect1" text:name="edn18">
        <text:p text:style-name="P6"><text:a xlink:type="simple" xlink:href="http://www.ocarm.org/media/ebooks/rtoc_eng.htm#_ednref18" office:name="_edn18" text:style-name="Internet_20_link" text:visited-style-name="Visited_20_Internet_20_Link"><text:span text:style-name="T4">[18]</text:span></text:a><text:span text:style-name="T5"> See St. Thérèse of the Child Jesus and the Holy Face, </text:span><text:span text:style-name="Emphasis"><text:span text:style-name="T5">Offering of myself as a Victim of Holocaust to the Merciful Love of God</text:span></text:span></text:p>
      </text:section>
      <text:section text:style-name="Sect1" text:name="edn19">
        <text:p text:style-name="P6"><text:a xlink:type="simple" xlink:href="http://www.ocarm.org/media/ebooks/rtoc_eng.htm#_ednref19" office:name="_edn19" text:style-name="Internet_20_link" text:visited-style-name="Visited_20_Internet_20_Link"><text:span text:style-name="T4">[19]</text:span></text:a><text:span text:style-name="T5"> See Matt 22:37</text:span></text:p>
      </text:section>
      <text:section text:style-name="Sect1" text:name="edn20">
        <text:p text:style-name="P6"><text:a xlink:type="simple" xlink:href="http://www.ocarm.org/media/ebooks/rtoc_eng.htm#_ednref20" office:name="_edn20" text:style-name="Internet_20_link" text:visited-style-name="Visited_20_Internet_20_Link"><text:span text:style-name="T4">[20]</text:span></text:a><text:span text:style-name="T5"> See Matt 6:24</text:span></text:p>
      </text:section>
      <text:section text:style-name="Sect1" text:name="edn21">
        <text:p text:style-name="P6"><text:a xlink:type="simple" xlink:href="http://www.ocarm.org/media/ebooks/rtoc_eng.htm#_ednref21" office:name="_edn21" text:style-name="Internet_20_link" text:visited-style-name="Visited_20_Internet_20_Link"><text:span text:style-name="T4">[21]</text:span></text:a><text:span text:style-name="T5"> See Matt 22:9</text:span></text:p>
      </text:section>
      <text:section text:style-name="Sect1" text:name="edn22">
        <text:p text:style-name="P6"><text:a xlink:type="simple" xlink:href="http://www.ocarm.org/media/ebooks/rtoc_eng.htm#_ednref22" office:name="_edn22" text:style-name="Internet_20_link" text:visited-style-name="Visited_20_Internet_20_Link"><text:span text:style-name="T4">[22]</text:span></text:a><text:span text:style-name="T5"> See the Congregation for the Institutes of Consecrated Life and the Societies of Apostolic Life,</text:span><text:span text:style-name="Emphasis"><text:span text:style-name="T5">Starting out afresh from Christ.</text:span></text:span></text:p>
      </text:section>
      <text:section text:style-name="Sect1" text:name="edn23">
        <text:p text:style-name="P6"><text:a xlink:type="simple" xlink:href="http://www.ocarm.org/media/ebooks/rtoc_eng.htm#_ednref23" office:name="_edn23" text:style-name="Internet_20_link" text:visited-style-name="Visited_20_Internet_20_Link"><text:span text:style-name="T4">[23]</text:span></text:a><text:span text:style-name="T5"> </text:span><text:span text:style-name="Emphasis"><text:span text:style-name="T5">Vita consecrata</text:span></text:span><text:span text:style-name="T5">, n. 55</text:span></text:p>
      </text:section>
      <text:section text:style-name="Sect1" text:name="edn24">
        <text:p text:style-name="P6"><text:a xlink:type="simple" xlink:href="http://www.ocarm.org/media/ebooks/rtoc_eng.htm#_ednref24" office:name="_edn24" text:style-name="Internet_20_link" text:visited-style-name="Visited_20_Internet_20_Link"><text:span text:style-name="T4">[24]</text:span></text:a><text:span text:style-name="T5"> See Hos 2:16 and John 6:43</text:span></text:p>
      </text:section>
      <text:section text:style-name="Sect1" text:name="edn25">
        <text:p text:style-name="P6"><text:a xlink:type="simple" xlink:href="http://www.ocarm.org/media/ebooks/rtoc_eng.htm#_ednref25" office:name="_edn25" text:style-name="Internet_20_link" text:visited-style-name="Visited_20_Internet_20_Link"><text:span text:style-name="T4">[25]</text:span></text:a><text:span text:style-name="T5"> See </text:span><text:span text:style-name="Emphasis"><text:span text:style-name="T5">Ratio institutionis vitae carmelitanae </text:span></text:span><text:span text:style-name="T5">(Rome, 2000), n. 29</text:span></text:p>
      </text:section>
      <text:section text:style-name="Sect1" text:name="edn26">
        <text:p text:style-name="P6"><text:a xlink:type="simple" xlink:href="http://www.ocarm.org/media/ebooks/rtoc_eng.htm#_ednref26" office:name="_edn26" text:style-name="Internet_20_link" text:visited-style-name="Visited_20_Internet_20_Link"><text:span text:style-name="T4">[26]</text:span></text:a><text:span text:style-name="T5"> See </text:span><text:span text:style-name="Emphasis"><text:span text:style-name="T5">Carmelite Missal</text:span></text:span><text:span text:style-name="T5">, Collect for the Mass of 16th July: Solemn Commemoration of the Blessed Virgin Mary of Mount Carmel.</text:span></text:p>
      </text:section>
      <text:section text:style-name="Sect1" text:name="edn27">
        <text:p text:style-name="P6"><text:a xlink:type="simple" xlink:href="http://www.ocarm.org/media/ebooks/rtoc_eng.htm#_ednref27" office:name="_edn27" text:style-name="Internet_20_link" text:visited-style-name="Visited_20_Internet_20_Link"><text:span text:style-name="T4">[27]</text:span></text:a><text:span text:style-name="T5"> </text:span><text:span text:style-name="Emphasis"><text:span text:style-name="T5">Rule</text:span></text:span><text:span text:style-name="T5">, chp. 2</text:span></text:p>
      </text:section>
      <text:section text:style-name="Sect1" text:name="edn28">
        <text:p text:style-name="P6"><text:a xlink:type="simple" xlink:href="http://www.ocarm.org/media/ebooks/rtoc_eng.htm#_ednref28" office:name="_edn28" text:style-name="Internet_20_link" text:visited-style-name="Visited_20_Internet_20_Link"><text:span text:style-name="T4">[28]</text:span></text:a><text:span text:style-name="T5"> Gal 2:20</text:span></text:p>
      </text:section>
      <text:section text:style-name="Sect1" text:name="edn29">
        <text:p text:style-name="P6"><text:a xlink:type="simple" xlink:href="http://www.ocarm.org/media/ebooks/rtoc_eng.htm#_ednref29" office:name="_edn29" text:style-name="Internet_20_link" text:visited-style-name="Visited_20_Internet_20_Link"><text:span text:style-name="T4">[29]</text:span></text:a><text:span text:style-name="T5"> </text:span><text:span text:style-name="Emphasis"><text:span text:style-name="T5">Rule</text:span></text:span><text:span text:style-name="T5">, chp. 15</text:span></text:p>
      </text:section>
      <text:section text:style-name="Sect1" text:name="edn30">
        <text:p text:style-name="P6"><text:a xlink:type="simple" xlink:href="http://www.ocarm.org/media/ebooks/rtoc_eng.htm#_ednref30" office:name="_edn30" text:style-name="Internet_20_link" text:visited-style-name="Visited_20_Internet_20_Link"><text:span text:style-name="T4">[30]</text:span></text:a><text:span text:style-name="T5"> See Rom 5:5</text:span></text:p>
      </text:section>
      <text:section text:style-name="Sect1" text:name="edn31">
        <text:p text:style-name="P6"><text:a xlink:type="simple" xlink:href="http://www.ocarm.org/media/ebooks/rtoc_eng.htm#_ednref31" office:name="_edn31" text:style-name="Internet_20_link" text:visited-style-name="Visited_20_Internet_20_Link"><text:span text:style-name="T4">[31]</text:span></text:a><text:span text:style-name="T5"> See Rom 2:3-8; </text:span><text:span text:style-name="Emphasis"><text:span text:style-name="T5">Lumen gentium</text:span></text:span><text:span text:style-name="T5">, n. 32; </text:span><text:span text:style-name="Emphasis"><text:span text:style-name="T5">Vita consacrata</text:span></text:span><text:span text:style-name="T5">, n. 31</text:span></text:p>
      </text:section>
      <text:section text:style-name="Sect1" text:name="edn32">
        <text:p text:style-name="P6"><text:a xlink:type="simple" xlink:href="http://www.ocarm.org/media/ebooks/rtoc_eng.htm#_ednref32" office:name="_edn32" text:style-name="Internet_20_link" text:visited-style-name="Visited_20_Internet_20_Link"><text:span text:style-name="T4">[32]</text:span></text:a><text:span text:style-name="T5"> See </text:span><text:span text:style-name="Emphasis"><text:span text:style-name="T5">Ratio institutionis vitae carmelitanae 2000</text:span></text:span><text:span text:style-name="T5">, n. 3</text:span></text:p>
      </text:section>
      <text:section text:style-name="Sect1" text:name="edn33">
        <text:p text:style-name="P6"><text:a xlink:type="simple" xlink:href="http://www.ocarm.org/media/ebooks/rtoc_eng.htm#_ednref33" office:name="_edn33" text:style-name="Internet_20_link" text:visited-style-name="Visited_20_Internet_20_Link"><text:span text:style-name="T4">[33]</text:span></text:a><text:span text:style-name="T5"> The original text reads:</text:span><text:span text:style-name="Emphasis"><text:span text:style-name="T5"> ‘une humanité en surcroît</text:span></text:span><text:span text:style-name="T5">’; Blessed Elizabeth of the Trinity, </text:span><text:span text:style-name="Emphasis"><text:span text:style-name="T5">Elevation to the Most Blessed Trinity</text:span></text:span><text:span text:style-name="T5">: ‘My God, Trinity whom I adore.’</text:span></text:p>
      </text:section>
      <text:section text:style-name="Sect1" text:name="edn34">
        <text:p text:style-name="P6"><text:a xlink:type="simple" xlink:href="http://www.ocarm.org/media/ebooks/rtoc_eng.htm#_ednref34" office:name="_edn34" text:style-name="Internet_20_link" text:visited-style-name="Visited_20_Internet_20_Link"><text:span text:style-name="T4">[34]</text:span></text:a><text:span text:style-name="T5"> See Eph 1:12, 14; as Blessed Elizabeth of the Trinity signed herself towards the end of her life, for example see C. De Meester (ed) </text:span><text:span text:style-name="Emphasis"><text:span text:style-name="T5">Elizabeth of the Trinity Works</text:span></text:span><text:span text:style-name="T5"> , vol I, p. 183, Letter 28.</text:span></text:p>
      </text:section>
      <text:section text:style-name="Sect1" text:name="edn35">
        <text:p text:style-name="P6"><text:a xlink:type="simple" xlink:href="http://www.ocarm.org/media/ebooks/rtoc_eng.htm#_ednref35" office:name="_edn35" text:style-name="Internet_20_link" text:visited-style-name="Visited_20_Internet_20_Link"><text:span text:style-name="T4">[35]</text:span></text:a><text:span text:style-name="T5"> See </text:span><text:span text:style-name="Emphasis"><text:span text:style-name="T5">Apostolicam actuositatem</text:span></text:span><text:span text:style-name="T5">, n. 1</text:span></text:p>
      </text:section>
      <text:section text:style-name="Sect1" text:name="edn36">
        <text:p text:style-name="P6"><text:a xlink:type="simple" xlink:href="http://www.ocarm.org/media/ebooks/rtoc_eng.htm#_ednref36" office:name="_edn36" text:style-name="Internet_20_link" text:visited-style-name="Visited_20_Internet_20_Link"><text:span text:style-name="T4">[36]</text:span></text:a><text:span text:style-name="T5"> See </text:span><text:span text:style-name="Emphasis"><text:span text:style-name="T5">Apostolicam actuositatem</text:span></text:span><text:span text:style-name="T5">, nn. 2, 3</text:span></text:p>
      </text:section>
      <text:section text:style-name="Sect1" text:name="edn37">
        <text:p text:style-name="P6"><text:a xlink:type="simple" xlink:href="http://www.ocarm.org/media/ebooks/rtoc_eng.htm#_ednref37" office:name="_edn37" text:style-name="Internet_20_link" text:visited-style-name="Visited_20_Internet_20_Link"><text:span text:style-name="T4">[37]</text:span></text:a><text:span text:style-name="T5"> </text:span><text:span text:style-name="Emphasis"><text:span text:style-name="T5">Sacrosanctum concilium</text:span></text:span><text:span text:style-name="T5">, n. 20</text:span></text:p>
      </text:section>
      <text:section text:style-name="Sect1" text:name="edn38">
        <text:p text:style-name="P6"><text:a xlink:type="simple" xlink:href="http://www.ocarm.org/media/ebooks/rtoc_eng.htm#_ednref38" office:name="_edn38" text:style-name="Internet_20_link" text:visited-style-name="Visited_20_Internet_20_Link"><text:span text:style-name="T4">[38]</text:span></text:a><text:span text:style-name="T5"> See </text:span><text:span text:style-name="Emphasis"><text:span text:style-name="T5">Lumen gentium</text:span></text:span><text:span text:style-name="T5">, n. 34</text:span></text:p>
      </text:section>
      <text:section text:style-name="Sect1" text:name="edn39">
        <text:p text:style-name="P6"><text:a xlink:type="simple" xlink:href="http://www.ocarm.org/media/ebooks/rtoc_eng.htm#_ednref39" office:name="_edn39" text:style-name="Internet_20_link" text:visited-style-name="Visited_20_Internet_20_Link"><text:span text:style-name="T4">[39]</text:span></text:a><text:span text:style-name="T5"> See </text:span><text:span text:style-name="Emphasis"><text:span text:style-name="T5">Lumen gentium</text:span></text:span><text:span text:style-name="T5">, n. 1</text:span></text:p>
      </text:section>
      <text:section text:style-name="Sect1" text:name="edn40">
        <text:p text:style-name="P6"><text:a xlink:type="simple" xlink:href="http://www.ocarm.org/media/ebooks/rtoc_eng.htm#_ednref40" office:name="_edn40" text:style-name="Internet_20_link" text:visited-style-name="Visited_20_Internet_20_Link"><text:span text:style-name="T4">[40]</text:span></text:a><text:span text:style-name="T5"> See </text:span><text:span text:style-name="Emphasis"><text:span text:style-name="T5">Christifideles laici</text:span></text:span><text:span text:style-name="T5">, n. 14</text:span></text:p>
      </text:section>
      <text:section text:style-name="Sect1" text:name="edn41">
        <text:p text:style-name="P6"><text:a xlink:type="simple" xlink:href="http://www.ocarm.org/media/ebooks/rtoc_eng.htm#_ednref41" office:name="_edn41" text:style-name="Internet_20_link" text:visited-style-name="Visited_20_Internet_20_Link"><text:span text:style-name="T4">[41]</text:span></text:a><text:span text:style-name="T5"> See </text:span><text:span text:style-name="Emphasis"><text:span text:style-name="T5">Lumen gentium, </text:span></text:span><text:span text:style-name="T5">n. 12</text:span></text:p>
      </text:section>
      <text:section text:style-name="Sect1" text:name="edn42">
        <text:p text:style-name="P6"><text:a xlink:type="simple" xlink:href="http://www.ocarm.org/media/ebooks/rtoc_eng.htm#_ednref42" office:name="_edn42" text:style-name="Internet_20_link" text:visited-style-name="Visited_20_Internet_20_Link"><text:span text:style-name="T4">[42]</text:span></text:a><text:span text:style-name="T5"> See Acts, 2:17-18; 9:10; </text:span><text:span text:style-name="Emphasis"><text:span text:style-name="T5">Christifideles laici</text:span></text:span><text:span text:style-name="T5">, n. 14</text:span></text:p>
      </text:section>
      <text:section text:style-name="Sect1" text:name="edn43">
        <text:p text:style-name="P6"><text:a xlink:type="simple" xlink:href="http://www.ocarm.org/media/ebooks/rtoc_eng.htm#_ednref43" office:name="_edn43" text:style-name="Internet_20_link" text:visited-style-name="Visited_20_Internet_20_Link"><text:span text:style-name="T4">[43]</text:span></text:a><text:span text:style-name="T5"> See Rom 6:12</text:span></text:p>
      </text:section>
      <text:section text:style-name="Sect1" text:name="edn44">
        <text:p text:style-name="P6"><text:a xlink:type="simple" xlink:href="http://www.ocarm.org/media/ebooks/rtoc_eng.htm#_ednref44" office:name="_edn44" text:style-name="Internet_20_link" text:visited-style-name="Visited_20_Internet_20_Link"><text:span text:style-name="T4">[44]</text:span></text:a><text:span text:style-name="T5"> See Matt 25:40</text:span></text:p>
      </text:section>
      <text:section text:style-name="Sect1" text:name="edn45">
        <text:p text:style-name="P6"><text:a xlink:type="simple" xlink:href="http://www.ocarm.org/media/ebooks/rtoc_eng.htm#_ednref45" office:name="_edn45" text:style-name="Internet_20_link" text:visited-style-name="Visited_20_Internet_20_Link"><text:span text:style-name="T4">[45]</text:span></text:a><text:span text:style-name="T5"> See </text:span><text:span text:style-name="Emphasis"><text:span text:style-name="T5">Christifideles laici</text:span></text:span><text:span text:style-name="T5">, n. 17</text:span></text:p>
      </text:section>
      <text:section text:style-name="Sect1" text:name="edn46">
        <text:p text:style-name="P6"><text:a xlink:type="simple" xlink:href="http://www.ocarm.org/media/ebooks/rtoc_eng.htm#_ednref46" office:name="_edn46" text:style-name="Internet_20_link" text:visited-style-name="Visited_20_Internet_20_Link"><text:span text:style-name="T4">[46]</text:span></text:a><text:span text:style-name="T5"> Joseph Chalmers, </text:span><text:span text:style-name="Emphasis"><text:span text:style-name="T5">Into the Land of Carmel</text:span></text:span><text:span text:style-name="T5">, letter to the Carmelite Family, n. 40</text:span></text:p>
      </text:section>
      <text:section text:style-name="Sect1" text:name="edn47">
        <text:p text:style-name="P6"><text:a xlink:type="simple" xlink:href="http://www.ocarm.org/media/ebooks/rtoc_eng.htm#_ednref47" office:name="_edn47" text:style-name="Internet_20_link" text:visited-style-name="Visited_20_Internet_20_Link"><text:span text:style-name="T4">[47]</text:span></text:a><text:span text:style-name="T5"> See </text:span><text:span text:style-name="Emphasis"><text:span text:style-name="T5">Lumen gentium</text:span></text:span><text:span text:style-name="T5">, nn. 31, 36</text:span></text:p>
      </text:section>
      <text:section text:style-name="Sect1" text:name="edn48">
        <text:p text:style-name="P6"><text:a xlink:type="simple" xlink:href="http://www.ocarm.org/media/ebooks/rtoc_eng.htm#_ednref48" office:name="_edn48" text:style-name="Internet_20_link" text:visited-style-name="Visited_20_Internet_20_Link"><text:soft-page-break/><text:span text:style-name="T4">[48]</text:span></text:a><text:span text:style-name="T5"> See </text:span><text:span text:style-name="Emphasis"><text:span text:style-name="T5">Apostolicam actuositatem</text:span></text:span><text:span text:style-name="T5">, n. 7; </text:span><text:span text:style-name="Emphasis"><text:span text:style-name="T5">Gaudium et spes</text:span></text:span><text:span text:style-name="T5">, n. 30</text:span></text:p>
      </text:section>
      <text:section text:style-name="Sect1" text:name="edn49">
        <text:p text:style-name="P6"><text:a xlink:type="simple" xlink:href="http://www.ocarm.org/media/ebooks/rtoc_eng.htm#_ednref49" office:name="_edn49" text:style-name="Internet_20_link" text:visited-style-name="Visited_20_Internet_20_Link"><text:span text:style-name="T4">[49]</text:span></text:a><text:span text:style-name="T5"> See </text:span><text:span text:style-name="Emphasis"><text:span text:style-name="T5">Carmelite Constitutions (1995)</text:span></text:span><text:span text:style-name="T5">, n. 28 on the sharing of lay people in the charism and in the mission of the religious. </text:span><text:span text:style-name="Emphasis"><text:span text:style-name="T5">Christifideles laici</text:span></text:span><text:span text:style-name="T5">, n. 29; </text:span><text:span text:style-name="Emphasis"><text:span text:style-name="T5">Vita consacrata</text:span></text:span><text:span text:style-name="T5"> nn. 54-56</text:span></text:p>
      </text:section>
      <text:section text:style-name="Sect1" text:name="edn50">
        <text:p text:style-name="P6"><text:a xlink:type="simple" xlink:href="http://www.ocarm.org/media/ebooks/rtoc_eng.htm#_ednref50" office:name="_edn50" text:style-name="Internet_20_link" text:visited-style-name="Visited_20_Internet_20_Link"><text:span text:style-name="T4">[50]</text:span></text:a><text:span text:style-name="T5"> See John Paul II, Apostolic exhortation, </text:span><text:span text:style-name="Emphasis"><text:span text:style-name="T5">Familiaris consortio</text:span></text:span><text:span text:style-name="T5"> n. 72</text:span></text:p>
      </text:section>
      <text:section text:style-name="Sect1" text:name="edn51">
        <text:p text:style-name="P6"><text:a xlink:type="simple" xlink:href="http://www.ocarm.org/media/ebooks/rtoc_eng.htm#_ednref51" office:name="_edn51" text:style-name="Internet_20_link" text:visited-style-name="Visited_20_Internet_20_Link"><text:span text:style-name="T4">[51]</text:span></text:a><text:span text:style-name="T5"> See John Paul II, Apostolic letter, </text:span><text:span text:style-name="Emphasis"><text:span text:style-name="T5">Novo millennio ineunte</text:span></text:span><text:span text:style-name="T5">, n. 31</text:span></text:p>
      </text:section>
      <text:section text:style-name="Sect1" text:name="edn52">
        <text:p text:style-name="P6"><text:a xlink:type="simple" xlink:href="http://www.ocarm.org/media/ebooks/rtoc_eng.htm#_ednref52" office:name="_edn52" text:style-name="Internet_20_link" text:visited-style-name="Visited_20_Internet_20_Link"><text:span text:style-name="T4">[52]</text:span></text:a><text:span text:style-name="T5"> </text:span><text:span text:style-name="Emphasis"><text:span text:style-name="T5">Ratio institutionis vitae Carmelitanae 2000</text:span></text:span><text:span text:style-name="T5">, n. 4 and see </text:span><text:span text:style-name="Emphasis"><text:span text:style-name="T5">Constitutions 1995</text:span></text:span><text:span text:style-name="T5">, n. 14.</text:span></text:p>
      </text:section>
      <text:section text:style-name="Sect1" text:name="edn53">
        <text:p text:style-name="P6"><text:a xlink:type="simple" xlink:href="http://www.ocarm.org/media/ebooks/rtoc_eng.htm#_ednref53" office:name="_edn53" text:style-name="Internet_20_link" text:visited-style-name="Visited_20_Internet_20_Link"><text:span text:style-name="T4">[53]</text:span></text:a><text:span text:style-name="T5"> See </text:span><text:span text:style-name="Emphasis"><text:span text:style-name="T5">Carmelite Missal</text:span></text:span><text:span text:style-name="T5">, Collect for the Mass of 16 July: Solemn Commemoration of the Blessed Virgin Mary of Mount Carmel.</text:span></text:p>
      </text:section>
      <text:section text:style-name="Sect1" text:name="edn54">
        <text:p text:style-name="P6"><text:a xlink:type="simple" xlink:href="http://www.ocarm.org/media/ebooks/rtoc_eng.htm#_ednref54" office:name="_edn54" text:style-name="Internet_20_link" text:visited-style-name="Visited_20_Internet_20_Link"><text:span text:style-name="T4">[54]</text:span></text:a><text:span text:style-name="T5"> John Paul II, Letter to the Carmelite Order, </text:span><text:span text:style-name="Emphasis"><text:span text:style-name="T5">I have learnt with joy…</text:span></text:span><text:span text:style-name="T5">, n. 3</text:span></text:p>
      </text:section>
      <text:section text:style-name="Sect1" text:name="edn55">
        <text:p text:style-name="P6"><text:a xlink:type="simple" xlink:href="http://www.ocarm.org/media/ebooks/rtoc_eng.htm#_ednref55" office:name="_edn55" text:style-name="Internet_20_link" text:visited-style-name="Visited_20_Internet_20_Link"><text:span text:style-name="T4">[55]</text:span></text:a><text:span text:style-name="T5"> See </text:span><text:span text:style-name="Emphasis"><text:span text:style-name="T5">Apostolicam actuositatem</text:span></text:span><text:span text:style-name="T5">, n. 4 and </text:span><text:span text:style-name="Emphasis"><text:span text:style-name="T5">Christifideles laici</text:span></text:span><text:span text:style-name="T5">, n. 32</text:span></text:p>
      </text:section>
      <text:section text:style-name="Sect1" text:name="edn56">
        <text:p text:style-name="P6"><text:a xlink:type="simple" xlink:href="http://www.ocarm.org/media/ebooks/rtoc_eng.htm#_ednref56" office:name="_edn56" text:style-name="Internet_20_link" text:visited-style-name="Visited_20_Internet_20_Link"><text:span text:style-name="T4">[56]</text:span></text:a><text:span text:style-name="T5"> See Luke 1: 49-56</text:span></text:p>
      </text:section>
      <text:section text:style-name="Sect1" text:name="edn57">
        <text:p text:style-name="P6"><text:a xlink:type="simple" xlink:href="http://www.ocarm.org/media/ebooks/rtoc_eng.htm#_ednref57" office:name="_edn57" text:style-name="Internet_20_link" text:visited-style-name="Visited_20_Internet_20_Link"><text:span text:style-name="T4">[57]</text:span></text:a><text:span text:style-name="T5"> See Luke 2:19, 51</text:span></text:p>
      </text:section>
      <text:section text:style-name="Sect1" text:name="edn58">
        <text:p text:style-name="P6"><text:a xlink:type="simple" xlink:href="http://www.ocarm.org/media/ebooks/rtoc_eng.htm#_ednref58" office:name="_edn58" text:style-name="Internet_20_link" text:visited-style-name="Visited_20_Internet_20_Link"><text:span text:style-name="T4">[58]</text:span></text:a><text:span text:style-name="T5"> See Paul VI, Apostolic Exhortation </text:span><text:span text:style-name="Emphasis"><text:span text:style-name="T5">Marialis cultus</text:span></text:span><text:span text:style-name="T5">, n. 35</text:span></text:p>
      </text:section>
      <text:section text:style-name="Sect1" text:name="edn59">
        <text:p text:style-name="P6"><text:a xlink:type="simple" xlink:href="http://www.ocarm.org/media/ebooks/rtoc_eng.htm#_ednref59" office:name="_edn59" text:style-name="Internet_20_link" text:visited-style-name="Visited_20_Internet_20_Link"><text:span text:style-name="T4">[59]</text:span></text:a><text:span text:style-name="T5"> See John 2:1-12</text:span></text:p>
      </text:section>
      <text:section text:style-name="Sect1" text:name="edn60">
        <text:p text:style-name="P6"><text:a xlink:type="simple" xlink:href="http://www.ocarm.org/media/ebooks/rtoc_eng.htm#_ednref60" office:name="_edn60" text:style-name="Internet_20_link" text:visited-style-name="Visited_20_Internet_20_Link"><text:span text:style-name="T4">[60]</text:span></text:a><text:span text:style-name="T5"> See </text:span><text:span text:style-name="Emphasis"><text:span text:style-name="T5">Apostolicam actuositatem</text:span></text:span><text:span text:style-name="T5">, n. 4</text:span></text:p>
      </text:section>
      <text:section text:style-name="Sect1" text:name="edn61">
        <text:p text:style-name="P6"><text:a xlink:type="simple" xlink:href="http://www.ocarm.org/media/ebooks/rtoc_eng.htm#_ednref61" office:name="_edn61" text:style-name="Internet_20_link" text:visited-style-name="Visited_20_Internet_20_Link"><text:span text:style-name="T4">[61]</text:span></text:a><text:span text:style-name="T5"> See John Paul II, Encyclical Letter, </text:span><text:span text:style-name="Emphasis"><text:span text:style-name="T5">Redemptoris missio</text:span></text:span><text:span text:style-name="T5">, n. 40</text:span></text:p>
      </text:section>
      <text:section text:style-name="Sect1" text:name="edn62">
        <text:p text:style-name="P6"><text:a xlink:type="simple" xlink:href="http://www.ocarm.org/media/ebooks/rtoc_eng.htm#_ednref62" office:name="_edn62" text:style-name="Internet_20_link" text:visited-style-name="Visited_20_Internet_20_Link"><text:span text:style-name="T4">[62]</text:span></text:a><text:span text:style-name="T5"> See B. M. Xiberta, ‘Amando se constringit amari‘in </text:span><text:span text:style-name="Emphasis"><text:span text:style-name="T5">Charlas a las contemplativas</text:span></text:span><text:span text:style-name="T5">, n. 33 p. 195. See ‘Amando si fa amare‘ in </text:span><text:span text:style-name="Emphasis"><text:span text:style-name="T5">I trionfi della Bruna</text:span></text:span><text:span text:style-name="T5">, giugno 1951, pp. 5-6</text:span></text:p>
      </text:section>
      <text:section text:style-name="Sect1" text:name="edn63">
        <text:p text:style-name="P6"><text:a xlink:type="simple" xlink:href="http://www.ocarm.org/media/ebooks/rtoc_eng.htm#_ednref63" office:name="_edn63" text:style-name="Internet_20_link" text:visited-style-name="Visited_20_Internet_20_Link"><text:span text:style-name="T4">[63]</text:span></text:a><text:span text:style-name="T5"> See B. M. Xiberta, </text:span><text:span text:style-name="Emphasis"><text:span text:style-name="T5">Charlas a las contemplativas</text:span></text:span><text:span text:style-name="T5">, n. 4, p. 15.</text:span></text:p>
      </text:section>
      <text:section text:style-name="Sect1" text:name="edn64">
        <text:p text:style-name="P6"><text:a xlink:type="simple" xlink:href="http://www.ocarm.org/media/ebooks/rtoc_eng.htm#_ednref64" office:name="_edn64" text:style-name="Internet_20_link" text:visited-style-name="Visited_20_Internet_20_Link"><text:span text:style-name="T4">[64]</text:span></text:a><text:span text:style-name="T5"> See 1 Kings 17-19</text:span></text:p>
      </text:section>
      <text:section text:style-name="Sect1" text:name="edn65">
        <text:p text:style-name="P6"><text:a xlink:type="simple" xlink:href="http://www.ocarm.org/media/ebooks/rtoc_eng.htm#_ednref65" office:name="_edn65" text:style-name="Internet_20_link" text:visited-style-name="Visited_20_Internet_20_Link"><text:span text:style-name="T4">[65]</text:span></text:a><text:span text:style-name="T5"> St. Teresa of Jesus, </text:span><text:span text:style-name="Emphasis"><text:span text:style-name="T5">Life</text:span></text:span><text:span text:style-name="T5">, Chp. 8,5</text:span></text:p>
      </text:section>
      <text:section text:style-name="Sect1" text:name="edn66">
        <text:p text:style-name="P6"><text:a xlink:type="simple" xlink:href="http://www.ocarm.org/media/ebooks/rtoc_eng.htm#_ednref66" office:name="_edn66" text:style-name="Internet_20_link" text:visited-style-name="Visited_20_Internet_20_Link"><text:span text:style-name="T4">[66]</text:span></text:a><text:span text:style-name="T5"> St. Teresa of Jesus, </text:span><text:span text:style-name="Emphasis"><text:span text:style-name="T5">Interior Castle</text:span></text:span><text:span text:style-name="T5">, IV, 1,7</text:span></text:p>
      </text:section>
      <text:section text:style-name="Sect1" text:name="edn67">
        <text:p text:style-name="P6"><text:a xlink:type="simple" xlink:href="http://www.ocarm.org/media/ebooks/rtoc_eng.htm#_ednref67" office:name="_edn67" text:style-name="Internet_20_link" text:visited-style-name="Visited_20_Internet_20_Link"><text:span text:style-name="T4">[67]</text:span></text:a><text:span text:style-name="T5"> Bl. Titus Brandsma, ‘Notes for a retreat‘ in S. Scapin (ed.), </text:span><text:span text:style-name="Emphasis"><text:span text:style-name="T5">Nella notte della libertà. Tito Brandsma, giornalista, martire a Dachau con un’antologia dei suoi scritti</text:span></text:span><text:span text:style-name="T5"> (Rome, 1985), p. 198</text:span></text:p>
      </text:section>
      <text:section text:style-name="Sect1" text:name="edn68">
        <text:p text:style-name="P6"><text:a xlink:type="simple" xlink:href="http://www.ocarm.org/media/ebooks/rtoc_eng.htm#_ednref68" office:name="_edn68" text:style-name="Internet_20_link" text:visited-style-name="Visited_20_Internet_20_Link"><text:span text:style-name="T4">[68]</text:span></text:a><text:span text:style-name="T5"> John Paul II, Letter to the Carmelite Order, </text:span><text:span text:style-name="Emphasis"><text:span text:style-name="T5">I have learnt with joy</text:span></text:span><text:span text:style-name="T5">…, n. 3</text:span></text:p>
      </text:section>
      <text:section text:style-name="Sect1" text:name="edn69">
        <text:p text:style-name="P6"><text:a xlink:type="simple" xlink:href="http://www.ocarm.org/media/ebooks/rtoc_eng.htm#_ednref69" office:name="_edn69" text:style-name="Internet_20_link" text:visited-style-name="Visited_20_Internet_20_Link"><text:span text:style-name="T4">[69]</text:span></text:a><text:span text:style-name="T5"> </text:span><text:span text:style-name="Emphasis"><text:span text:style-name="T5">Presbyterorum ordinis</text:span></text:span><text:span text:style-name="T5">, n. 5</text:span></text:p>
      </text:section>
      <text:section text:style-name="Sect1" text:name="edn70">
        <text:p text:style-name="P6"><text:a xlink:type="simple" xlink:href="http://www.ocarm.org/media/ebooks/rtoc_eng.htm#_ednref70" office:name="_edn70" text:style-name="Internet_20_link" text:visited-style-name="Visited_20_Internet_20_Link"><text:span text:style-name="T4">[70]</text:span></text:a><text:span text:style-name="T5"> See </text:span><text:span text:style-name="Emphasis"><text:span text:style-name="T5">Votive Masses of the B. Virgin Mary</text:span></text:span><text:span text:style-name="T5">, Introduction, n. 17</text:span></text:p>
      </text:section>
      <text:section text:style-name="Sect1" text:name="edn71">
        <text:p text:style-name="P6"><text:a xlink:type="simple" xlink:href="http://www.ocarm.org/media/ebooks/rtoc_eng.htm#_ednref71" office:name="_edn71" text:style-name="Internet_20_link" text:visited-style-name="Visited_20_Internet_20_Link"><text:span text:style-name="T4">[71]</text:span></text:a><text:span text:style-name="T5"> See Matt 6:6 and cf </text:span><text:span text:style-name="Emphasis"><text:span text:style-name="T5">Constitutions 1995</text:span></text:span><text:span text:style-name="T5">, n. 77</text:span></text:p>
      </text:section>
      <text:section text:style-name="Sect1" text:name="edn72">
        <text:p text:style-name="P6"><text:a xlink:type="simple" xlink:href="http://www.ocarm.org/media/ebooks/rtoc_eng.htm#_ednref72" office:name="_edn72" text:style-name="Internet_20_link" text:visited-style-name="Visited_20_Internet_20_Link"><text:span text:style-name="T4">[72]</text:span></text:a><text:span text:style-name="T5"> See Lk 18:1</text:span></text:p>
      </text:section>
      <text:section text:style-name="Sect1" text:name="edn73">
        <text:p text:style-name="P6"><text:a xlink:type="simple" xlink:href="http://www.ocarm.org/media/ebooks/rtoc_eng.htm#_ednref73" office:name="_edn73" text:style-name="Internet_20_link" text:visited-style-name="Visited_20_Internet_20_Link"><text:span text:style-name="T4">[73]</text:span></text:a><text:span text:style-name="T5"> See 1 Thess 5:17</text:span></text:p>
      </text:section>
      <text:section text:style-name="Sect1" text:name="edn74">
        <text:p text:style-name="P6"><text:a xlink:type="simple" xlink:href="http://www.ocarm.org/media/ebooks/rtoc_eng.htm#_ednref74" office:name="_edn74" text:style-name="Internet_20_link" text:visited-style-name="Visited_20_Internet_20_Link"><text:span text:style-name="T4">[74]</text:span></text:a><text:span text:style-name="T5"> See Pius XII, Letter to the Carmelite Order, </text:span><text:span text:style-name="Emphasis"><text:span text:style-name="T5">Neminem profecto latet</text:span></text:span><text:span text:style-name="T5">.</text:span></text:p>
      </text:section>
      <text:section text:style-name="Sect1" text:name="edn75">
        <text:p text:style-name="P6"><text:a xlink:type="simple" xlink:href="http://www.ocarm.org/media/ebooks/rtoc_eng.htm#_ednref75" office:name="_edn75" text:style-name="Internet_20_link" text:visited-style-name="Visited_20_Internet_20_Link"><text:span text:style-name="T4">[75]</text:span></text:a><text:span text:style-name="T5"> See John Paul II, Letter to the Carmelite Order, </text:span><text:span text:style-name="Emphasis"><text:span text:style-name="T5">The providential event…</text:span></text:span><text:span text:style-name="T5">, n. 5</text:span></text:p>
      </text:section>
      <text:section text:style-name="Sect1" text:name="edn76">
        <text:p text:style-name="P6"><text:a xlink:type="simple" xlink:href="http://www.ocarm.org/media/ebooks/rtoc_eng.htm#_ednref76" office:name="_edn76" text:style-name="Internet_20_link" text:visited-style-name="Visited_20_Internet_20_Link"><text:span text:style-name="T4">[76]</text:span></text:a><text:span text:style-name="T5"> See</text:span><text:span text:style-name="Emphasis"><text:span text:style-name="T5"> ibid.</text:span></text:span></text:p>
      </text:section>
      <text:section text:style-name="Sect1" text:name="edn77">
        <text:p text:style-name="P6"><text:a xlink:type="simple" xlink:href="http://www.ocarm.org/media/ebooks/rtoc_eng.htm#_ednref77" office:name="_edn77" text:style-name="Internet_20_link" text:visited-style-name="Visited_20_Internet_20_Link"><text:span text:style-name="T4">[77]</text:span></text:a><text:span text:style-name="T5"> See </text:span><text:span text:style-name="Emphasis"><text:span text:style-name="T5">Constitutions 1995</text:span></text:span><text:span text:style-name="T5">, n. 86; Paul VI, Apostolic Exhortation, </text:span><text:span text:style-name="Emphasis"><text:span text:style-name="T5">Marialis cultus</text:span></text:span><text:span text:style-name="T5">, 45; John Paul II, Apostolic Letter, </text:span><text:span text:style-name="Emphasis"><text:span text:style-name="T5">Rosarium Virginis Mariae</text:span></text:span><text:span text:style-name="T5">, 5, 10</text:span></text:p>
      </text:section>
      <text:section text:style-name="Sect1" text:name="edn78">
        <text:p text:style-name="P6"><text:a xlink:type="simple" xlink:href="http://www.ocarm.org/media/ebooks/rtoc_eng.htm#_ednref78" office:name="_edn78" text:style-name="Internet_20_link" text:visited-style-name="Visited_20_Internet_20_Link"><text:span text:style-name="T4">[78]</text:span></text:a><text:span text:style-name="T5"> Joseph Chalmers, Letter to the Carmelite Family, </text:span><text:span text:style-name="Emphasis"><text:span text:style-name="T5">Into the Land of Carmel</text:span></text:span><text:span text:style-name="T5">, n. 47</text:span></text:p>
      </text:section>
      <text:section text:style-name="Sect1" text:name="edn79">
        <text:p text:style-name="P6"><text:a xlink:type="simple" xlink:href="http://www.ocarm.org/media/ebooks/rtoc_eng.htm#_ednref79" office:name="_edn79" text:style-name="Internet_20_link" text:visited-style-name="Visited_20_Internet_20_Link"><text:span text:style-name="T4">[79]</text:span></text:a><text:span text:style-name="T5"> See </text:span><text:span text:style-name="Emphasis"><text:span text:style-name="T5">Christifideles laici</text:span></text:span><text:span text:style-name="T5">, nn. 32-44; </text:span><text:span text:style-name="Emphasis"><text:span text:style-name="T5">Redemptoris missio</text:span></text:span><text:span text:style-name="T5">, nn. 71-72; </text:span><text:span text:style-name="Emphasis"><text:span text:style-name="T5">Vita consacrata</text:span></text:span><text:span text:style-name="T5">, nn. 54-56.</text:span></text:p>
      </text:section>
      <text:section text:style-name="Sect1" text:name="edn80">
        <text:p text:style-name="P6"><text:a xlink:type="simple" xlink:href="http://www.ocarm.org/media/ebooks/rtoc_eng.htm#_ednref80" office:name="_edn80" text:style-name="Internet_20_link" text:visited-style-name="Visited_20_Internet_20_Link"><text:span text:style-name="T4">[80]</text:span></text:a><text:span text:style-name="T5"> See </text:span><text:span text:style-name="Emphasis"><text:span text:style-name="T5">Apostolicam actuositatem</text:span></text:span><text:span text:style-name="T5">, n. 2</text:span></text:p>
      </text:section>
      <text:section text:style-name="Sect1" text:name="edn81">
        <text:p text:style-name="P6"><text:a xlink:type="simple" xlink:href="http://www.ocarm.org/media/ebooks/rtoc_eng.htm#_ednref81" office:name="_edn81" text:style-name="Internet_20_link" text:visited-style-name="Visited_20_Internet_20_Link"><text:span text:style-name="T4">[81]</text:span></text:a><text:span text:style-name="T5"> Joseph Chalmers, Letter to the Carmelite Family, </text:span><text:span text:style-name="Emphasis"><text:span text:style-name="T5">Into the Land of Carmel</text:span></text:span><text:span text:style-name="T5">, n. 46</text:span></text:p>
      </text:section>
      <text:section text:style-name="Sect1" text:name="edn82">
        <text:p text:style-name="P6"><text:a xlink:type="simple" xlink:href="http://www.ocarm.org/media/ebooks/rtoc_eng.htm#_ednref82" office:name="_edn82" text:style-name="Internet_20_link" text:visited-style-name="Visited_20_Internet_20_Link"><text:span text:style-name="T4">[82]</text:span></text:a><text:span text:style-name="T5"> St. Thérèse of the Child Jesus, </text:span><text:span text:style-name="Emphasis"><text:span text:style-name="T5">Manuscript B, Letter to Sr. Marie du Sacre Coeur</text:span></text:span><text:span text:style-name="T5">, p. 254</text:span></text:p>
      </text:section>
      <text:section text:style-name="Sect1" text:name="edn83">
        <text:p text:style-name="P6"><text:a xlink:type="simple" xlink:href="http://www.ocarm.org/media/ebooks/rtoc_eng.htm#_ednref83" office:name="_edn83" text:style-name="Internet_20_link" text:visited-style-name="Visited_20_Internet_20_Link"><text:soft-page-break/><text:span text:style-name="T4">[83]</text:span></text:a><text:span text:style-name="T5"> See </text:span><text:span text:style-name="Emphasis"><text:span text:style-name="T5">Lumen gentium</text:span></text:span><text:span text:style-name="T5">, n. 31; </text:span><text:span text:style-name="Emphasis"><text:span text:style-name="T5">Christifideles laici</text:span></text:span><text:span text:style-name="T5">, n. 15</text:span></text:p>
      </text:section>
      <text:section text:style-name="Sect1" text:name="edn84">
        <text:p text:style-name="P6"><text:a xlink:type="simple" xlink:href="http://www.ocarm.org/media/ebooks/rtoc_eng.htm#_ednref84" office:name="_edn84" text:style-name="Internet_20_link" text:visited-style-name="Visited_20_Internet_20_Link"><text:span text:style-name="T4">[84]</text:span></text:a><text:span text:style-name="T5"> See</text:span><text:span text:style-name="Emphasis"><text:span text:style-name="T5"> Christifideles laici</text:span></text:span><text:span text:style-name="T5">, n. 41</text:span></text:p>
      </text:section>
      <text:section text:style-name="Sect1" text:name="edn85">
        <text:p text:style-name="P6"><text:a xlink:type="simple" xlink:href="http://www.ocarm.org/media/ebooks/rtoc_eng.htm#_ednref85" office:name="_edn85" text:style-name="Internet_20_link" text:visited-style-name="Visited_20_Internet_20_Link"><text:span text:style-name="T4">[85]</text:span></text:a><text:span text:style-name="T5"> See St. Maria Magdalene de’ Pazzi</text:span><text:span text:style-name="Emphasis"><text:span text:style-name="T5">, </text:span></text:span><text:span text:style-name="T5">‘Renovatione della Chiesa’ in </text:span><text:span text:style-name="Emphasis"><text:span text:style-name="T5">Tutte le opere VII</text:span></text:span><text:span text:style-name="T5">, 34, 82</text:span></text:p>
      </text:section>
      <text:section text:style-name="Sect1" text:name="edn86">
        <text:p text:style-name="P6"><text:a xlink:type="simple" xlink:href="http://www.ocarm.org/media/ebooks/rtoc_eng.htm#_ednref86" office:name="_edn86" text:style-name="Internet_20_link" text:visited-style-name="Visited_20_Internet_20_Link"><text:span text:style-name="T4">[86]</text:span></text:a><text:span text:style-name="T5"> See Eph 1: 6, 12, 14. See also note 31: the motto of Blessed Elisabeth of the Trinity.</text:span></text:p>
      </text:section>
      <text:section text:style-name="Sect1" text:name="edn87">
        <text:p text:style-name="P6"><text:a xlink:type="simple" xlink:href="http://www.ocarm.org/media/ebooks/rtoc_eng.htm#_ednref87" office:name="_edn87" text:style-name="Internet_20_link" text:visited-style-name="Visited_20_Internet_20_Link"><text:span text:style-name="T4">[87]</text:span></text:a><text:span text:style-name="T5"> See </text:span><text:span text:style-name="Emphasis"><text:span text:style-name="T5">Apostolicam actuositatem</text:span></text:span><text:span text:style-name="T5">, n. 6</text:span></text:p>
      </text:section>
      <text:section text:style-name="Sect1" text:name="edn88">
        <text:p text:style-name="P6"><text:a xlink:type="simple" xlink:href="http://www.ocarm.org/media/ebooks/rtoc_eng.htm#_ednref88" office:name="_edn88" text:style-name="Internet_20_link" text:visited-style-name="Visited_20_Internet_20_Link"><text:span text:style-name="T4">[88]</text:span></text:a><text:span text:style-name="T5"> See 1 Kgs 19:1-18</text:span></text:p>
      </text:section>
      <text:section text:style-name="Sect1" text:name="edn89">
        <text:p text:style-name="P6"><text:a xlink:type="simple" xlink:href="http://www.ocarm.org/media/ebooks/rtoc_eng.htm#_ednref89" office:name="_edn89" text:style-name="Internet_20_link" text:visited-style-name="Visited_20_Internet_20_Link"><text:span text:style-name="T4">[89]</text:span></text:a><text:span text:style-name="T5"> See </text:span><text:span text:style-name="Emphasis"><text:span text:style-name="T5">Gaudium et spes</text:span></text:span><text:span text:style-name="T5">, n. 34</text:span></text:p>
      </text:section>
      <text:section text:style-name="Sect1" text:name="edn90">
        <text:p text:style-name="P6"><text:a xlink:type="simple" xlink:href="http://www.ocarm.org/media/ebooks/rtoc_eng.htm#_ednref90" office:name="_edn90" text:style-name="Internet_20_link" text:visited-style-name="Visited_20_Internet_20_Link"><text:span text:style-name="T4">[90]</text:span></text:a><text:span text:style-name="T5"> See</text:span><text:span text:style-name="Emphasis"><text:span text:style-name="T5"> idem,</text:span></text:span><text:span text:style-name="T5"> n. 35</text:span></text:p>
      </text:section>
      <text:section text:style-name="Sect1" text:name="edn91">
        <text:p text:style-name="P6"><text:a xlink:type="simple" xlink:href="http://www.ocarm.org/media/ebooks/rtoc_eng.htm#_ednref91" office:name="_edn91" text:style-name="Internet_20_link" text:visited-style-name="Visited_20_Internet_20_Link"><text:span text:style-name="T4">[91]</text:span></text:a><text:span text:style-name="T5"> See </text:span><text:span text:style-name="Emphasis"><text:span text:style-name="T5">idem </text:span></text:span><text:span text:style-name="T5">n. 19</text:span></text:p>
      </text:section>
      <text:section text:style-name="Sect1" text:name="edn92">
        <text:p text:style-name="P6"><text:a xlink:type="simple" xlink:href="http://www.ocarm.org/media/ebooks/rtoc_eng.htm#_ednref92" office:name="_edn92" text:style-name="Internet_20_link" text:visited-style-name="Visited_20_Internet_20_Link"><text:span text:style-name="T4">[92]</text:span></text:a><text:span text:style-name="T5"> Matt 5:13-14</text:span></text:p>
      </text:section>
      <text:section text:style-name="Sect1" text:name="edn93">
        <text:p text:style-name="P6"><text:a xlink:type="simple" xlink:href="http://www.ocarm.org/media/ebooks/rtoc_eng.htm#_ednref93" office:name="_edn93" text:style-name="Internet_20_link" text:visited-style-name="Visited_20_Internet_20_Link"><text:span text:style-name="T4">[93]</text:span></text:a><text:span text:style-name="T5"> See Lk 1:77</text:span></text:p>
      </text:section>
      <text:section text:style-name="Sect1" text:name="edn94">
        <text:p text:style-name="P6"><text:a xlink:type="simple" xlink:href="http://www.ocarm.org/media/ebooks/rtoc_eng.htm#_ednref94" office:name="_edn94" text:style-name="Internet_20_link" text:visited-style-name="Visited_20_Internet_20_Link"><text:span text:style-name="T4">[94]</text:span></text:a><text:span text:style-name="T5"> See</text:span><text:span text:style-name="Emphasis"><text:span text:style-name="T5"> Code of Canon Law (1983)</text:span></text:span><text:span text:style-name="T5">, can. 301, § 3.</text:span></text:p>
      </text:section>
      <text:section text:style-name="Sect1" text:name="edn95">
        <text:p text:style-name="P6"><text:a xlink:type="simple" xlink:href="http://www.ocarm.org/media/ebooks/rtoc_eng.htm#_ednref95" office:name="_edn95" text:style-name="Internet_20_link" text:visited-style-name="Visited_20_Internet_20_Link"><text:span text:style-name="T4">[95]</text:span></text:a><text:span text:style-name="T5"> See</text:span><text:span text:style-name="Emphasis"><text:span text:style-name="T5"> Code</text:span></text:span><text:span text:style-name="T5">, can. 312, § 1, 3º; Pope Nicholas V, in the bull </text:span><text:span text:style-name="Emphasis"><text:span text:style-name="T5">Cum nulla fidelium</text:span></text:span><text:span text:style-name="T5">, 7 October 1452 , edited in </text:span><text:span text:style-name="Emphasis"><text:span text:style-name="T5">Analecta Ordinis Carmelitarum</text:span></text:span><text:span text:style-name="T5"> 17 (1952) 6; Pope Sixtus V in the bull </text:span><text:span text:style-name="Emphasis"><text:span text:style-name="T5">Dum attenta</text:span></text:span><text:span text:style-name="T5">, 28 November 1476.</text:span></text:p>
      </text:section>
      <text:section text:style-name="Sect1" text:name="edn96">
        <text:p text:style-name="P6"><text:a xlink:type="simple" xlink:href="http://www.ocarm.org/media/ebooks/rtoc_eng.htm#_ednref96" office:name="_edn96" text:style-name="Internet_20_link" text:visited-style-name="Visited_20_Internet_20_Link"><text:span text:style-name="T4">[96]</text:span></text:a><text:span text:style-name="T5"> See</text:span><text:span text:style-name="Emphasis"><text:span text:style-name="T5"> Code</text:span></text:span><text:span text:style-name="T5">, can 298 § 1.</text:span></text:p>
      </text:section>
      <text:section text:style-name="Sect1" text:name="edn97">
        <text:p text:style-name="P6"><text:a xlink:type="simple" xlink:href="http://www.ocarm.org/media/ebooks/rtoc_eng.htm#_ednref97" office:name="_edn97" text:style-name="Internet_20_link" text:visited-style-name="Visited_20_Internet_20_Link"><text:span text:style-name="T4">[97]</text:span></text:a><text:span text:style-name="T5"> See</text:span><text:span text:style-name="Emphasis"><text:span text:style-name="T5"> Code</text:span></text:span><text:span text:style-name="T5">, can. 303. See above note 16.</text:span></text:p>
      </text:section>
      <text:section text:style-name="Sect1" text:name="edn98">
        <text:p text:style-name="P6"><text:a xlink:type="simple" xlink:href="http://www.ocarm.org/media/ebooks/rtoc_eng.htm#_ednref98" office:name="_edn98" text:style-name="Internet_20_link" text:visited-style-name="Visited_20_Internet_20_Link"><text:span text:style-name="T4">[98]</text:span></text:a><text:span text:style-name="T5"> See </text:span><text:span text:style-name="Emphasis"><text:span text:style-name="T5">Constitutions 1995</text:span></text:span><text:span text:style-name="T5">, n. 109</text:span></text:p>
      </text:section>
      <text:section text:style-name="Sect1" text:name="edn99">
        <text:p text:style-name="P6"><text:a xlink:type="simple" xlink:href="http://www.ocarm.org/media/ebooks/rtoc_eng.htm#_ednref99" office:name="_edn99" text:style-name="Internet_20_link" text:visited-style-name="Visited_20_Internet_20_Link"><text:span text:style-name="T4">[99]</text:span></text:a><text:span text:style-name="T5"> See </text:span><text:span text:style-name="Emphasis"><text:span text:style-name="T5">idem</text:span></text:span><text:span text:style-name="T5">, n. 28</text:span></text:p>
      </text:section>
      <text:section text:style-name="Sect1" text:name="edn100">
        <text:p text:style-name="P6"><text:a xlink:type="simple" xlink:href="http://www.ocarm.org/media/ebooks/rtoc_eng.htm#_ednref100" office:name="_edn100" text:style-name="Internet_20_link" text:visited-style-name="Visited_20_Internet_20_Link"><text:span text:style-name="T4">[100]</text:span></text:a><text:span text:style-name="T5"> See </text:span><text:span text:style-name="Emphasis"><text:span text:style-name="T5">idem</text:span></text:span><text:span text:style-name="T5">, n. 275</text:span></text:p>
      </text:section>
      <text:section text:style-name="Sect1" text:name="edn101">
        <text:p text:style-name="P6"><text:a xlink:type="simple" xlink:href="http://www.ocarm.org/media/ebooks/rtoc_eng.htm#_ednref101" office:name="_edn101" text:style-name="Internet_20_link" text:visited-style-name="Visited_20_Internet_20_Link"><text:span text:style-name="T4">[101]</text:span></text:a><text:span text:style-name="T5"> See </text:span><text:span text:style-name="Emphasis"><text:span text:style-name="T5">idem</text:span></text:span><text:span text:style-name="T5">, n. 109<text:line-break/></text:span><text:a xlink:type="simple" xlink:href="http://www.ocarm.org/media/ebooks/rtoc_eng.htm#_ednref102" office:name="_edn102" text:style-name="Internet_20_link" text:visited-style-name="Visited_20_Internet_20_Link"><text:span text:style-name="T4">[102]</text:span></text:a><text:span text:style-name="T5"> See</text:span><text:span text:style-name="Emphasis"><text:span text:style-name="T5"> Code</text:span></text:span><text:span text:style-name="T5">, can. 303</text:span></text:p>
      </text:section>
      <text:section text:style-name="Sect1" text:name="edn103">
        <text:p text:style-name="P6"><text:a xlink:type="simple" xlink:href="http://www.ocarm.org/media/ebooks/rtoc_eng.htm#_ednref103" office:name="_edn103" text:style-name="Internet_20_link" text:visited-style-name="Visited_20_Internet_20_Link"><text:span text:style-name="T4">[103]</text:span></text:a><text:span text:style-name="T5"> See</text:span><text:span text:style-name="Emphasis"><text:span text:style-name="T5"> Code</text:span></text:span><text:span text:style-name="T5">, can. 312, § 2</text:span></text:p>
      </text:section>
      <text:section text:style-name="Sect1" text:name="edn104">
        <text:p text:style-name="P6"><text:a xlink:type="simple" xlink:href="http://www.ocarm.org/media/ebooks/rtoc_eng.htm#_ednref104" office:name="_edn104" text:style-name="Internet_20_link" text:visited-style-name="Visited_20_Internet_20_Link"><text:span text:style-name="T4">[104]</text:span></text:a><text:span text:style-name="T5"> See </text:span><text:span text:style-name="Emphasis"><text:span text:style-name="T5">Constitutions 1995</text:span></text:span><text:span text:style-name="T5">, n. 303</text:span></text:p>
      </text:section>
      <text:section text:style-name="Sect1" text:name="edn105">
        <text:p text:style-name="P6"><text:a xlink:type="simple" xlink:href="http://www.ocarm.org/media/ebooks/rtoc_eng.htm#_ednref105" office:name="_edn105" text:style-name="Internet_20_link" text:visited-style-name="Visited_20_Internet_20_Link"><text:span text:style-name="T4">[105]</text:span></text:a><text:span text:style-name="T5"> See </text:span><text:span text:style-name="Emphasis"><text:span text:style-name="T5">idem</text:span></text:span><text:span text:style-name="T5">, n. 109</text:span></text:p>
      </text:section>
      <text:section text:style-name="Sect1" text:name="edn106">
        <text:p text:style-name="P6"><text:a xlink:type="simple" xlink:href="http://www.ocarm.org/media/ebooks/rtoc_eng.htm#_ednref106" office:name="_edn106" text:style-name="Internet_20_link" text:visited-style-name="Visited_20_Internet_20_Link"><text:span text:style-name="T4">[106]</text:span></text:a><text:span text:style-name="T5"> See</text:span><text:span text:style-name="Emphasis"><text:span text:style-name="T5"> Code</text:span></text:span><text:span text:style-name="T5">, can. 677, § 2.</text:span></text:p>
      </text:section>
      <text:section text:style-name="Sect1" text:name="edn107">
        <text:p text:style-name="P6"><text:a xlink:type="simple" xlink:href="http://www.ocarm.org/media/ebooks/rtoc_eng.htm#_ednref107" office:name="_edn107" text:style-name="Internet_20_link" text:visited-style-name="Visited_20_Internet_20_Link"><text:span text:style-name="T4">[107]</text:span></text:a><text:span text:style-name="T5"> See </text:span><text:span text:style-name="Emphasis"><text:span text:style-name="T5">idem</text:span></text:span><text:span text:style-name="T5">, can. 311</text:span></text:p>
      </text:section>
      <text:section text:style-name="Sect1" text:name="edn108">
        <text:p text:style-name="P6"><text:a xlink:type="simple" xlink:href="http://www.ocarm.org/media/ebooks/rtoc_eng.htm#_ednref108" office:name="_edn108" text:style-name="Internet_20_link" text:visited-style-name="Visited_20_Internet_20_Link"><text:span text:style-name="T4">[108]</text:span></text:a><text:span text:style-name="T5"> See The Pontifical Council for the Laity, </text:span><text:span text:style-name="Emphasis"><text:span text:style-name="T5">Priests in Associations of the Faithful. Identity andMission</text:span></text:span></text:p>
      </text:section>
      <text:section text:style-name="Sect1" text:name="edn109">
        <text:p text:style-name="P6"><text:a xlink:type="simple" xlink:href="http://www.ocarm.org/media/ebooks/rtoc_eng.htm#_ednref109" office:name="_edn109" text:style-name="Internet_20_link" text:visited-style-name="Visited_20_Internet_20_Link"><text:span text:style-name="T4">[109]</text:span></text:a><text:span text:style-name="T5"> See</text:span><text:span text:style-name="Emphasis"><text:span text:style-name="T5"> Code</text:span></text:span><text:span text:style-name="T5">, can. 317, §§ 1 and 2</text:span></text:p>
      </text:section>
      <text:section text:style-name="Sect1" text:name="edn110">
        <text:p text:style-name="P6"><text:a xlink:type="simple" xlink:href="http://www.ocarm.org/media/ebooks/rtoc_eng.htm#_ednref110" office:name="_edn110" text:style-name="Internet_20_link" text:visited-style-name="Visited_20_Internet_20_Link"><text:span text:style-name="T4">[110]</text:span></text:a><text:span text:style-name="T5"> See Hebrews 2: 4</text:span></text:p>
      </text:section>
      <text:section text:style-name="Sect1" text:name="edn111">
        <text:p text:style-name="P6"><text:a xlink:type="simple" xlink:href="http://www.ocarm.org/media/ebooks/rtoc_eng.htm#_ednref111" office:name="_edn111" text:style-name="Internet_20_link" text:visited-style-name="Visited_20_Internet_20_Link"><text:span text:style-name="T4">[111]</text:span></text:a><text:span text:style-name="T5"> See</text:span><text:span text:style-name="Emphasis"><text:span text:style-name="T5"> Code</text:span></text:span><text:span text:style-name="T5">, can. 317, §§ 1 and 2</text:span></text:p>
      </text:section>
      <text:section text:style-name="Sect1" text:name="edn112">
        <text:p text:style-name="P6"><text:a xlink:type="simple" xlink:href="http://www.ocarm.org/media/ebooks/rtoc_eng.htm#_ednref112" office:name="_edn112" text:style-name="Internet_20_link" text:visited-style-name="Visited_20_Internet_20_Link"><text:span text:style-name="T4">[112]</text:span></text:a><text:span text:style-name="T5"> See</text:span><text:span text:style-name="Emphasis"><text:span text:style-name="T5"> idem</text:span></text:span><text:span text:style-name="T5">, can. 119, n. 1</text:span></text:p>
      </text:section>
      <text:section text:style-name="Sect1" text:name="edn113">
        <text:p text:style-name="P6"><text:a xlink:type="simple" xlink:href="http://www.ocarm.org/media/ebooks/rtoc_eng.htm#_ednref113" office:name="_edn113" text:style-name="Internet_20_link" text:visited-style-name="Visited_20_Internet_20_Link"><text:span text:style-name="T4">[113]</text:span></text:a><text:span text:style-name="T5"> See</text:span><text:span text:style-name="Emphasis"><text:span text:style-name="T5"> idem</text:span></text:span><text:span text:style-name="T5">, can. 318</text:span></text:p>
      </text:section>
      <text:section text:style-name="Sect1" text:name="edn114">
        <text:p text:style-name="P6"><text:a xlink:type="simple" xlink:href="http://www.ocarm.org/media/ebooks/rtoc_eng.htm#_ednref114" office:name="_edn114" text:style-name="Internet_20_link" text:visited-style-name="Visited_20_Internet_20_Link"><text:span text:style-name="T4">[114]</text:span></text:a><text:span text:style-name="T5"> See</text:span><text:span text:style-name="Emphasis"><text:span text:style-name="T5"> idem</text:span></text:span><text:span text:style-name="T5">, can. 318, § 2</text:span></text:p>
      </text:section>
      <text:section text:style-name="Sect1" text:name="edn115">
        <text:p text:style-name="P6"><text:a xlink:type="simple" xlink:href="http://www.ocarm.org/media/ebooks/rtoc_eng.htm#_ednref115" office:name="_edn115" text:style-name="Internet_20_link" text:visited-style-name="Visited_20_Internet_20_Link"><text:span text:style-name="T4">[115]</text:span></text:a><text:span text:style-name="T5"> See</text:span><text:span text:style-name="Emphasis"><text:span text:style-name="T5"> idem</text:span></text:span><text:span text:style-name="T5">, can. 313</text:span></text:p>
      </text:section>
      <text:section text:style-name="Sect1" text:name="edn116">
        <text:p text:style-name="P6"><text:a xlink:type="simple" xlink:href="http://www.ocarm.org/media/ebooks/rtoc_eng.htm#_ednref116" office:name="_edn116" text:style-name="Internet_20_link" text:visited-style-name="Visited_20_Internet_20_Link"><text:span text:style-name="T4">[116]</text:span></text:a><text:span text:style-name="T5"> See</text:span><text:span text:style-name="Emphasis"><text:span text:style-name="T5"> idem</text:span></text:span><text:span text:style-name="T5">, can. 1255</text:span></text:p>
      </text:section>
      <text:section text:style-name="Sect1" text:name="edn117">
        <text:p text:style-name="P6"><text:a xlink:type="simple" xlink:href="http://www.ocarm.org/media/ebooks/rtoc_eng.htm#_ednref117" office:name="_edn117" text:style-name="Internet_20_link" text:visited-style-name="Visited_20_Internet_20_Link"><text:span text:style-name="T4">[117]</text:span></text:a><text:span text:style-name="T5"> See</text:span><text:span text:style-name="Emphasis"><text:span text:style-name="T5"> idem</text:span></text:span><text:span text:style-name="T5">, can. 1257 and 319</text:span></text:p>
      </text:section>
      <text:section text:style-name="Sect1" text:name="edn118">
        <text:p text:style-name="P6"><text:a xlink:type="simple" xlink:href="http://www.ocarm.org/media/ebooks/rtoc_eng.htm#_ednref118" office:name="_edn118" text:style-name="Internet_20_link" text:visited-style-name="Visited_20_Internet_20_Link"><text:span text:style-name="T4">[118]</text:span></text:a><text:span text:style-name="T5"> See</text:span><text:span text:style-name="Emphasis"><text:span text:style-name="T5"> idem</text:span></text:span><text:span text:style-name="T5">, can. 1291 and 1292</text:span></text:p>
      </text:section>
      <text:section text:style-name="Sect1" text:name="edn119">
        <text:p text:style-name="P6"><text:a xlink:type="simple" xlink:href="http://www.ocarm.org/media/ebooks/rtoc_eng.htm#_ednref119" office:name="_edn119" text:style-name="Internet_20_link" text:visited-style-name="Visited_20_Internet_20_Link"><text:span text:style-name="T4">[119]</text:span></text:a><text:span text:style-name="T5"> See</text:span><text:span text:style-name="Emphasis"><text:span text:style-name="T5"> idem</text:span></text:span><text:span text:style-name="T5">, can. 120 and 320</text:span></text:p>
      </text:section>
      <text:section text:style-name="Sect1" text:name="edn120">
        <text:p text:style-name="P6"><text:a xlink:type="simple" xlink:href="http://www.ocarm.org/media/ebooks/rtoc_eng.htm#_ednref120" office:name="_edn120" text:style-name="Internet_20_link" text:visited-style-name="Visited_20_Internet_20_Link"><text:span text:style-name="T4">[120]</text:span></text:a><text:span text:style-name="T5"> See</text:span><text:span text:style-name="Emphasis"><text:span text:style-name="T5"> idem,</text:span></text:span><text:span text:style-name="T5"> can. 123</text:span></text:p>
      </text:section>
      <text:section text:style-name="Sect1" text:name="edn121">
        <text:p text:style-name="P6"><text:a xlink:type="simple" xlink:href="http://www.ocarm.org/media/ebooks/rtoc_eng.htm#_ednref121" office:name="_edn121" text:style-name="Internet_20_link" text:visited-style-name="Visited_20_Internet_20_Link"><text:soft-page-break/><text:span text:style-name="T4">[121]</text:span></text:a><text:span text:style-name="T5"> See</text:span><text:span text:style-name="Emphasis"><text:span text:style-name="T5"> idem</text:span></text:span><text:span text:style-name="T5">, can. 314</text:span></text:p>
      </text:section>
      <text:section text:style-name="Sect1" text:name="edn122">
        <text:p text:style-name="P6"><text:a xlink:type="simple" xlink:href="http://www.ocarm.org/media/ebooks/rtoc_eng.htm#_ednref122" office:name="_edn122" text:style-name="Internet_20_link" text:visited-style-name="Visited_20_Internet_20_Link"><text:span text:style-name="T4">[122]</text:span></text:a><text:span text:style-name="T5"> </text:span><text:span text:style-name="Emphasis"><text:span text:style-name="T5">Idem</text:span></text:span><text:span text:style-name="T5">, can. 316, § 1</text:span></text:p>
      </text:section>
      <text:section text:style-name="Sect1" text:name="edn123">
        <text:p text:style-name="P6"><text:a xlink:type="simple" xlink:href="http://www.ocarm.org/media/ebooks/rtoc_eng.htm#_ednref123" office:name="_edn123" text:style-name="Internet_20_link" text:visited-style-name="Visited_20_Internet_20_Link"><text:span text:style-name="T4">[123]</text:span></text:a><text:span text:style-name="T5"> See</text:span><text:span text:style-name="Emphasis"><text:span text:style-name="T5"> idem</text:span></text:span><text:span text:style-name="T5">, can. 307, § 2</text:span></text:p>
      </text:section>
      <text:section text:style-name="Sect1" text:name="edn124">
        <text:p text:style-name="P6"><text:a xlink:type="simple" xlink:href="http://www.ocarm.org/media/ebooks/rtoc_eng.htm#_ednref124" office:name="_edn124" text:style-name="Internet_20_link" text:visited-style-name="Visited_20_Internet_20_Link"><text:span text:style-name="T4">[124]</text:span></text:a><text:span text:style-name="T5"> See</text:span><text:span text:style-name="Emphasis"><text:span text:style-name="T5"> idem</text:span></text:span><text:span text:style-name="T5">, can. 266, § 2</text:span></text:p>
      </text:section>
      <text:section text:style-name="Sect1" text:name="edn125">
        <text:p text:style-name="P6"><text:a xlink:type="simple" xlink:href="http://www.ocarm.org/media/ebooks/rtoc_eng.htm#_ednref125" office:name="_edn125" text:style-name="Internet_20_link" text:visited-style-name="Visited_20_Internet_20_Link"><text:span text:style-name="T4">[125]</text:span></text:a><text:span text:style-name="T5"> See</text:span><text:span text:style-name="Emphasis"><text:span text:style-name="T5"> idem</text:span></text:span><text:span text:style-name="T5">, can. 298, § 1</text:span></text:p>
      </text:section>
      <text:section text:style-name="Sect1" text:name="edn126">
        <text:p text:style-name="P6"><text:a xlink:type="simple" xlink:href="http://www.ocarm.org/media/ebooks/rtoc_eng.htm#_ednref126" office:name="_edn126" text:style-name="Internet_20_link" text:visited-style-name="Visited_20_Internet_20_Link"><text:span text:style-name="T4">[126]</text:span></text:a><text:span text:style-name="T5"> See </text:span><text:span text:style-name="Emphasis"><text:span text:style-name="T5">idem</text:span></text:span><text:span text:style-name="T5">, can. 308 and 316, § 2</text:span></text:p>
      </text:section>
      <text:section text:style-name="Sect1" text:name="edn127">
        <text:p text:style-name="P6"><text:a xlink:type="simple" xlink:href="http://www.ocarm.org/media/ebooks/rtoc_eng.htm#_ednref127" office:name="_edn127" text:style-name="Internet_20_link" text:visited-style-name="Visited_20_Internet_20_Link"><text:span text:style-name="T4">[127]</text:span></text:a><text:span text:style-name="T5"> See Heb 9:27; </text:span><text:span text:style-name="Emphasis"><text:span text:style-name="T5">Lumen gentium </text:span></text:span><text:span text:style-name="T5">n. 48</text:span></text:p>
      </text:section>
      <text:section text:style-name="Sect1" text:name="edn128">
        <text:p text:style-name="P6"><text:a xlink:type="simple" xlink:href="http://www.ocarm.org/media/ebooks/rtoc_eng.htm#_ednref128" office:name="_edn128" text:style-name="Internet_20_link" text:visited-style-name="Visited_20_Internet_20_Link"><text:span text:style-name="T4">[128]</text:span></text:a><text:span text:style-name="T5"> See Philip 3:20</text:span></text:p>
      </text:section>
      <text:section text:style-name="Sect1" text:name="edn129">
        <text:p text:style-name="P6"><text:a xlink:type="simple" xlink:href="http://www.ocarm.org/media/ebooks/rtoc_eng.htm#_ednref129" office:name="_edn129" text:style-name="Internet_20_link" text:visited-style-name="Visited_20_Internet_20_Link"><text:span text:style-name="T4">[129]</text:span></text:a><text:span text:style-name="T5"> See Eph 3:17-19</text:span></text:p>
      </text:section>
      <text:section text:style-name="Sect1" text:name="edn130">
        <text:p text:style-name="P6"><text:a xlink:type="simple" xlink:href="http://www.ocarm.org/media/ebooks/rtoc_eng.htm#_ednref130" office:name="_edn130" text:style-name="Internet_20_link" text:visited-style-name="Visited_20_Internet_20_Link"><text:span text:style-name="T4">[130]</text:span></text:a><text:span text:style-name="T5"> See Jn 14:2-3; Heb 4:11</text:span></text:p>
      </text:section>
      <text:section text:style-name="Sect1" text:name="edn131">
        <text:p text:style-name="P6"><text:a xlink:type="simple" xlink:href="http://www.ocarm.org/media/ebooks/rtoc_eng.htm#_ednref131" office:name="_edn131" text:style-name="Internet_20_link" text:visited-style-name="Visited_20_Internet_20_Link"><text:span text:style-name="T4">[131]</text:span></text:a><text:span text:style-name="T5"> St. John of the Cross, </text:span><text:span text:style-name="Emphasis"><text:span text:style-name="T5">Words of Light and Love. Advice and decisions, </text:span></text:span><text:span text:style-name="T5">59</text:span></text:p>
      </text:section>
      <text:p text:style-name="P6"><text:a xlink:type="simple" xlink:href="http://www.ocarm.org/media/ebooks/rtoc_eng.htm#_ednref132" office:name="_edn132" text:style-name="Internet_20_link" text:visited-style-name="Visited_20_Internet_20_Link"><text:span text:style-name="T4">[132]</text:span></text:a><text:span text:style-name="T5"> See Matt 25: 23</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alatino" svg:font-family="Palatino, Georgia, Baskerville,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7T19:34:13.694427613</meta:creation-date>
    <dc:date>2025-06-27T19:34:46.832812394</dc:date>
    <meta:editing-duration>PT34S</meta:editing-duration>
    <meta:editing-cycles>1</meta:editing-cycles>
    <meta:document-statistic meta:table-count="0" meta:image-count="0" meta:object-count="0" meta:page-count="25" meta:paragraph-count="232" meta:word-count="11721" meta:character-count="67740" meta:non-whitespace-character-count="56198"/>
    <meta:generator>LibreOffice/25.2.4.3$Linux_X86_64 LibreOffice_project/520$Build-3</meta:generator>
  </office:meta>
</office:document-meta>
</file>